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 Math1" svg:font-family="'Cambria Math'"/>
    <style:font-face style:name="Cambria Math" svg:font-family="'Cambria Math'" style:font-pitch="variable"/>
    <style:font-face style:name="Droid Sans1" svg:font-family="'Droid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404040" draw:marker-end="EndMarker_5f_1" draw:marker-end-width="0.344cm" svg:stroke-opacity="100%" draw:stroke-linejoin="round" draw:fill="none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="none" draw:textarea-vertical-align="middle" fo:min-height="0.74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gradient" draw:fill-gradient-name="Gradient_5f_1" draw:shadow="visible" draw:shadow-offset-x="0.051cm" draw:shadow-offset-y="0.051cm" draw:shadow-color="#cdcdcd" draw:shadow-opacity="50%"/>
    </style:style>
    <style:style style:name="gr4" style:family="graphic" style:parent-style-name="standard">
      <style:graphic-properties draw:stroke="solid" svg:stroke-width="0.009cm" svg:stroke-color="#404040" svg:stroke-opacity="100%" draw:stroke-linejoin="round" draw:fill="none" fo:padding-top="0.129cm" fo:padding-bottom="0.129cm" fo:padding-left="0.254cm" fo:padding-right="0.254cm"/>
    </style:style>
    <style:style style:name="gr5" style:family="graphic" style:parent-style-name="standard">
      <style:graphic-properties draw:stroke="none" draw:fill="none" draw:textarea-vertical-align="middle" fo:min-height="1.021cm" fo:padding-top="0.071cm" fo:padding-bottom="0.071cm" fo:padding-left="0.071cm" fo:padding-right="0.071cm"/>
    </style:style>
    <style:style style:name="gr6" style:family="graphic" style:parent-style-name="standard">
      <style:graphic-properties draw:stroke="solid" svg:stroke-width="0.035cm" svg:stroke-color="#404040" draw:marker-end="EndMarker_5f_2" draw:marker-end-width="0.344cm" svg:stroke-opacity="100%" draw:stroke-linejoin="round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gradient" draw:fill-gradient-name="Gradient_5f_2" draw:shadow="visible" draw:shadow-offset-x="0.051cm" draw:shadow-offset-y="0.051cm" draw:shadow-color="#cdcdcd" draw:shadow-opacity="50%"/>
    </style:style>
    <style:style style:name="gr8" style:family="graphic" style:parent-style-name="standard">
      <style:graphic-properties draw:stroke="none" draw:fill="none" draw:textarea-vertical-align="middle" fo:min-height="1.011cm" fo:padding-top="0.071cm" fo:padding-bottom="0.071cm" fo:padding-left="0.071cm" fo:padding-right="0.071cm"/>
    </style:style>
    <style:style style:name="gr9" style:family="graphic" style:parent-style-name="standard">
      <style:graphic-properties draw:stroke="solid" svg:stroke-width="0.035cm" svg:stroke-color="#404040" draw:marker-end="EndMarker_5f_3" draw:marker-end-width="0.344cm" svg:stroke-opacity="100%" draw:stroke-linejoin="round" draw:fill="none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404040" draw:marker-end="EndMarker_5f_4" draw:marker-end-width="0.344cm" svg:stroke-opacity="100%" draw:stroke-linejoin="round" draw:fill="none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="none" draw:textarea-vertical-align="middle" fo:min-height="0.741cm" fo:padding-top="0.141cm" fo:padding-bottom="0.141cm" fo:padding-left="0.141cm" fo:padding-right="0.141cm"/>
    </style:style>
    <style:style style:name="gr12" style:family="graphic" style:parent-style-name="standard">
      <style:graphic-properties draw:stroke="solid" svg:stroke-width="0.035cm" svg:stroke-color="#404040" draw:marker-end="EndMarker_5f_5" draw:marker-end-width="0.344cm" svg:stroke-opacity="100%" draw:stroke-linejoin="round" draw:fill="non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="gradient" draw:fill-gradient-name="Gradient_5f_3" draw:shadow="visible" draw:shadow-offset-x="0.051cm" draw:shadow-offset-y="0.051cm" draw:shadow-color="#cdcdcd" draw:shadow-opacity="50%"/>
    </style:style>
    <style:style style:name="gr14" style:family="graphic" style:parent-style-name="standard">
      <style:graphic-properties draw:stroke="none" draw:fill="none" draw:textarea-vertical-align="middle" fo:min-height="2.328cm" fo:padding-top="0.071cm" fo:padding-bottom="0.071cm" fo:padding-left="0.071cm" fo:padding-right="0.071cm"/>
    </style:style>
    <style:style style:name="gr15" style:family="graphic" style:parent-style-name="standard">
      <style:graphic-properties draw:stroke="solid" svg:stroke-width="0.035cm" svg:stroke-color="#404040" draw:marker-end="EndMarker_5f_6" draw:marker-end-width="0.344cm" svg:stroke-opacity="100%" draw:stroke-linejoin="round" draw:fill="non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="gradient" draw:fill-gradient-name="Gradient_5f_4" draw:shadow="visible" draw:shadow-offset-x="0.051cm" draw:shadow-offset-y="0.051cm" draw:shadow-color="#cdcdcd" draw:shadow-opacity="50%"/>
    </style:style>
    <style:style style:name="gr17" style:family="graphic" style:parent-style-name="standard">
      <style:graphic-properties draw:stroke="none" draw:fill="none" draw:textarea-vertical-align="middle" fo:min-height="1.073cm" fo:padding-top="0.071cm" fo:padding-bottom="0.071cm" fo:padding-left="0.071cm" fo:padding-right="0.071cm"/>
    </style:style>
    <style:style style:name="gr18" style:family="graphic" style:parent-style-name="standard">
      <style:graphic-properties draw:stroke="solid" svg:stroke-width="0.035cm" svg:stroke-color="#404040" draw:marker-end="EndMarker_5f_7" draw:marker-end-width="0.344cm" svg:stroke-opacity="100%" draw:stroke-linejoin="round" draw:fill="none" fo:padding-top="0.142cm" fo:padding-bottom="0.142cm" fo:padding-left="0.267cm" fo:padding-right="0.267cm"/>
    </style:style>
    <style:style style:name="gr19" style:family="graphic" style:parent-style-name="standard">
      <style:graphic-properties draw:stroke="none" draw:fill="gradient" draw:fill-gradient-name="Gradient_5f_5" draw:shadow="visible" draw:shadow-offset-x="0.051cm" draw:shadow-offset-y="0.051cm" draw:shadow-color="#cdcdcd" draw:shadow-opacity="50%"/>
    </style:style>
    <style:style style:name="gr20" style:family="graphic" style:parent-style-name="standard">
      <style:graphic-properties draw:stroke="none" draw:fill="none" draw:textarea-vertical-align="middle" fo:min-height="1.072cm" fo:padding-top="0.071cm" fo:padding-bottom="0.071cm" fo:padding-left="0.071cm" fo:padding-right="0.071cm"/>
    </style:style>
    <style:style style:name="gr21" style:family="graphic" style:parent-style-name="standard">
      <style:graphic-properties draw:stroke="solid" svg:stroke-width="0.035cm" svg:stroke-color="#404040" draw:marker-end="EndMarker_5f_8" draw:marker-end-width="0.344cm" svg:stroke-opacity="100%" draw:stroke-linejoin="round" draw:fill="none" fo:padding-top="0.142cm" fo:padding-bottom="0.142cm" fo:padding-left="0.267cm" fo:padding-right="0.267cm"/>
    </style:style>
    <style:style style:name="gr22" style:family="graphic" style:parent-style-name="standard">
      <style:graphic-properties draw:stroke="none" draw:fill="gradient" draw:fill-gradient-name="Gradient_5f_6" draw:shadow="visible" draw:shadow-offset-x="0.051cm" draw:shadow-offset-y="0.051cm" draw:shadow-color="#cdcdcd" draw:shadow-opacity="50%"/>
    </style:style>
    <style:style style:name="gr23" style:family="graphic" style:parent-style-name="standard">
      <style:graphic-properties draw:stroke="solid" svg:stroke-width="0.035cm" svg:stroke-color="#404040" draw:marker-end="EndMarker_5f_9" draw:marker-end-width="0.344cm" svg:stroke-opacity="100%" draw:stroke-linejoin="round" draw:fill="none" fo:padding-top="0.142cm" fo:padding-bottom="0.142cm" fo:padding-left="0.267cm" fo:padding-right="0.267cm"/>
    </style:style>
    <style:style style:name="gr24" style:family="graphic" style:parent-style-name="standard">
      <style:graphic-properties draw:stroke="none" draw:fill="gradient" draw:fill-gradient-name="Gradient_5f_7" draw:shadow="visible" draw:shadow-offset-x="0.051cm" draw:shadow-offset-y="0.051cm" draw:shadow-color="#cdcdcd" draw:shadow-opacity="50%"/>
    </style:style>
    <style:style style:name="gr25" style:family="graphic" style:parent-style-name="standard">
      <style:graphic-properties draw:stroke="none" draw:fill="none" draw:textarea-vertical-align="middle" fo:min-height="1.308cm" fo:padding-top="0.071cm" fo:padding-bottom="0.071cm" fo:padding-left="0.071cm" fo:padding-right="0.071cm"/>
    </style:style>
    <style:style style:name="gr26" style:family="graphic" style:parent-style-name="standard">
      <style:graphic-properties draw:stroke="none" draw:fill="gradient" draw:fill-gradient-name="Gradient_5f_8" draw:shadow="visible" draw:shadow-offset-x="0.051cm" draw:shadow-offset-y="0.051cm" draw:shadow-color="#cdcdcd" draw:shadow-opacity="50%"/>
    </style:style>
    <style:style style:name="gr27" style:family="graphic" style:parent-style-name="standard">
      <style:graphic-properties draw:stroke="none" draw:fill="none" draw:textarea-vertical-align="middle" fo:min-height="1.307cm" fo:padding-top="0.071cm" fo:padding-bottom="0.071cm" fo:padding-left="0.071cm" fo:padding-right="0.071cm"/>
    </style:style>
    <style:style style:name="gr28" style:family="graphic" style:parent-style-name="standard">
      <style:graphic-properties draw:stroke="solid" svg:stroke-width="0.035cm" svg:stroke-color="#404040" draw:marker-end="EndMarker_5f_10" draw:marker-end-width="0.344cm" svg:stroke-opacity="100%" draw:stroke-linejoin="round" draw:fill="none" fo:padding-top="0.142cm" fo:padding-bottom="0.142cm" fo:padding-left="0.267cm" fo:padding-right="0.267cm"/>
    </style:style>
    <style:style style:name="gr29" style:family="graphic" style:parent-style-name="standard">
      <style:graphic-properties draw:stroke="none" draw:fill="gradient" draw:fill-gradient-name="Gradient_5f_9" draw:shadow="visible" draw:shadow-offset-x="0.051cm" draw:shadow-offset-y="0.051cm" draw:shadow-color="#cdcdcd" draw:shadow-opacity="50%"/>
    </style:style>
    <style:style style:name="gr30" style:family="graphic" style:parent-style-name="standard">
      <style:graphic-properties draw:stroke="solid" svg:stroke-width="0.035cm" svg:stroke-color="#404040" draw:marker-end="EndMarker_5f_11" draw:marker-end-width="0.344cm" svg:stroke-opacity="100%" draw:stroke-linejoin="round" draw:fill="none" fo:padding-top="0.142cm" fo:padding-bottom="0.142cm" fo:padding-left="0.267cm" fo:padding-right="0.267cm"/>
    </style:style>
    <style:style style:name="gr31" style:family="graphic" style:parent-style-name="standard">
      <style:graphic-properties draw:stroke="none" draw:fill="gradient" draw:fill-gradient-name="Gradient_5f_10" draw:shadow="visible" draw:shadow-offset-x="0.051cm" draw:shadow-offset-y="0.051cm" draw:shadow-color="#cdcdcd" draw:shadow-opacity="50%"/>
    </style:style>
    <style:style style:name="gr32" style:family="graphic" style:parent-style-name="standard">
      <style:graphic-properties draw:stroke="solid" svg:stroke-width="0.035cm" svg:stroke-color="#404040" draw:marker-end="EndMarker_5f_12" draw:marker-end-width="0.344cm" svg:stroke-opacity="100%" draw:stroke-linejoin="round" draw:fill="none" fo:padding-top="0.142cm" fo:padding-bottom="0.142cm" fo:padding-left="0.267cm" fo:padding-right="0.267cm"/>
    </style:style>
    <style:style style:name="gr33" style:family="graphic" style:parent-style-name="standard">
      <style:graphic-properties draw:stroke="solid" svg:stroke-width="0.035cm" svg:stroke-color="#404040" draw:marker-end="EndMarker_5f_13" draw:marker-end-width="0.344cm" svg:stroke-opacity="100%" draw:stroke-linejoin="round" draw:fill="none" fo:padding-top="0.142cm" fo:padding-bottom="0.142cm" fo:padding-left="0.267cm" fo:padding-right="0.267cm"/>
    </style:style>
    <style:style style:name="gr34" style:family="graphic" style:parent-style-name="standard">
      <style:graphic-properties draw:stroke="none" draw:fill="gradient" draw:fill-gradient-name="Gradient_5f_11" draw:shadow="visible" draw:shadow-offset-x="0.051cm" draw:shadow-offset-y="0.051cm" draw:shadow-color="#cdcdcd" draw:shadow-opacity="50%"/>
    </style:style>
    <style:style style:name="gr35" style:family="graphic" style:parent-style-name="standard">
      <style:graphic-properties draw:stroke="none" draw:fill="none" draw:textarea-vertical-align="middle" fo:min-height="1.7cm" fo:padding-top="0.071cm" fo:padding-bottom="0.071cm" fo:padding-left="0.071cm" fo:padding-right="0.071cm"/>
    </style:style>
    <style:style style:name="gr36" style:family="graphic" style:parent-style-name="standard">
      <style:graphic-properties draw:stroke="solid" svg:stroke-width="0.035cm" svg:stroke-color="#404040" draw:marker-end="EndMarker_5f_14" draw:marker-end-width="0.344cm" svg:stroke-opacity="100%" draw:stroke-linejoin="round" draw:fill="none" fo:padding-top="0.142cm" fo:padding-bottom="0.142cm" fo:padding-left="0.267cm" fo:padding-right="0.267cm"/>
    </style:style>
    <style:style style:name="gr37" style:family="graphic" style:parent-style-name="standard">
      <style:graphic-properties draw:stroke="none" draw:fill="gradient" draw:fill-gradient-name="Gradient_5f_12" draw:shadow="visible" draw:shadow-offset-x="0.051cm" draw:shadow-offset-y="0.051cm" draw:shadow-color="#cdcdcd" draw:shadow-opacity="50%"/>
    </style:style>
    <style:style style:name="gr38" style:family="graphic" style:parent-style-name="standard">
      <style:graphic-properties draw:stroke="none" draw:fill="none" draw:textarea-vertical-align="middle" fo:min-height="0.937cm" fo:padding-top="0.071cm" fo:padding-bottom="0.071cm" fo:padding-left="0.071cm" fo:padding-right="0.071cm"/>
    </style:style>
    <style:style style:name="gr39" style:family="graphic" style:parent-style-name="standard">
      <style:graphic-properties draw:stroke="solid" svg:stroke-width="0.035cm" svg:stroke-color="#404040" draw:marker-end="EndMarker_5f_15" draw:marker-end-width="0.344cm" svg:stroke-opacity="100%" draw:stroke-linejoin="round" draw:fill="none" fo:padding-top="0.142cm" fo:padding-bottom="0.142cm" fo:padding-left="0.267cm" fo:padding-right="0.267cm"/>
    </style:style>
    <style:style style:name="gr40" style:family="graphic" style:parent-style-name="standard">
      <style:graphic-properties draw:stroke="none" draw:fill="gradient" draw:fill-gradient-name="Gradient_5f_13" draw:shadow="visible" draw:shadow-offset-x="0.051cm" draw:shadow-offset-y="0.051cm" draw:shadow-color="#cdcdcd" draw:shadow-opacity="50%"/>
    </style:style>
    <style:style style:name="gr41" style:family="graphic" style:parent-style-name="standard">
      <style:graphic-properties draw:stroke="none" draw:fill="none" draw:textarea-vertical-align="middle" fo:min-height="0.734cm" fo:padding-top="0.071cm" fo:padding-bottom="0.071cm" fo:padding-left="0.071cm" fo:padding-right="0.071cm"/>
    </style:style>
    <style:style style:name="gr42" style:family="graphic" style:parent-style-name="standard">
      <style:graphic-properties draw:stroke="solid" svg:stroke-width="0.035cm" svg:stroke-color="#404040" draw:marker-end="EndMarker_5f_16" draw:marker-end-width="0.344cm" svg:stroke-opacity="100%" draw:stroke-linejoin="round" draw:fill="none" fo:padding-top="0.142cm" fo:padding-bottom="0.142cm" fo:padding-left="0.267cm" fo:padding-right="0.267cm"/>
    </style:style>
    <style:style style:name="gr43" style:family="graphic" style:parent-style-name="standard">
      <style:graphic-properties draw:stroke="none" draw:fill="gradient" draw:fill-gradient-name="Gradient_5f_14" draw:shadow="visible" draw:shadow-offset-x="0.051cm" draw:shadow-offset-y="0.051cm" draw:shadow-color="#cdcdcd" draw:shadow-opacity="50%"/>
    </style:style>
    <style:style style:name="gr44" style:family="graphic" style:parent-style-name="standard">
      <style:graphic-properties draw:stroke="none" draw:fill="none" draw:textarea-vertical-align="middle" fo:min-height="0.85cm" fo:padding-top="0.071cm" fo:padding-bottom="0.071cm" fo:padding-left="0.071cm" fo:padding-right="0.071cm"/>
    </style:style>
    <style:style style:name="gr45" style:family="graphic" style:parent-style-name="standard">
      <style:graphic-properties draw:stroke="solid" svg:stroke-width="0.035cm" svg:stroke-color="#404040" draw:marker-end="EndMarker_5f_17" draw:marker-end-width="0.344cm" svg:stroke-opacity="100%" draw:stroke-linejoin="round" draw:fill="none" fo:padding-top="0.142cm" fo:padding-bottom="0.142cm" fo:padding-left="0.267cm" fo:padding-right="0.267cm"/>
    </style:style>
    <style:style style:name="gr46" style:family="graphic" style:parent-style-name="standard">
      <style:graphic-properties draw:stroke="solid" svg:stroke-width="0.035cm" svg:stroke-color="#404040" draw:marker-end="EndMarker_5f_18" draw:marker-end-width="0.344cm" svg:stroke-opacity="100%" draw:stroke-linejoin="round" draw:fill="none" fo:padding-top="0.142cm" fo:padding-bottom="0.142cm" fo:padding-left="0.267cm" fo:padding-right="0.267cm"/>
    </style:style>
    <style:style style:name="gr47" style:family="graphic" style:parent-style-name="standard">
      <style:graphic-properties draw:stroke="solid" svg:stroke-width="0.035cm" svg:stroke-color="#404040" draw:marker-end="EndMarker_5f_19" draw:marker-end-width="0.344cm" svg:stroke-opacity="100%" draw:stroke-linejoin="round" draw:fill="none" fo:padding-top="0.142cm" fo:padding-bottom="0.142cm" fo:padding-left="0.267cm" fo:padding-right="0.267cm"/>
    </style:style>
    <style:style style:name="gr48" style:family="graphic" style:parent-style-name="standard">
      <style:graphic-properties draw:stroke="none" draw:fill="none" draw:textarea-vertical-align="middle" fo:min-height="1.247cm" fo:padding-top="0.141cm" fo:padding-bottom="0.141cm" fo:padding-left="0.141cm" fo:padding-right="0.141cm"/>
    </style:style>
    <style:style style:name="gr49" style:family="graphic" style:parent-style-name="standard">
      <style:graphic-properties draw:stroke="solid" svg:stroke-width="0.035cm" svg:stroke-color="#404040" draw:marker-end="EndMarker_5f_20" draw:marker-end-width="0.344cm" svg:stroke-opacity="100%" draw:stroke-linejoin="round" draw:fill="none" fo:padding-top="0.142cm" fo:padding-bottom="0.142cm" fo:padding-left="0.267cm" fo:padding-right="0.267cm"/>
    </style:style>
    <style:style style:name="gr50" style:family="graphic" style:parent-style-name="standard">
      <style:graphic-properties draw:stroke="none" draw:fill="gradient" draw:fill-gradient-name="Gradient_5f_17" draw:shadow="visible" draw:shadow-offset-x="0.051cm" draw:shadow-offset-y="0.051cm" draw:shadow-color="#cdcdcd" draw:shadow-opacity="50%"/>
    </style:style>
    <style:style style:name="gr51" style:family="graphic" style:parent-style-name="standard">
      <style:graphic-properties draw:stroke="none" draw:fill="none" draw:textarea-vertical-align="middle" fo:min-height="0.683cm" fo:padding-top="0.071cm" fo:padding-bottom="0.071cm" fo:padding-left="0.071cm" fo:padding-right="0.071cm"/>
    </style:style>
    <style:style style:name="gr52" style:family="graphic" style:parent-style-name="standard">
      <style:graphic-properties draw:stroke="solid" svg:stroke-width="0.035cm" svg:stroke-color="#404040" draw:marker-end="EndMarker_5f_22" draw:marker-end-width="0.344cm" svg:stroke-opacity="100%" draw:stroke-linejoin="round" draw:fill="none" fo:padding-top="0.142cm" fo:padding-bottom="0.142cm" fo:padding-left="0.267cm" fo:padding-right="0.267cm"/>
    </style:style>
    <style:style style:name="gr53" style:family="graphic" style:parent-style-name="standard">
      <style:graphic-properties draw:stroke="solid" svg:stroke-width="0.035cm" svg:stroke-color="#404040" draw:marker-end="EndMarker_5f_23" draw:marker-end-width="0.344cm" svg:stroke-opacity="100%" draw:stroke-linejoin="round" draw:fill="none" fo:padding-top="0.142cm" fo:padding-bottom="0.142cm" fo:padding-left="0.267cm" fo:padding-right="0.267cm"/>
    </style:style>
    <style:style style:name="gr54" style:family="graphic" style:parent-style-name="standard">
      <style:graphic-properties draw:stroke="none" draw:fill="none" draw:textarea-vertical-align="middle" fo:min-height="0.742cm" fo:padding-top="0.141cm" fo:padding-bottom="0.141cm" fo:padding-left="0.141cm" fo:padding-right="0.141cm"/>
    </style:style>
    <style:style style:name="gr55" style:family="graphic" style:parent-style-name="standard">
      <style:graphic-properties draw:stroke="none" draw:fill="gradient" draw:fill-gradient-name="Gradient_5f_18" draw:shadow="visible" draw:shadow-offset-x="0.051cm" draw:shadow-offset-y="0.051cm" draw:shadow-color="#cdcdcd" draw:shadow-opacity="50%"/>
    </style:style>
    <style:style style:name="gr56" style:family="graphic" style:parent-style-name="standard">
      <style:graphic-properties draw:stroke="none" draw:fill="none" draw:textarea-vertical-align="middle" fo:min-height="3.621cm" fo:padding-top="0.071cm" fo:padding-bottom="0.071cm" fo:padding-left="0.071cm" fo:padding-right="0.071cm"/>
    </style:style>
    <style:style style:name="gr57" style:family="graphic" style:parent-style-name="standard">
      <style:graphic-properties draw:stroke="solid" svg:stroke-width="0.035cm" svg:stroke-color="#404040" draw:marker-end="EndMarker_5f_24" draw:marker-end-width="0.344cm" svg:stroke-opacity="100%" draw:stroke-linejoin="round" draw:fill="none" fo:padding-top="0.142cm" fo:padding-bottom="0.142cm" fo:padding-left="0.267cm" fo:padding-right="0.267cm"/>
    </style:style>
    <style:style style:name="gr58" style:family="graphic" style:parent-style-name="standard">
      <style:graphic-properties draw:stroke="solid" svg:stroke-width="0.035cm" svg:stroke-color="#404040" draw:marker-end="EndMarker_5f_25" draw:marker-end-width="0.344cm" svg:stroke-opacity="100%" draw:stroke-linejoin="round" draw:fill="none" fo:padding-top="0.142cm" fo:padding-bottom="0.142cm" fo:padding-left="0.267cm" fo:padding-right="0.267cm"/>
    </style:style>
    <style:style style:name="gr59" style:family="graphic" style:parent-style-name="standard">
      <style:graphic-properties draw:stroke="none" draw:fill="none" draw:textarea-vertical-align="middle" fo:min-height="0.739cm" fo:padding-top="0.141cm" fo:padding-bottom="0.141cm" fo:padding-left="0.141cm" fo:padding-right="0.141cm"/>
    </style:style>
    <style:style style:name="gr60" style:family="graphic" style:parent-style-name="standard">
      <style:graphic-properties draw:stroke="solid" svg:stroke-width="0.035cm" svg:stroke-color="#404040" draw:marker-end="EndMarker_5f_26" draw:marker-end-width="0.344cm" svg:stroke-opacity="100%" draw:stroke-linejoin="round" draw:fill="none" fo:padding-top="0.142cm" fo:padding-bottom="0.142cm" fo:padding-left="0.267cm" fo:padding-right="0.267cm"/>
    </style:style>
    <style:style style:name="gr61" style:family="graphic" style:parent-style-name="standard">
      <style:graphic-properties draw:stroke="solid" svg:stroke-width="0.035cm" svg:stroke-color="#404040" draw:marker-end="EndMarker_5f_27" draw:marker-end-width="0.344cm" svg:stroke-opacity="100%" draw:stroke-linejoin="round" draw:fill="none" fo:padding-top="0.142cm" fo:padding-bottom="0.142cm" fo:padding-left="0.267cm" fo:padding-right="0.267cm"/>
    </style:style>
    <style:style style:name="gr62" style:family="graphic" style:parent-style-name="standard">
      <style:graphic-properties draw:stroke="solid" svg:stroke-width="0.035cm" svg:stroke-color="#404040" draw:marker-end="EndMarker_5f_28" draw:marker-end-width="0.344cm" svg:stroke-opacity="100%" draw:stroke-linejoin="round" draw:fill="none" fo:padding-top="0.142cm" fo:padding-bottom="0.142cm" fo:padding-left="0.267cm" fo:padding-right="0.267cm"/>
    </style:style>
    <style:style style:name="gr63" style:family="graphic" style:parent-style-name="standard">
      <style:graphic-properties draw:stroke="solid" svg:stroke-width="0.035cm" svg:stroke-color="#404040" draw:marker-end="EndMarker_5f_29" draw:marker-end-width="0.344cm" svg:stroke-opacity="100%" draw:stroke-linejoin="round" draw:fill="none" fo:padding-top="0.142cm" fo:padding-bottom="0.142cm" fo:padding-left="0.267cm" fo:padding-right="0.267cm"/>
    </style:style>
    <style:style style:name="gr64" style:family="graphic" style:parent-style-name="standard">
      <style:graphic-properties draw:stroke="solid" svg:stroke-width="0.035cm" svg:stroke-color="#404040" draw:marker-end="EndMarker_5f_30" draw:marker-end-width="0.344cm" svg:stroke-opacity="100%" draw:stroke-linejoin="round" draw:fill="none" fo:padding-top="0.142cm" fo:padding-bottom="0.142cm" fo:padding-left="0.267cm" fo:padding-right="0.267cm"/>
    </style:style>
    <style:style style:name="gr65" style:family="graphic" style:parent-style-name="standard">
      <style:graphic-properties draw:stroke="none" draw:fill="gradient" draw:fill-gradient-name="Gradient_5f_19" draw:shadow="visible" draw:shadow-offset-x="0.051cm" draw:shadow-offset-y="0.051cm" draw:shadow-color="#cdcdcd" draw:shadow-opacity="50%"/>
    </style:style>
    <style:style style:name="gr66" style:family="graphic" style:parent-style-name="standard">
      <style:graphic-properties draw:stroke="none" draw:fill="none" draw:textarea-vertical-align="middle" fo:min-height="0.845cm" fo:padding-top="0.071cm" fo:padding-bottom="0.071cm" fo:padding-left="0.071cm" fo:padding-right="0.071cm"/>
    </style:style>
    <style:style style:name="gr67" style:family="graphic" style:parent-style-name="standard">
      <style:graphic-properties draw:stroke="solid" svg:stroke-width="0.035cm" svg:stroke-color="#404040" draw:marker-end="EndMarker_5f_31" draw:marker-end-width="0.344cm" svg:stroke-opacity="100%" draw:stroke-linejoin="round" draw:fill="none" fo:padding-top="0.142cm" fo:padding-bottom="0.142cm" fo:padding-left="0.267cm" fo:padding-right="0.267cm"/>
    </style:style>
    <style:style style:name="gr68" style:family="graphic" style:parent-style-name="standard">
      <style:graphic-properties draw:stroke="none" draw:fill="solid" draw:fill-color="#eeeeee" draw:shadow="visible" draw:shadow-offset-x="0.051cm" draw:shadow-offset-y="0.051cm" draw:shadow-color="#cdcdcd" draw:shadow-opacity="50%"/>
    </style:style>
    <style:style style:name="gr69" style:family="graphic" style:parent-style-name="standard">
      <style:graphic-properties draw:stroke="solid" svg:stroke-width="0.009cm" svg:stroke-color="#404040" svg:stroke-opacity="100%" draw:stroke-linejoin="round" draw:fill="solid" draw:fill-color="#eeeeee" fo:padding-top="0.129cm" fo:padding-bottom="0.129cm" fo:padding-left="0.254cm" fo:padding-right="0.254cm"/>
    </style:style>
    <style:style style:name="gr70" style:family="graphic" style:parent-style-name="standard">
      <style:graphic-properties draw:stroke="none" draw:fill="solid" draw:fill-color="#eeeeee" draw:textarea-vertical-align="middle" fo:min-height="0.722cm" fo:padding-top="0.071cm" fo:padding-bottom="0.071cm" fo:padding-left="0.071cm" fo:padding-right="0.071cm"/>
    </style:style>
    <style:style style:name="gr71" style:family="graphic" style:parent-style-name="standard">
      <style:graphic-properties draw:stroke="solid" svg:stroke-width="0.035cm" svg:stroke-color="#404040" draw:marker-end="EndMarker_5f_32" draw:marker-end-width="0.344cm" svg:stroke-opacity="100%" draw:stroke-linejoin="round" draw:fill="none" fo:padding-top="0.142cm" fo:padding-bottom="0.142cm" fo:padding-left="0.267cm" fo:padding-right="0.267cm"/>
    </style:style>
    <style:style style:name="gr72" style:family="graphic" style:parent-style-name="standard">
      <style:graphic-properties draw:stroke="solid" svg:stroke-width="0.035cm" svg:stroke-color="#404040" draw:marker-end="EndMarker_5f_33" draw:marker-end-width="0.344cm" svg:stroke-opacity="100%" draw:stroke-linejoin="round" draw:fill="none" fo:padding-top="0.142cm" fo:padding-bottom="0.142cm" fo:padding-left="0.267cm" fo:padding-right="0.267cm"/>
    </style:style>
    <style:style style:name="gr73" style:family="graphic" style:parent-style-name="standard">
      <style:graphic-properties draw:stroke="none" draw:fill="gradient" draw:fill-gradient-name="Gradient_5f_22" draw:shadow="visible" draw:shadow-offset-x="0.051cm" draw:shadow-offset-y="0.051cm" draw:shadow-color="#cdcdcd" draw:shadow-opacity="50%"/>
    </style:style>
    <style:style style:name="gr74" style:family="graphic" style:parent-style-name="standard">
      <style:graphic-properties draw:stroke="none" draw:fill="none" draw:textarea-vertical-align="middle" fo:min-height="7.927cm" fo:padding-top="0.071cm" fo:padding-bottom="0.071cm" fo:padding-left="0.071cm" fo:padding-right="0.071cm"/>
    </style:style>
    <style:style style:name="gr75" style:family="graphic" style:parent-style-name="standard">
      <style:graphic-properties draw:stroke="solid" svg:stroke-width="0.035cm" svg:stroke-color="#404040" draw:marker-end="EndMarker_5f_34" draw:marker-end-width="0.344cm" svg:stroke-opacity="100%" draw:stroke-linejoin="round" draw:fill="none" fo:padding-top="0.142cm" fo:padding-bottom="0.142cm" fo:padding-left="0.267cm" fo:padding-right="0.267cm"/>
    </style:style>
    <style:style style:name="gr76" style:family="graphic" style:parent-style-name="standard">
      <style:graphic-properties draw:stroke="none" draw:fill="gradient" draw:fill-gradient-name="Gradient_5f_23" draw:shadow="visible" draw:shadow-offset-x="0.051cm" draw:shadow-offset-y="0.051cm" draw:shadow-color="#cdcdcd" draw:shadow-opacity="50%"/>
    </style:style>
    <style:style style:name="gr77" style:family="graphic" style:parent-style-name="standard">
      <style:graphic-properties draw:stroke="none" draw:fill="none" draw:textarea-vertical-align="middle" fo:min-height="8.131cm" fo:padding-top="0.071cm" fo:padding-bottom="0.071cm" fo:padding-left="0.071cm" fo:padding-right="0.071cm"/>
    </style:style>
    <style:style style:name="gr78" style:family="graphic" style:parent-style-name="standard">
      <style:graphic-properties draw:stroke="solid" svg:stroke-width="0.035cm" svg:stroke-color="#404040" draw:marker-end="EndMarker_5f_35" draw:marker-end-width="0.344cm" svg:stroke-opacity="100%" draw:stroke-linejoin="round" draw:fill="none" fo:padding-top="0.142cm" fo:padding-bottom="0.142cm" fo:padding-left="0.267cm" fo:padding-right="0.267cm"/>
    </style:style>
    <style:style style:name="gr79" style:family="graphic" style:parent-style-name="standard">
      <style:graphic-properties draw:stroke="solid" svg:stroke-width="0.035cm" svg:stroke-color="#404040" draw:marker-end="EndMarker_5f_36" draw:marker-end-width="0.344cm" svg:stroke-opacity="100%" draw:stroke-linejoin="round" draw:fill="none" fo:padding-top="0.142cm" fo:padding-bottom="0.142cm" fo:padding-left="0.267cm" fo:padding-right="0.267cm"/>
    </style:style>
    <style:style style:name="gr80" style:family="graphic" style:parent-style-name="standard">
      <style:graphic-properties draw:stroke="solid" svg:stroke-width="0.035cm" svg:stroke-color="#404040" draw:marker-end="EndMarker_5f_41" draw:marker-end-width="0.344cm" svg:stroke-opacity="100%" draw:stroke-linejoin="round" draw:fill="none" fo:padding-top="0.142cm" fo:padding-bottom="0.142cm" fo:padding-left="0.267cm" fo:padding-right="0.267cm"/>
    </style:style>
    <style:style style:name="gr81" style:family="graphic" style:parent-style-name="standard">
      <style:graphic-properties draw:stroke="none" draw:fill="gradient" draw:fill-gradient-name="Gradient_5f_26" draw:shadow="visible" draw:shadow-offset-x="0.051cm" draw:shadow-offset-y="0.051cm" draw:shadow-color="#cdcdcd" draw:shadow-opacity="50%"/>
    </style:style>
    <style:style style:name="gr82" style:family="graphic" style:parent-style-name="standard">
      <style:graphic-properties draw:stroke="none" draw:fill="none" draw:textarea-vertical-align="middle" fo:min-height="0.647cm" fo:padding-top="0.071cm" fo:padding-bottom="0.071cm" fo:padding-left="0.071cm" fo:padding-right="0.071cm"/>
    </style:style>
    <style:style style:name="gr83" style:family="graphic" style:parent-style-name="standard">
      <style:graphic-properties draw:stroke="none" draw:fill="gradient" draw:fill-gradient-name="Gradient_5f_27" draw:shadow="visible" draw:shadow-offset-x="0.051cm" draw:shadow-offset-y="0.051cm" draw:shadow-color="#cdcdcd" draw:shadow-opacity="50%"/>
    </style:style>
    <style:style style:name="gr84" style:family="graphic" style:parent-style-name="standard">
      <style:graphic-properties draw:stroke="none" draw:fill="none" draw:textarea-vertical-align="middle" fo:min-height="4.797cm" fo:padding-top="0.071cm" fo:padding-bottom="0.071cm" fo:padding-left="0.071cm" fo:padding-right="0.071cm"/>
    </style:style>
    <style:style style:name="gr85" style:family="graphic" style:parent-style-name="standard">
      <style:graphic-properties draw:stroke="none" draw:fill="solid" draw:fill-color="#eeeeee" draw:textarea-vertical-align="middle" fo:min-height="1.307cm" fo:padding-top="0.071cm" fo:padding-bottom="0.071cm" fo:padding-left="0.071cm" fo:padding-right="0.071cm"/>
    </style:style>
    <style:style style:name="gr86" style:family="graphic" style:parent-style-name="standard">
      <style:graphic-properties draw:stroke="none" draw:fill="solid" draw:fill-color="#dddddd" draw:shadow="visible" draw:shadow-offset-x="0.051cm" draw:shadow-offset-y="0.051cm" draw:shadow-color="#cdcdcd" draw:shadow-opacity="50%"/>
    </style:style>
    <style:style style:name="gr87" style:family="graphic" style:parent-style-name="standard">
      <style:graphic-properties draw:stroke="solid" svg:stroke-width="0.009cm" svg:stroke-color="#404040" svg:stroke-opacity="100%" draw:stroke-linejoin="round" draw:fill="solid" draw:fill-color="#dddddd" fo:padding-top="0.129cm" fo:padding-bottom="0.129cm" fo:padding-left="0.254cm" fo:padding-right="0.254cm"/>
    </style:style>
    <style:style style:name="gr88" style:family="graphic" style:parent-style-name="standard">
      <style:graphic-properties draw:stroke="none" draw:fill="solid" draw:fill-color="#dddddd" draw:textarea-vertical-align="middle" fo:min-height="4.057cm" fo:padding-top="0.071cm" fo:padding-bottom="0.071cm" fo:padding-left="0.071cm" fo:padding-right="0.071cm"/>
    </style:style>
    <style:style style:name="gr89" style:family="graphic" style:parent-style-name="standard">
      <style:graphic-properties draw:stroke="none" draw:fill="gradient" draw:fill-gradient-name="Gradient_5f_38" draw:shadow="visible" draw:shadow-offset-x="0.051cm" draw:shadow-offset-y="0.051cm" draw:shadow-color="#cdcdcd" draw:shadow-opacity="50%"/>
    </style:style>
    <style:style style:name="gr90" style:family="graphic" style:parent-style-name="standard">
      <style:graphic-properties draw:stroke="none" draw:fill="none" draw:textarea-vertical-align="middle" fo:min-height="0.681cm" fo:padding-top="0.071cm" fo:padding-bottom="0.071cm" fo:padding-left="0.071cm" fo:padding-right="0.071cm"/>
    </style:style>
    <style:style style:name="gr91" style:family="graphic" style:parent-style-name="standard">
      <style:graphic-properties draw:stroke="none" draw:fill="gradient" draw:fill-gradient-name="Gradient_5f_39" draw:shadow="visible" draw:shadow-offset-x="0.051cm" draw:shadow-offset-y="0.051cm" draw:shadow-color="#cdcdcd" draw:shadow-opacity="50%"/>
    </style:style>
    <style:style style:name="gr92" style:family="graphic" style:parent-style-name="standard">
      <style:graphic-properties draw:stroke="none" draw:fill="none" draw:textarea-vertical-align="middle" fo:min-height="4.056cm" fo:padding-top="0.071cm" fo:padding-bottom="0.071cm" fo:padding-left="0.071cm" fo:padding-right="0.071cm"/>
    </style:style>
    <style:style style:name="gr93" style:family="graphic" style:parent-style-name="standard">
      <style:graphic-properties draw:stroke="none" draw:fill="gradient" draw:fill-gradient-name="Gradient_5f_40" draw:shadow="visible" draw:shadow-offset-x="0.051cm" draw:shadow-offset-y="0.051cm" draw:shadow-color="#cdcdcd" draw:shadow-opacity="50%"/>
    </style:style>
    <style:style style:name="gr94" style:family="graphic" style:parent-style-name="standard">
      <style:graphic-properties draw:stroke="none" draw:fill="gradient" draw:fill-gradient-name="Gradient_5f_41" draw:shadow="visible" draw:shadow-offset-x="0.051cm" draw:shadow-offset-y="0.051cm" draw:shadow-color="#cdcdcd" draw:shadow-opacity="50%"/>
    </style:style>
    <style:style style:name="gr95" style:family="graphic" style:parent-style-name="standard">
      <style:graphic-properties draw:stroke="none" draw:fill="none" draw:textarea-vertical-align="middle" fo:min-height="1.969cm" fo:padding-top="0.071cm" fo:padding-bottom="0.071cm" fo:padding-left="0.071cm" fo:padding-right="0.071cm"/>
    </style:style>
    <style:style style:name="gr96" style:family="graphic" style:parent-style-name="standard">
      <style:graphic-properties draw:stroke="none" draw:fill="gradient" draw:fill-gradient-name="Gradient_5f_42" draw:shadow="visible" draw:shadow-offset-x="0.051cm" draw:shadow-offset-y="0.051cm" draw:shadow-color="#cdcdcd" draw:shadow-opacity="50%"/>
    </style:style>
    <style:style style:name="gr97" style:family="graphic" style:parent-style-name="standard">
      <style:graphic-properties draw:stroke="none" draw:fill="none" draw:textarea-vertical-align="middle" fo:min-height="2.631cm" fo:padding-top="0.071cm" fo:padding-bottom="0.071cm" fo:padding-left="0.071cm" fo:padding-right="0.071cm"/>
    </style:style>
    <style:style style:name="gr98" style:family="graphic" style:parent-style-name="standard">
      <style:graphic-properties draw:stroke="none" draw:fill="gradient" draw:fill-gradient-name="Gradient_5f_43" draw:shadow="visible" draw:shadow-offset-x="0.051cm" draw:shadow-offset-y="0.051cm" draw:shadow-color="#cdcdcd" draw:shadow-opacity="50%"/>
    </style:style>
    <style:style style:name="gr99" style:family="graphic" style:parent-style-name="standard">
      <style:graphic-properties draw:stroke="none" draw:fill="gradient" draw:fill-gradient-name="Gradient_5f_44" draw:shadow="visible" draw:shadow-offset-x="0.051cm" draw:shadow-offset-y="0.051cm" draw:shadow-color="#cdcdcd" draw:shadow-opacity="50%"/>
    </style:style>
    <style:style style:name="gr100" style:family="graphic" style:parent-style-name="standard">
      <style:graphic-properties draw:stroke="none" draw:fill="gradient" draw:fill-gradient-name="Gradient_5f_45" draw:shadow="visible" draw:shadow-offset-x="0.051cm" draw:shadow-offset-y="0.051cm" draw:shadow-color="#cdcdcd" draw:shadow-opacity="50%"/>
    </style:style>
    <style:style style:name="gr101" style:family="graphic" style:parent-style-name="standard">
      <style:graphic-properties draw:stroke="none" draw:fill="none" draw:textarea-vertical-align="middle" fo:min-height="1.968cm" fo:padding-top="0.071cm" fo:padding-bottom="0.071cm" fo:padding-left="0.071cm" fo:padding-right="0.071cm"/>
    </style:style>
    <style:style style:name="gr102" style:family="graphic" style:parent-style-name="standard">
      <style:graphic-properties draw:stroke="none" draw:fill="gradient" draw:fill-gradient-name="Gradient_5f_46" draw:shadow="visible" draw:shadow-offset-x="0.051cm" draw:shadow-offset-y="0.051cm" draw:shadow-color="#cdcdcd" draw:shadow-opacity="50%"/>
    </style:style>
    <style:style style:name="gr103" style:family="graphic" style:parent-style-name="standard">
      <style:graphic-properties draw:stroke="none" draw:fill="none" draw:textarea-vertical-align="middle" fo:min-height="2.327cm" fo:padding-top="0.071cm" fo:padding-bottom="0.071cm" fo:padding-left="0.071cm" fo:padding-right="0.071cm"/>
    </style:style>
    <style:style style:name="gr104" style:family="graphic" style:parent-style-name="standard">
      <style:graphic-properties draw:stroke="none" draw:fill="gradient" draw:fill-gradient-name="Gradient_5f_47" draw:shadow="visible" draw:shadow-offset-x="0.051cm" draw:shadow-offset-y="0.051cm" draw:shadow-color="#cdcdcd" draw:shadow-opacity="50%"/>
    </style:style>
    <style:style style:name="gr105" style:family="graphic" style:parent-style-name="standard">
      <style:graphic-properties draw:stroke="none" draw:fill="none" draw:textarea-vertical-align="middle" fo:min-height="1.217cm" fo:padding-top="0.071cm" fo:padding-bottom="0.071cm" fo:padding-left="0.071cm" fo:padding-right="0.071cm"/>
    </style:style>
    <style:style style:name="gr106" style:family="graphic" style:parent-style-name="standard">
      <style:graphic-properties draw:stroke="none" draw:fill="gradient" draw:fill-gradient-name="Gradient_5f_48" draw:shadow="visible" draw:shadow-offset-x="0.051cm" draw:shadow-offset-y="0.051cm" draw:shadow-color="#cdcdcd" draw:shadow-opacity="50%"/>
    </style:style>
    <style:style style:name="gr107" style:family="graphic" style:parent-style-name="standard">
      <style:graphic-properties draw:stroke="none" draw:fill="gradient" draw:fill-gradient-name="Gradient_5f_49" draw:shadow="visible" draw:shadow-offset-x="0.051cm" draw:shadow-offset-y="0.051cm" draw:shadow-color="#cdcdcd" draw:shadow-opacity="50%"/>
    </style:style>
    <style:style style:name="gr108" style:family="graphic" style:parent-style-name="standard">
      <style:graphic-properties draw:stroke="none" draw:fill="none" draw:textarea-vertical-align="middle" fo:min-height="1.092cm" fo:padding-top="0.071cm" fo:padding-bottom="0.071cm" fo:padding-left="0.071cm" fo:padding-right="0.071cm"/>
    </style:style>
    <style:style style:name="gr109" style:family="graphic" style:parent-style-name="standard">
      <style:graphic-properties draw:stroke="none" draw:fill="none" draw:textarea-vertical-align="middle" fo:min-height="1.858cm" fo:padding-top="0.071cm" fo:padding-bottom="0.071cm" fo:padding-left="0.071cm" fo:padding-right="0.071cm"/>
    </style:style>
    <style:style style:name="gr110" style:family="graphic" style:parent-style-name="standard">
      <style:graphic-properties draw:stroke="none" draw:fill="none" draw:textarea-vertical-align="middle" fo:min-height="1.857cm" fo:padding-top="0.071cm" fo:padding-bottom="0.071cm" fo:padding-left="0.071cm" fo:padding-right="0.071cm"/>
    </style:style>
    <style:style style:name="gr111" style:family="graphic" style:parent-style-name="objectwithoutfill">
      <style:graphic-properties draw:stroke="solid" svg:stroke-color="#e6e6ff" draw:fill="none" draw:textarea-vertical-align="middle" draw:shadow="visible"/>
    </style:style>
    <style:style style:name="gr112" style:family="graphic" style:parent-style-name="standard">
      <style:graphic-properties draw:stroke="none" draw:fill="solid" draw:fill-color="#eeeeee" draw:textarea-vertical-align="middle" fo:min-height="4.057cm" fo:padding-top="0.071cm" fo:padding-bottom="0.071cm" fo:padding-left="0.071cm" fo:padding-right="0.071cm"/>
    </style:style>
    <style:style style:name="gr113" style:family="graphic" style:parent-style-name="standard">
      <style:graphic-properties draw:stroke="none" draw:fill="solid" draw:fill-color="#eeeeee" draw:textarea-vertical-align="middle" fo:min-height="4.056cm" fo:padding-top="0.071cm" fo:padding-bottom="0.071cm" fo:padding-left="0.071cm" fo:padding-right="0.071cm"/>
    </style:style>
    <style:style style:name="gr114" style:family="graphic" style:parent-style-name="standard">
      <style:graphic-properties draw:stroke="none" draw:fill="none" draw:textarea-vertical-align="middle" fo:min-height="1.949cm" fo:padding-top="0.071cm" fo:padding-bottom="0.071cm" fo:padding-left="0.071cm" fo:padding-right="0.071cm"/>
    </style:style>
    <style:style style:name="gr115" style:family="graphic" style:parent-style-name="standard">
      <style:graphic-properties draw:stroke="none" draw:fill="solid" draw:fill-color="#eeeeee" draw:textarea-vertical-align="middle" fo:min-height="5.938cm" fo:padding-top="0.071cm" fo:padding-bottom="0.071cm" fo:padding-left="0.071cm" fo:padding-right="0.071cm"/>
    </style:style>
    <style:style style:name="gr116" style:family="graphic" style:parent-style-name="standard">
      <style:graphic-properties draw:stroke="none" draw:fill="none" draw:textarea-vertical-align="middle" fo:min-height="3.214cm" fo:padding-top="0.071cm" fo:padding-bottom="0.071cm" fo:padding-left="0.071cm" fo:padding-right="0.071cm"/>
    </style:style>
    <style:style style:name="gr117" style:family="graphic" style:parent-style-name="standard">
      <style:graphic-properties draw:stroke="none" draw:fill="solid" draw:fill-color="#eeeeee" draw:textarea-vertical-align="middle" fo:min-height="5.937cm" fo:padding-top="0.071cm" fo:padding-bottom="0.071cm" fo:padding-left="0.071cm" fo:padding-right="0.071cm"/>
    </style:style>
    <style:style style:name="gr118" style:family="graphic" style:parent-style-name="standard">
      <style:graphic-properties draw:stroke="none" draw:fill="none" draw:textarea-vertical-align="middle" fo:min-height="3.215cm" fo:padding-top="0.071cm" fo:padding-bottom="0.071cm" fo:padding-left="0.071cm" fo:padding-right="0.071cm"/>
    </style:style>
    <style:style style:name="gr119" style:family="graphic" style:parent-style-name="standard">
      <style:graphic-properties draw:stroke="none" draw:fill="none" draw:textarea-vertical-align="middle" fo:min-height="1.948cm" fo:padding-top="0.071cm" fo:padding-bottom="0.071cm" fo:padding-left="0.071cm" fo:padding-right="0.071cm"/>
    </style:style>
    <style:style style:name="gr120" style:family="graphic" style:parent-style-name="standard">
      <style:graphic-properties draw:stroke="none" draw:fill="solid" draw:fill-color="#9999ff" draw:shadow="visible" draw:shadow-offset-x="0.051cm" draw:shadow-offset-y="0.051cm" draw:shadow-color="#cdcdcd" draw:shadow-opacity="50%"/>
    </style:style>
    <style:style style:name="gr121" style:family="graphic" style:parent-style-name="standard">
      <style:graphic-properties draw:stroke="solid" svg:stroke-width="0.009cm" svg:stroke-color="#404040" svg:stroke-opacity="100%" draw:stroke-linejoin="round" draw:fill="solid" draw:fill-color="#9999ff" fo:padding-top="0.129cm" fo:padding-bottom="0.129cm" fo:padding-left="0.254cm" fo:padding-right="0.254cm"/>
    </style:style>
    <style:style style:name="gr122" style:family="graphic" style:parent-style-name="standard">
      <style:graphic-properties draw:stroke="none" draw:fill="solid" draw:fill-color="#9999ff" draw:textarea-vertical-align="middle" fo:min-height="0.672cm" fo:padding-top="0.071cm" fo:padding-bottom="0.071cm" fo:padding-left="0.071cm" fo:padding-right="0.071cm"/>
    </style:style>
    <style:style style:name="gr123" style:family="graphic" style:parent-style-name="standard">
      <style:graphic-properties draw:stroke="none" draw:fill="none" fo:min-height="0.62cm"/>
    </style:style>
    <style:style style:name="gr124" style:family="graphic" style:parent-style-name="standard">
      <style:graphic-properties draw:stroke="none" draw:fill="none" draw:textarea-vertical-align="middle" fo:min-height="1cm" fo:padding-top="0.071cm" fo:padding-bottom="0.071cm" fo:padding-left="0.071cm" fo:padding-right="0.071cm"/>
    </style:style>
    <style:style style:name="gr125" style:family="graphic" style:parent-style-name="standard">
      <style:graphic-properties draw:stroke="none" draw:fill="none" draw:textarea-vertical-align="middle" fo:min-height="4.224cm" fo:padding-top="0.141cm" fo:padding-bottom="0.141cm" fo:padding-left="0.141cm" fo:padding-right="0.141cm"/>
    </style:style>
    <style:style style:name="gr126" style:family="graphic" style:parent-style-name="standard">
      <style:graphic-properties draw:stroke="none" draw:fill="none" draw:textarea-vertical-align="middle" fo:min-height="0.619cm" fo:padding-top="0.071cm" fo:padding-bottom="0.071cm" fo:padding-left="0.071cm" fo:padding-right="0.071cm"/>
    </style:style>
    <style:style style:name="gr127" style:family="graphic" style:parent-style-name="standard">
      <style:graphic-properties draw:stroke="none" draw:fill="none" draw:textarea-vertical-align="middle" fo:min-height="0.734cm" fo:padding-top="0.141cm" fo:padding-bottom="0.141cm" fo:padding-left="0.141cm" fo:padding-right="0.141cm"/>
    </style:style>
    <style:style style:name="gr128" style:family="graphic" style:parent-style-name="standard">
      <style:graphic-properties draw:stroke="none" draw:fill="none" draw:textarea-vertical-align="middle" fo:min-height="1.163cm" fo:padding-top="0.141cm" fo:padding-bottom="0.141cm" fo:padding-left="0.141cm" fo:padding-right="0.141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gradient" draw:fill-gradient-name="Gradient_5f_1"/>
    </style:style>
    <style:style style:name="P5" style:family="paragraph">
      <loext:graphic-properties draw:fill="gradient" draw:fill-gradient-name="Gradient_5f_2"/>
    </style:style>
    <style:style style:name="P6" style:family="paragraph">
      <loext:graphic-properties draw:fill="gradient" draw:fill-gradient-name="Gradient_5f_3"/>
    </style:style>
    <style:style style:name="P7" style:family="paragraph">
      <loext:graphic-properties draw:fill="gradient" draw:fill-gradient-name="Gradient_5f_4"/>
    </style:style>
    <style:style style:name="P8" style:family="paragraph">
      <loext:graphic-properties draw:fill="gradient" draw:fill-gradient-name="Gradient_5f_5"/>
    </style:style>
    <style:style style:name="P9" style:family="paragraph">
      <loext:graphic-properties draw:fill="gradient" draw:fill-gradient-name="Gradient_5f_6"/>
    </style:style>
    <style:style style:name="P10" style:family="paragraph">
      <loext:graphic-properties draw:fill="gradient" draw:fill-gradient-name="Gradient_5f_7"/>
    </style:style>
    <style:style style:name="P11" style:family="paragraph">
      <loext:graphic-properties draw:fill="gradient" draw:fill-gradient-name="Gradient_5f_8"/>
    </style:style>
    <style:style style:name="P12" style:family="paragraph">
      <loext:graphic-properties draw:fill="gradient" draw:fill-gradient-name="Gradient_5f_9"/>
    </style:style>
    <style:style style:name="P13" style:family="paragraph">
      <loext:graphic-properties draw:fill="gradient" draw:fill-gradient-name="Gradient_5f_10"/>
    </style:style>
    <style:style style:name="P14" style:family="paragraph">
      <loext:graphic-properties draw:fill="gradient" draw:fill-gradient-name="Gradient_5f_11"/>
    </style:style>
    <style:style style:name="P15" style:family="paragraph">
      <loext:graphic-properties draw:fill="gradient" draw:fill-gradient-name="Gradient_5f_12"/>
    </style:style>
    <style:style style:name="P16" style:family="paragraph">
      <loext:graphic-properties draw:fill="gradient" draw:fill-gradient-name="Gradient_5f_13"/>
    </style:style>
    <style:style style:name="P17" style:family="paragraph">
      <loext:graphic-properties draw:fill="gradient" draw:fill-gradient-name="Gradient_5f_14"/>
    </style:style>
    <style:style style:name="P18" style:family="paragraph">
      <loext:graphic-properties draw:fill="gradient" draw:fill-gradient-name="Gradient_5f_17"/>
    </style:style>
    <style:style style:name="P19" style:family="paragraph">
      <loext:graphic-properties draw:fill="gradient" draw:fill-gradient-name="Gradient_5f_18"/>
    </style:style>
    <style:style style:name="P20" style:family="paragraph">
      <loext:graphic-properties draw:fill="gradient" draw:fill-gradient-name="Gradient_5f_19"/>
    </style:style>
    <style:style style:name="P21" style:family="paragraph">
      <loext:graphic-properties draw:fill="solid" draw:fill-color="#eeeeee"/>
    </style:style>
    <style:style style:name="P22" style:family="paragraph">
      <loext:graphic-properties draw:fill="solid" draw:fill-color="#eeeeee"/>
      <style:paragraph-properties fo:margin-left="0cm" fo:margin-right="0cm" fo:margin-top="0cm" fo:margin-bottom="0cm" fo:line-height="120%" fo:text-align="center" fo:text-indent="0cm"/>
    </style:style>
    <style:style style:name="P23" style:family="paragraph">
      <loext:graphic-properties draw:fill="gradient" draw:fill-gradient-name="Gradient_5f_22"/>
    </style:style>
    <style:style style:name="P24" style:family="paragraph">
      <loext:graphic-properties draw:fill="gradient" draw:fill-gradient-name="Gradient_5f_23"/>
    </style:style>
    <style:style style:name="P25" style:family="paragraph">
      <loext:graphic-properties draw:fill="gradient" draw:fill-gradient-name="Gradient_5f_26"/>
    </style:style>
    <style:style style:name="P26" style:family="paragraph">
      <loext:graphic-properties draw:fill="gradient" draw:fill-gradient-name="Gradient_5f_27"/>
    </style:style>
    <style:style style:name="P27" style:family="paragraph">
      <loext:graphic-properties draw:fill="solid" draw:fill-color="#dddddd"/>
    </style:style>
    <style:style style:name="P28" style:family="paragraph">
      <loext:graphic-properties draw:fill="solid" draw:fill-color="#dddddd"/>
      <style:paragraph-properties fo:margin-left="0cm" fo:margin-right="0cm" fo:margin-top="0cm" fo:margin-bottom="0cm" fo:line-height="120%" fo:text-align="center" fo:text-indent="0cm"/>
    </style:style>
    <style:style style:name="P29" style:family="paragraph">
      <loext:graphic-properties draw:fill="gradient" draw:fill-gradient-name="Gradient_5f_38"/>
    </style:style>
    <style:style style:name="P30" style:family="paragraph">
      <loext:graphic-properties draw:fill="gradient" draw:fill-gradient-name="Gradient_5f_39"/>
    </style:style>
    <style:style style:name="P31" style:family="paragraph">
      <loext:graphic-properties draw:fill="gradient" draw:fill-gradient-name="Gradient_5f_40"/>
    </style:style>
    <style:style style:name="P32" style:family="paragraph">
      <loext:graphic-properties draw:fill="gradient" draw:fill-gradient-name="Gradient_5f_41"/>
    </style:style>
    <style:style style:name="P33" style:family="paragraph">
      <loext:graphic-properties draw:fill="gradient" draw:fill-gradient-name="Gradient_5f_42"/>
    </style:style>
    <style:style style:name="P34" style:family="paragraph">
      <loext:graphic-properties draw:fill="gradient" draw:fill-gradient-name="Gradient_5f_43"/>
    </style:style>
    <style:style style:name="P35" style:family="paragraph">
      <loext:graphic-properties draw:fill="gradient" draw:fill-gradient-name="Gradient_5f_44"/>
    </style:style>
    <style:style style:name="P36" style:family="paragraph">
      <loext:graphic-properties draw:fill="gradient" draw:fill-gradient-name="Gradient_5f_45"/>
    </style:style>
    <style:style style:name="P37" style:family="paragraph">
      <loext:graphic-properties draw:fill="gradient" draw:fill-gradient-name="Gradient_5f_46"/>
    </style:style>
    <style:style style:name="P38" style:family="paragraph">
      <loext:graphic-properties draw:fill="gradient" draw:fill-gradient-name="Gradient_5f_47"/>
    </style:style>
    <style:style style:name="P39" style:family="paragraph">
      <loext:graphic-properties draw:fill="gradient" draw:fill-gradient-name="Gradient_5f_48"/>
    </style:style>
    <style:style style:name="P40" style:family="paragraph">
      <loext:graphic-properties draw:fill="gradient" draw:fill-gradient-name="Gradient_5f_49"/>
    </style:style>
    <style:style style:name="P41" style:family="paragraph">
      <loext:graphic-properties draw:fill="none"/>
      <style:paragraph-properties fo:text-align="center"/>
    </style:style>
    <style:style style:name="P42" style:family="paragraph">
      <loext:graphic-properties draw:fill="solid" draw:fill-color="#9999ff"/>
    </style:style>
    <style:style style:name="P43" style:family="paragraph">
      <loext:graphic-properties draw:fill="solid" draw:fill-color="#9999ff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Cambria Math1" fo:font-size="8pt" style:font-name-asian="Cambria Math1" style:font-size-asian="8pt" style:font-name-complex="Cambria Math1" style:font-size-complex="8pt"/>
    </style:style>
    <style:style style:name="T2" style:family="text">
      <style:text-properties fo:color="#000000" style:font-name="Cambria Math1" fo:font-size="8pt" fo:font-style="italic" style:font-name-asian="Cambria Math1" style:font-size-asian="8pt" style:font-style-asian="italic" style:font-name-complex="Cambria Math1" style:font-size-complex="8pt" style:font-style-complex="italic"/>
    </style:style>
    <style:style style:name="T3" style:family="text">
      <style:text-properties fo:color="#294e6f" style:font-name="Cambria Math1" fo:font-size="8pt" style:font-name-asian="Cambria Math1" style:font-size-asian="8pt" style:font-name-complex="Cambria Math1" style:font-size-complex="8pt"/>
    </style:style>
    <style:style style:name="T4" style:family="text">
      <style:text-properties fo:color="#d26d19" style:font-name="Cambria Math1" fo:font-size="8pt" fo:font-style="italic" style:font-name-asian="Cambria Math1" style:font-size-asian="8pt" style:font-style-asian="italic" style:font-name-complex="Cambria Math1" style:font-size-complex="8pt" style:font-style-complex="italic"/>
    </style:style>
    <style:style style:name="T5" style:family="text">
      <style:text-properties fo:color="#d26d19" style:font-name="Cambria Math1" fo:font-size="8pt" style:font-name-asian="Cambria Math1" style:font-size-asian="8pt" style:font-name-complex="Cambria Math1" style:font-size-complex="8pt"/>
    </style:style>
    <style:style style:name="T6" style:family="text">
      <style:text-properties fo:color="#43365a" style:font-name="Cambria Math1" fo:font-size="8pt" style:font-name-asian="Cambria Math1" style:font-size-asian="8pt" style:font-name-complex="Cambria Math1" style:font-size-complex="8pt"/>
    </style:style>
    <style:style style:name="T7" style:family="text">
      <style:text-properties fo:color="#43365a" style:font-name="Cambria Math1" fo:font-size="8pt" fo:font-style="italic" style:font-name-asian="Cambria Math1" style:font-size-asian="8pt" style:font-style-asian="italic" style:font-name-complex="Cambria Math1" style:font-size-complex="8pt" style:font-style-complex="italic"/>
    </style:style>
    <style:style style:name="T8" style:family="text">
      <style:text-properties fo:color="#645287" style:font-name="Cambria Math1" fo:font-size="8pt" style:font-name-asian="Cambria Math1" style:font-size-asian="8pt" style:font-name-complex="Cambria Math1" style:font-size-complex="8pt"/>
    </style:style>
    <style:style style:name="T9" style:family="text">
      <style:text-properties fo:color="#645287" style:font-name="Cambria Math1" fo:font-size="8pt" fo:font-style="italic" style:font-name-asian="Cambria Math1" style:font-size-asian="8pt" style:font-style-asian="italic" style:font-name-complex="Cambria Math1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line draw:style-name="gr1" draw:text-style-name="P1" draw:layer="layout" svg:width="0.071cm" svg:height="2.141cm" svg:x="43.005cm" svg:y="9.954cm" svg:viewBox="0 0 72 2142" draw:points="0,0 0,1235 72,1235 72,2142">
            <text:p/>
          </draw:polyline>
          <draw:frame draw:style-name="gr2" draw:text-style-name="P3" draw:layer="layout" svg:width="1.996cm" svg:height="1.022cm" svg:x="42.006cm" svg:y="10.555cm">
            <draw:text-box>
              <text:p text:style-name="P2"><text:span text:style-name="T1">Ld</text:span></text:p>
            </draw:text-box>
          </draw:frame>
        </draw:g>
        <draw:g>
          <draw:g>
            <draw:polygon draw:style-name="gr3" draw:text-style-name="P4" draw:layer="layout" svg:width="3.537cm" svg:height="1.165cm" svg:x="41.237cm" svg:y="4.274cm" svg:viewBox="0 0 3538 1166" draw:points="0,1166 3538,1166 3538,0 0,0">
              <text:p/>
            </draw:polygon>
            <draw:polygon draw:style-name="gr4" draw:text-style-name="P1" draw:layer="layout" svg:width="3.537cm" svg:height="1.165cm" svg:x="41.237cm" svg:y="4.274cm" svg:viewBox="0 0 3538 1166" draw:points="0,1166 3538,1166 3538,0 0,0">
              <text:p/>
            </draw:polygon>
          </draw:g>
          <draw:frame draw:style-name="gr5" draw:text-style-name="P3" draw:layer="layout" svg:width="3.536cm" svg:height="1.163cm" svg:x="41.237cm" svg:y="4.275cm">
            <draw:text-box>
              <text:p text:style-name="P2"><text:span text:style-name="T1">P’→P•</text:span></text:p>
            </draw:text-box>
          </draw:frame>
        </draw:g>
        <draw:g>
          <draw:line draw:style-name="gr6" draw:text-style-name="P1" draw:layer="layout" svg:x1="43.005cm" svg:y1="6.907cm" svg:x2="43.005cm" svg:y2="5.438cm">
            <text:p/>
          </draw:line>
          <draw:frame draw:style-name="gr2" draw:text-style-name="P3" draw:layer="layout" svg:width="1.996cm" svg:height="1.022cm" svg:x="42.006cm" svg:y="5.662cm">
            <draw:text-box>
              <text:p text:style-name="P2"><text:span text:style-name="T1">P</text:span></text:p>
            </draw:text-box>
          </draw:frame>
        </draw:g>
        <draw:g>
          <draw:g>
            <draw:polygon draw:style-name="gr7" draw:text-style-name="P5" draw:layer="layout" svg:width="3.537cm" svg:height="1.153cm" svg:x="41.237cm" svg:y="1.651cm" svg:viewBox="0 0 3538 1154" draw:points="0,1154 3538,1154 3538,0 0,0">
              <text:p/>
            </draw:polygon>
            <draw:polygon draw:style-name="gr4" draw:text-style-name="P1" draw:layer="layout" svg:width="3.537cm" svg:height="1.153cm" svg:x="41.237cm" svg:y="1.651cm" svg:viewBox="0 0 3538 1154" draw:points="0,1154 3538,1154 3538,0 0,0">
              <text:p/>
            </draw:polygon>
          </draw:g>
          <draw:frame draw:style-name="gr8" draw:text-style-name="P3" draw:layer="layout" svg:width="3.536cm" svg:height="1.153cm" svg:x="41.237cm" svg:y="1.651cm">
            <draw:text-box>
              <text:p text:style-name="P2"><text:span text:style-name="T1">Accepté</text:span></text:p>
            </draw:text-box>
          </draw:frame>
        </draw:g>
        <draw:g>
          <draw:line draw:style-name="gr9" draw:text-style-name="P1" draw:layer="layout" svg:x1="43.005cm" svg:y1="4.273cm" svg:x2="43.005cm" svg:y2="2.804cm">
            <text:p/>
          </draw:line>
          <draw:frame draw:style-name="gr2" draw:text-style-name="P3" draw:layer="layout" svg:width="1.996cm" svg:height="1.022cm" svg:x="42.006cm" svg:y="3.028cm">
            <draw:text-box>
              <text:p text:style-name="P2"><text:span text:style-name="T1">$</text:span></text:p>
            </draw:text-box>
          </draw:frame>
        </draw:g>
        <draw:g>
          <draw:line draw:style-name="gr10" draw:text-style-name="P1" draw:layer="layout" svg:x1="44.844cm" svg:y1="14.584cm" svg:x2="46.966cm" svg:y2="14.584cm">
            <text:p/>
          </draw:line>
          <draw:frame draw:style-name="gr11" draw:text-style-name="P3" draw:layer="layout" svg:width="1.996cm" svg:height="1.023cm" svg:x="44.906cm" svg:y="14.073cm">
            <draw:text-box>
              <text:p text:style-name="P2"><text:span text:style-name="T2">const</text:span></text:p>
            </draw:text-box>
          </draw:frame>
        </draw:g>
        <draw:g>
          <draw:polyline draw:style-name="gr12" draw:text-style-name="P1" draw:layer="layout" svg:width="2.264cm" svg:height="3.458cm" svg:x="44.844cm" svg:y="10.448cm" svg:viewBox="0 0 2265 3459" draw:points="0,3459 1059,3459 1059,0 2265,0">
            <text:p/>
          </draw:polyline>
          <draw:frame draw:style-name="gr2" draw:text-style-name="P3" draw:layer="layout" svg:width="1.996cm" svg:height="1.022cm" svg:x="44.906cm" svg:y="11.582cm">
            <draw:text-box>
              <text:p text:style-name="P2"><text:span text:style-name="T2">var</text:span></text:p>
            </draw:text-box>
          </draw:frame>
        </draw:g>
        <draw:g>
          <draw:g>
            <draw:polygon draw:style-name="gr13" draw:text-style-name="P6" draw:layer="layout" svg:width="3.537cm" svg:height="2.47cm" svg:x="52.977cm" svg:y="13.351cm" svg:viewBox="0 0 3538 2471" draw:points="0,2471 3538,2471 3538,0 0,0">
              <text:p/>
            </draw:polygon>
            <draw:polygon draw:style-name="gr4" draw:text-style-name="P1" draw:layer="layout" svg:width="3.537cm" svg:height="2.47cm" svg:x="52.977cm" svg:y="13.351cm" svg:viewBox="0 0 3538 2471" draw:points="0,2471 3538,2471 3538,0 0,0">
              <text:p/>
            </draw:polygon>
          </draw:g>
          <draw:frame draw:style-name="gr14" draw:text-style-name="P3" draw:layer="layout" svg:width="3.538cm" svg:height="2.47cm" svg:x="52.976cm" svg:y="13.351cm">
            <draw:text-box>
              <text:p text:style-name="P2"><text:span text:style-name="T1">Idc→Idc• </text:span><text:span text:style-name="T2">vrg id egl nb</text:span><text:span text:style-name="T2"><text:line-break/></text:span><text:span text:style-name="T1">D→</text:span><text:span text:style-name="T2">const</text:span><text:span text:style-name="T1"> Idc •</text:span></text:p>
            </draw:text-box>
          </draw:frame>
        </draw:g>
        <draw:g>
          <draw:line draw:style-name="gr15" draw:text-style-name="P1" draw:layer="layout" svg:x1="50.856cm" svg:y1="14.584cm" svg:x2="52.976cm" svg:y2="14.584cm">
            <text:p/>
          </draw:line>
          <draw:frame draw:style-name="gr11" draw:text-style-name="P3" draw:layer="layout" svg:width="1.996cm" svg:height="1.023cm" svg:x="50.918cm" svg:y="14.073cm">
            <draw:text-box>
              <text:p text:style-name="P2"><text:span text:style-name="T1">Idc</text:span></text:p>
            </draw:text-box>
          </draw:frame>
        </draw:g>
        <draw:g>
          <draw:g>
            <draw:polygon draw:style-name="gr16" draw:text-style-name="P7" draw:layer="layout" svg:width="3.537cm" svg:height="1.216cm" svg:x="47.142cm" svg:y="17.465cm" svg:viewBox="0 0 3538 1217" draw:points="0,1217 3538,1217 3538,0 0,0">
              <text:p/>
            </draw:polygon>
            <draw:polygon draw:style-name="gr4" draw:text-style-name="P1" draw:layer="layout" svg:width="3.537cm" svg:height="1.216cm" svg:x="47.142cm" svg:y="17.465cm" svg:viewBox="0 0 3538 1217" draw:points="0,1217 3538,1217 3538,0 0,0">
              <text:p/>
            </draw:polygon>
          </draw:g>
          <draw:frame draw:style-name="gr17" draw:text-style-name="P3" draw:layer="layout" svg:width="3.538cm" svg:height="1.215cm" svg:x="47.142cm" svg:y="17.465cm">
            <draw:text-box>
              <text:p text:style-name="P2"><text:span text:style-name="T1">Idc→</text:span><text:span text:style-name="T2">id </text:span><text:span text:style-name="T1">• </text:span><text:span text:style-name="T2">egl nb</text:span><text:span text:style-name="T1"> </text:span></text:p>
            </draw:text-box>
          </draw:frame>
        </draw:g>
        <draw:g>
          <draw:line draw:style-name="gr18" draw:text-style-name="P1" draw:layer="layout" svg:x1="48.911cm" svg:y1="15.819cm" svg:x2="48.911cm" svg:y2="17.465cm">
            <text:p/>
          </draw:line>
          <draw:frame draw:style-name="gr11" draw:text-style-name="P3" draw:layer="layout" svg:width="1.996cm" svg:height="1.023cm" svg:x="47.912cm" svg:y="16.131cm">
            <draw:text-box>
              <text:p text:style-name="P2"><text:span text:style-name="T2">id</text:span></text:p>
            </draw:text-box>
          </draw:frame>
        </draw:g>
        <draw:g>
          <draw:g>
            <draw:polygon draw:style-name="gr19" draw:text-style-name="P8" draw:layer="layout" svg:width="3.537cm" svg:height="1.216cm" svg:x="47.142cm" svg:y="20.327cm" svg:viewBox="0 0 3538 1217" draw:points="0,1217 3538,1217 3538,0 0,0">
              <text:p/>
            </draw:polygon>
            <draw:polygon draw:style-name="gr4" draw:text-style-name="P1" draw:layer="layout" svg:width="3.537cm" svg:height="1.216cm" svg:x="47.142cm" svg:y="20.327cm" svg:viewBox="0 0 3538 1217" draw:points="0,1217 3538,1217 3538,0 0,0">
              <text:p/>
            </draw:polygon>
          </draw:g>
          <draw:frame draw:style-name="gr20" draw:text-style-name="P3" draw:layer="layout" svg:width="3.538cm" svg:height="1.214cm" svg:x="47.142cm" svg:y="20.328cm">
            <draw:text-box>
              <text:p text:style-name="P2"><text:span text:style-name="T1">Idc→</text:span><text:span text:style-name="T2">id egl </text:span><text:span text:style-name="T1">• </text:span><text:span text:style-name="T2">nb</text:span><text:span text:style-name="T1"> </text:span></text:p>
            </draw:text-box>
          </draw:frame>
        </draw:g>
        <draw:g>
          <draw:line draw:style-name="gr21" draw:text-style-name="P1" draw:layer="layout" svg:x1="48.911cm" svg:y1="18.68cm" svg:x2="48.911cm" svg:y2="20.326cm">
            <text:p/>
          </draw:line>
          <draw:frame draw:style-name="gr11" draw:text-style-name="P3" draw:layer="layout" svg:width="1.996cm" svg:height="1.023cm" svg:x="47.912cm" svg:y="18.993cm">
            <draw:text-box>
              <text:p text:style-name="P2"><text:span text:style-name="T2">egl</text:span></text:p>
            </draw:text-box>
          </draw:frame>
        </draw:g>
        <draw:g>
          <draw:g>
            <draw:polygon draw:style-name="gr22" draw:text-style-name="P9" draw:layer="layout" svg:width="3.537cm" svg:height="1.216cm" svg:x="47.142cm" svg:y="23.187cm" svg:viewBox="0 0 3538 1217" draw:points="0,1217 3538,1217 3538,0 0,0">
              <text:p/>
            </draw:polygon>
            <draw:polygon draw:style-name="gr4" draw:text-style-name="P1" draw:layer="layout" svg:width="3.537cm" svg:height="1.216cm" svg:x="47.142cm" svg:y="23.187cm" svg:viewBox="0 0 3538 1217" draw:points="0,1217 3538,1217 3538,0 0,0">
              <text:p/>
            </draw:polygon>
          </draw:g>
          <draw:frame draw:style-name="gr17" draw:text-style-name="P3" draw:layer="layout" svg:width="3.538cm" svg:height="1.215cm" svg:x="47.142cm" svg:y="23.188cm">
            <draw:text-box>
              <text:p text:style-name="P2"><text:span text:style-name="T1">Idc→</text:span><text:span text:style-name="T2">id</text:span><text:span text:style-name="T1"> </text:span><text:span text:style-name="T2">egl nb </text:span><text:span text:style-name="T1">• </text:span></text:p>
            </draw:text-box>
          </draw:frame>
        </draw:g>
        <draw:g>
          <draw:line draw:style-name="gr23" draw:text-style-name="P1" draw:layer="layout" svg:x1="48.911cm" svg:y1="21.54cm" svg:x2="48.911cm" svg:y2="23.186cm">
            <text:p/>
          </draw:line>
          <draw:frame draw:style-name="gr11" draw:text-style-name="P3" draw:layer="layout" svg:width="1.996cm" svg:height="1.023cm" svg:x="47.912cm" svg:y="21.852cm">
            <draw:text-box>
              <text:p text:style-name="P2"><text:span text:style-name="T2">nb</text:span></text:p>
            </draw:text-box>
          </draw:frame>
        </draw:g>
        <draw:g>
          <draw:g>
            <draw:polygon draw:style-name="gr24" draw:text-style-name="P10" draw:layer="layout" svg:width="3.537cm" svg:height="1.216cm" svg:x="52.977cm" svg:y="20.327cm" svg:viewBox="0 0 3538 1217" draw:points="0,1217 3538,1217 3538,0 0,0">
              <text:p/>
            </draw:polygon>
            <draw:polygon draw:style-name="gr4" draw:text-style-name="P1" draw:layer="layout" svg:width="3.537cm" svg:height="1.216cm" svg:x="52.977cm" svg:y="20.327cm" svg:viewBox="0 0 3538 1217" draw:points="0,1217 3538,1217 3538,0 0,0">
              <text:p/>
            </draw:polygon>
          </draw:g>
          <draw:frame draw:style-name="gr25" draw:text-style-name="P3" draw:layer="layout" svg:width="3.538cm" svg:height="1.45cm" svg:x="52.976cm" svg:y="20.209cm">
            <draw:text-box>
              <text:p text:style-name="P2"><text:span text:style-name="T1">Idc→Idc </text:span><text:span text:style-name="T2">vrg id </text:span><text:span text:style-name="T1">• </text:span><text:span text:style-name="T2">egl nb</text:span><text:span text:style-name="T1"> </text:span></text:p>
            </draw:text-box>
          </draw:frame>
        </draw:g>
        <draw:g>
          <draw:g>
            <draw:polygon draw:style-name="gr26" draw:text-style-name="P11" draw:layer="layout" svg:width="3.537cm" svg:height="1.216cm" svg:x="52.977cm" svg:y="23.187cm" svg:viewBox="0 0 3538 1217" draw:points="0,1217 3538,1217 3538,0 0,0">
              <text:p/>
            </draw:polygon>
            <draw:polygon draw:style-name="gr4" draw:text-style-name="P1" draw:layer="layout" svg:width="3.537cm" svg:height="1.216cm" svg:x="52.977cm" svg:y="23.187cm" svg:viewBox="0 0 3538 1217" draw:points="0,1217 3538,1217 3538,0 0,0">
              <text:p/>
            </draw:polygon>
          </draw:g>
          <draw:frame draw:style-name="gr27" draw:text-style-name="P3" draw:layer="layout" svg:width="3.538cm" svg:height="1.449cm" svg:x="52.976cm" svg:y="23.07cm">
            <draw:text-box>
              <text:p text:style-name="P2"><text:span text:style-name="T1">Idc→Idc </text:span><text:span text:style-name="T2">vrg id egl </text:span><text:span text:style-name="T1">• </text:span><text:span text:style-name="T2">nb</text:span><text:span text:style-name="T1"> </text:span></text:p>
            </draw:text-box>
          </draw:frame>
        </draw:g>
        <draw:g>
          <draw:line draw:style-name="gr28" draw:text-style-name="P1" draw:layer="layout" svg:x1="54.745cm" svg:y1="21.54cm" svg:x2="54.745cm" svg:y2="23.185cm">
            <text:p/>
          </draw:line>
          <draw:frame draw:style-name="gr11" draw:text-style-name="P3" draw:layer="layout" svg:width="1.995cm" svg:height="1.023cm" svg:x="53.747cm" svg:y="21.852cm">
            <draw:text-box>
              <text:p text:style-name="P2"><text:span text:style-name="T2">egl</text:span></text:p>
            </draw:text-box>
          </draw:frame>
        </draw:g>
        <draw:g>
          <draw:g>
            <draw:polygon draw:style-name="gr29" draw:text-style-name="P12" draw:layer="layout" svg:width="3.537cm" svg:height="1.216cm" svg:x="52.977cm" svg:y="26.048cm" svg:viewBox="0 0 3538 1217" draw:points="0,1217 3538,1217 3538,0 0,0">
              <text:p/>
            </draw:polygon>
            <draw:polygon draw:style-name="gr4" draw:text-style-name="P1" draw:layer="layout" svg:width="3.537cm" svg:height="1.216cm" svg:x="52.977cm" svg:y="26.048cm" svg:viewBox="0 0 3538 1217" draw:points="0,1217 3538,1217 3538,0 0,0">
              <text:p/>
            </draw:polygon>
          </draw:g>
          <draw:frame draw:style-name="gr27" draw:text-style-name="P3" draw:layer="layout" svg:width="3.538cm" svg:height="1.449cm" svg:x="52.976cm" svg:y="25.931cm">
            <draw:text-box>
              <text:p text:style-name="P2"><text:span text:style-name="T1">Idc→Idc </text:span><text:span text:style-name="T2">vrg id</text:span><text:span text:style-name="T1"> </text:span><text:span text:style-name="T2">egl nb </text:span><text:span text:style-name="T1">• </text:span></text:p>
            </draw:text-box>
          </draw:frame>
        </draw:g>
        <draw:g>
          <draw:line draw:style-name="gr30" draw:text-style-name="P1" draw:layer="layout" svg:x1="54.745cm" svg:y1="24.402cm" svg:x2="54.745cm" svg:y2="26.048cm">
            <text:p/>
          </draw:line>
          <draw:frame draw:style-name="gr11" draw:text-style-name="P3" draw:layer="layout" svg:width="1.995cm" svg:height="1.023cm" svg:x="53.747cm" svg:y="24.715cm">
            <draw:text-box>
              <text:p text:style-name="P2"><text:span text:style-name="T2">nb</text:span></text:p>
            </draw:text-box>
          </draw:frame>
        </draw:g>
        <draw:g>
          <draw:g>
            <draw:polygon draw:style-name="gr31" draw:text-style-name="P13" draw:layer="layout" svg:width="3.537cm" svg:height="1.216cm" svg:x="52.977cm" svg:y="17.465cm" svg:viewBox="0 0 3538 1217" draw:points="0,1217 3538,1217 3538,0 0,0">
              <text:p/>
            </draw:polygon>
            <draw:polygon draw:style-name="gr4" draw:text-style-name="P1" draw:layer="layout" svg:width="3.537cm" svg:height="1.216cm" svg:x="52.977cm" svg:y="17.465cm" svg:viewBox="0 0 3538 1217" draw:points="0,1217 3538,1217 3538,0 0,0">
              <text:p/>
            </draw:polygon>
          </draw:g>
          <draw:frame draw:style-name="gr27" draw:text-style-name="P3" draw:layer="layout" svg:width="3.538cm" svg:height="1.449cm" svg:x="52.976cm" svg:y="17.349cm">
            <draw:text-box>
              <text:p text:style-name="P2"><text:span text:style-name="T1">Idc→Idc </text:span><text:span text:style-name="T2">vrg </text:span><text:span text:style-name="T1">•</text:span><text:span text:style-name="T2"> id</text:span><text:span text:style-name="T1"> </text:span><text:span text:style-name="T2">egl nb</text:span><text:span text:style-name="T1"> </text:span></text:p>
            </draw:text-box>
          </draw:frame>
        </draw:g>
        <draw:g>
          <draw:line draw:style-name="gr32" draw:text-style-name="P1" draw:layer="layout" svg:x1="54.745cm" svg:y1="18.68cm" svg:x2="54.745cm" svg:y2="20.325cm">
            <text:p/>
          </draw:line>
          <draw:frame draw:style-name="gr11" draw:text-style-name="P3" draw:layer="layout" svg:width="1.995cm" svg:height="1.023cm" svg:x="53.747cm" svg:y="18.993cm">
            <draw:text-box>
              <text:p text:style-name="P2"><text:span text:style-name="T2">id</text:span></text:p>
            </draw:text-box>
          </draw:frame>
        </draw:g>
        <draw:g>
          <draw:line draw:style-name="gr33" draw:text-style-name="P1" draw:layer="layout" svg:x1="54.745cm" svg:y1="15.819cm" svg:x2="54.745cm" svg:y2="17.464cm">
            <text:p/>
          </draw:line>
          <draw:frame draw:style-name="gr11" draw:text-style-name="P3" draw:layer="layout" svg:width="1.995cm" svg:height="1.023cm" svg:x="53.747cm" svg:y="16.131cm">
            <draw:text-box>
              <text:p text:style-name="P2"><text:span text:style-name="T2">vrg</text:span></text:p>
            </draw:text-box>
          </draw:frame>
        </draw:g>
        <draw:g>
          <draw:g>
            <draw:polygon draw:style-name="gr34" draw:text-style-name="P14" draw:layer="layout" svg:width="3.537cm" svg:height="1.843cm" svg:x="52.977cm" svg:y="9.528cm" svg:viewBox="0 0 3538 1844" draw:points="0,1844 3538,1844 3538,0 0,0">
              <text:p/>
            </draw:polygon>
            <draw:polygon draw:style-name="gr4" draw:text-style-name="P1" draw:layer="layout" svg:width="3.537cm" svg:height="1.843cm" svg:x="52.977cm" svg:y="9.528cm" svg:viewBox="0 0 3538 1844" draw:points="0,1844 3538,1844 3538,0 0,0">
              <text:p/>
            </draw:polygon>
          </draw:g>
          <draw:frame draw:style-name="gr35" draw:text-style-name="P3" draw:layer="layout" svg:width="3.538cm" svg:height="1.842cm" svg:x="52.976cm" svg:y="9.528cm">
            <draw:text-box>
              <text:p text:style-name="P2"><text:span text:style-name="T1">Idv→Idv • </text:span><text:span text:style-name="T2">vrg id</text:span><text:span text:style-name="T2"><text:line-break/></text:span><text:span text:style-name="T1">D→</text:span><text:span text:style-name="T2">var </text:span><text:span text:style-name="T1">Idv • </text:span></text:p>
            </draw:text-box>
          </draw:frame>
        </draw:g>
        <draw:g>
          <draw:line draw:style-name="gr36" draw:text-style-name="P1" draw:layer="layout" svg:x1="50.643cm" svg:y1="10.448cm" svg:x2="52.976cm" svg:y2="10.448cm">
            <text:p/>
          </draw:line>
          <draw:frame draw:style-name="gr2" draw:text-style-name="P3" draw:layer="layout" svg:width="1.997cm" svg:height="1.022cm" svg:x="50.811cm" svg:y="9.937cm">
            <draw:text-box>
              <text:p text:style-name="P2"><text:span text:style-name="T1">Idv</text:span></text:p>
            </draw:text-box>
          </draw:frame>
        </draw:g>
        <draw:g>
          <draw:g>
            <draw:polygon draw:style-name="gr37" draw:text-style-name="P15" draw:layer="layout" svg:width="3.537cm" svg:height="1.081cm" svg:x="47.107cm" svg:y="4.274cm" svg:viewBox="0 0 3538 1082" draw:points="0,1082 3538,1082 3538,0 0,0">
              <text:p/>
            </draw:polygon>
            <draw:polygon draw:style-name="gr4" draw:text-style-name="P1" draw:layer="layout" svg:width="3.537cm" svg:height="1.081cm" svg:x="47.107cm" svg:y="4.274cm" svg:viewBox="0 0 3538 1082" draw:points="0,1082 3538,1082 3538,0 0,0">
              <text:p/>
            </draw:polygon>
          </draw:g>
          <draw:frame draw:style-name="gr38" draw:text-style-name="P3" draw:layer="layout" svg:width="3.535cm" svg:height="1.079cm" svg:x="47.108cm" svg:y="4.275cm">
            <draw:text-box>
              <text:p text:style-name="P2"><text:span text:style-name="T1">Idv→</text:span><text:span text:style-name="T2">id</text:span><text:span text:style-name="T1">•</text:span></text:p>
            </draw:text-box>
          </draw:frame>
        </draw:g>
        <draw:g>
          <draw:line draw:style-name="gr39" draw:text-style-name="P1" draw:layer="layout" svg:x1="48.875cm" svg:y1="7.824cm" svg:x2="48.875cm" svg:y2="5.354cm">
            <text:p/>
          </draw:line>
          <draw:frame draw:style-name="gr11" draw:text-style-name="P3" draw:layer="layout" svg:width="1.997cm" svg:height="1.023cm" svg:x="47.877cm" svg:y="6.078cm">
            <draw:text-box>
              <text:p text:style-name="P2"><text:span text:style-name="T2">id</text:span></text:p>
            </draw:text-box>
          </draw:frame>
        </draw:g>
        <draw:g>
          <draw:g>
            <draw:polygon draw:style-name="gr40" draw:text-style-name="P16" draw:layer="layout" svg:width="3.537cm" svg:height="0.875cm" svg:x="52.977cm" svg:y="7.824cm" svg:viewBox="0 0 3538 876" draw:points="0,876 3538,876 3538,0 0,0">
              <text:p/>
            </draw:polygon>
            <draw:polygon draw:style-name="gr4" draw:text-style-name="P1" draw:layer="layout" svg:width="3.537cm" svg:height="0.875cm" svg:x="52.977cm" svg:y="7.824cm" svg:viewBox="0 0 3538 876" draw:points="0,876 3538,876 3538,0 0,0">
              <text:p/>
            </draw:polygon>
          </draw:g>
          <draw:frame draw:style-name="gr41" draw:text-style-name="P3" draw:layer="layout" svg:width="3.538cm" svg:height="0.876cm" svg:x="52.976cm" svg:y="7.823cm">
            <draw:text-box>
              <text:p text:style-name="P2"><text:span text:style-name="T1">Idv→Idv </text:span><text:span text:style-name="T2">vrg </text:span><text:span text:style-name="T1">• </text:span><text:span text:style-name="T2">id</text:span></text:p>
            </draw:text-box>
          </draw:frame>
        </draw:g>
        <draw:g>
          <draw:line draw:style-name="gr42" draw:text-style-name="P1" draw:layer="layout" svg:x1="54.745cm" svg:y1="9.527cm" svg:x2="54.745cm" svg:y2="8.699cm">
            <text:p/>
          </draw:line>
          <draw:frame draw:style-name="gr11" draw:text-style-name="P3" draw:layer="layout" svg:width="1.995cm" svg:height="1.023cm" svg:x="53.747cm" svg:y="8.602cm">
            <draw:text-box>
              <text:p text:style-name="P2"><text:span text:style-name="T2">vrg</text:span></text:p>
            </draw:text-box>
          </draw:frame>
        </draw:g>
        <draw:g>
          <draw:g>
            <draw:polygon draw:style-name="gr43" draw:text-style-name="P17" draw:layer="layout" svg:width="3.537cm" svg:height="0.995cm" svg:x="52.977cm" svg:y="4.274cm" svg:viewBox="0 0 3538 996" draw:points="0,996 3538,996 3538,0 0,0">
              <text:p/>
            </draw:polygon>
            <draw:polygon draw:style-name="gr4" draw:text-style-name="P1" draw:layer="layout" svg:width="3.537cm" svg:height="0.995cm" svg:x="52.977cm" svg:y="4.274cm" svg:viewBox="0 0 3538 996" draw:points="0,996 3538,996 3538,0 0,0">
              <text:p/>
            </draw:polygon>
          </draw:g>
          <draw:frame draw:style-name="gr44" draw:text-style-name="P3" draw:layer="layout" svg:width="3.538cm" svg:height="0.992cm" svg:x="52.976cm" svg:y="4.275cm">
            <draw:text-box>
              <text:p text:style-name="P2"><text:span text:style-name="T1">Idv→Idv </text:span><text:span text:style-name="T2">vrg id</text:span><text:span text:style-name="T1">• </text:span></text:p>
            </draw:text-box>
          </draw:frame>
        </draw:g>
        <draw:g>
          <draw:line draw:style-name="gr45" draw:text-style-name="P1" draw:layer="layout" svg:x1="54.745cm" svg:y1="7.822cm" svg:x2="54.745cm" svg:y2="5.268cm">
            <text:p/>
          </draw:line>
          <draw:frame draw:style-name="gr11" draw:text-style-name="P3" draw:layer="layout" svg:width="1.995cm" svg:height="1.023cm" svg:x="53.747cm" svg:y="6.036cm">
            <draw:text-box>
              <text:p text:style-name="P2"><text:span text:style-name="T2">id</text:span></text:p>
            </draw:text-box>
          </draw:frame>
        </draw:g>
        <draw:g>
          <draw:polyline draw:style-name="gr46" draw:text-style-name="P1" draw:layer="layout" svg:width="2.759cm" svg:height="0.206cm" svg:x="38.549cm" svg:y="14.378cm" svg:viewBox="0 0 2760 207" draw:points="2760,207 1699,207 1699,0 0,0">
            <text:p/>
          </draw:polyline>
          <draw:frame draw:style-name="gr2" draw:text-style-name="P3" draw:layer="layout" svg:width="1.995cm" svg:height="1.022cm" svg:x="39.019cm" svg:y="13.868cm">
            <draw:text-box>
              <text:p text:style-name="P2"><text:span text:style-name="T1">Li</text:span></text:p>
            </draw:text-box>
          </draw:frame>
        </draw:g>
        <draw:g>
          <draw:polyline draw:style-name="gr47" draw:text-style-name="P1" draw:layer="layout" svg:width="3.957cm" svg:height="2.285cm" svg:x="30.988cm" svg:y="13.335cm" svg:viewBox="0 0 3958 2286" draw:points="3958,2286 2042,2286 2042,0 0,0">
            <text:p/>
          </draw:polyline>
          <draw:frame draw:style-name="gr48" draw:text-style-name="P3" draw:layer="layout" svg:width="3.603cm" svg:height="1.529cm" svg:x="31.226cm" svg:y="13.651cm">
            <draw:text-box>
              <text:p text:style-name="P2"><text:span text:style-name="T2">ecrire</text:span></text:p>
            </draw:text-box>
          </draw:frame>
        </draw:g>
        <draw:g>
          <draw:line draw:style-name="gr49" draw:text-style-name="P1" draw:layer="layout" svg:x1="36.781cm" svg:y1="13.741cm" svg:x2="36.781cm" svg:y2="12.259cm">
            <text:p/>
          </draw:line>
          <draw:frame draw:style-name="gr11" draw:text-style-name="P3" draw:layer="layout" svg:width="1.994cm" svg:height="1.023cm" svg:x="35.784cm" svg:y="12.489cm">
            <draw:text-box>
              <text:p text:style-name="P2"><text:span text:style-name="T2">lire</text:span></text:p>
            </draw:text-box>
          </draw:frame>
        </draw:g>
        <draw:g>
          <draw:g>
            <draw:polygon draw:style-name="gr50" draw:text-style-name="P18" draw:layer="layout" svg:width="3.537cm" svg:height="0.824cm" svg:x="35.013cm" svg:y="18.845cm" svg:viewBox="0 0 3538 825" draw:points="0,825 3538,825 3538,0 0,0">
              <text:p/>
            </draw:polygon>
            <draw:polygon draw:style-name="gr4" draw:text-style-name="P1" draw:layer="layout" svg:width="3.537cm" svg:height="0.824cm" svg:x="35.013cm" svg:y="18.845cm" svg:viewBox="0 0 3538 825" draw:points="0,825 3538,825 3538,0 0,0">
              <text:p/>
            </draw:polygon>
          </draw:g>
          <draw:frame draw:style-name="gr51" draw:text-style-name="P3" draw:layer="layout" svg:width="3.536cm" svg:height="0.825cm" svg:x="35.013cm" svg:y="18.844cm">
            <draw:text-box>
              <text:p text:style-name="P2"><text:span text:style-name="T1">I→</text:span><text:span text:style-name="T2">id </text:span><text:span text:style-name="T1">•</text:span><text:span text:style-name="T2"> pegl</text:span><text:span text:style-name="T1"> E</text:span></text:p>
            </draw:text-box>
          </draw:frame>
        </draw:g>
        <draw:g>
          <draw:polyline draw:style-name="gr52" draw:text-style-name="P1" draw:layer="layout" svg:width="1.061cm" svg:height="3.335cm" svg:x="38.549cm" svg:y="15.923cm" svg:viewBox="0 0 1062 3336" draw:points="0,0 1062,0 1062,3336 0,3336">
            <text:p/>
          </draw:polyline>
          <draw:frame draw:style-name="gr2" draw:text-style-name="P3" draw:layer="layout" svg:width="1.994cm" svg:height="1.022cm" svg:x="38.612cm" svg:y="17.079cm">
            <draw:text-box>
              <text:p text:style-name="P2"><text:span text:style-name="T2">id</text:span></text:p>
            </draw:text-box>
          </draw:frame>
        </draw:g>
        <draw:g>
          <draw:line draw:style-name="gr53" draw:text-style-name="P1" draw:layer="layout" svg:x1="36.781cm" svg:y1="19.668cm" svg:x2="36.781cm" svg:y2="21.15cm">
            <text:p/>
          </draw:line>
          <draw:frame draw:style-name="gr54" draw:text-style-name="P3" draw:layer="layout" svg:width="1.994cm" svg:height="1.024cm" svg:x="35.784cm" svg:y="19.896cm">
            <draw:text-box>
              <text:p text:style-name="P2"><text:span text:style-name="T2">pegl</text:span></text:p>
            </draw:text-box>
          </draw:frame>
        </draw:g>
        <draw:g>
          <draw:g>
            <draw:polygon draw:style-name="gr55" draw:text-style-name="P19" draw:layer="layout" svg:width="3.537cm" svg:height="3.386cm" svg:x="29.663cm" svg:y="21.031cm" svg:viewBox="0 0 3538 3387" draw:points="0,3387 3538,3387 3538,0 0,0">
              <text:p/>
            </draw:polygon>
            <draw:polygon draw:style-name="gr4" draw:text-style-name="P1" draw:layer="layout" svg:width="3.537cm" svg:height="3.386cm" svg:x="29.663cm" svg:y="21.031cm" svg:viewBox="0 0 3538 3387" draw:points="0,3387 3538,3387 3538,0 0,0">
              <text:p/>
            </draw:polygon>
          </draw:g>
          <draw:frame draw:style-name="gr56" draw:text-style-name="P3" draw:layer="layout" svg:width="3.536cm" svg:height="3.763cm" svg:x="29.664cm" svg:y="20.843cm">
            <draw:text-box>
              <text:p text:style-name="P2"><text:span text:style-name="T1">I→</text:span><text:span text:style-name="T2">id pegl </text:span><text:span text:style-name="T1">E • </text:span><text:span text:style-name="T1"><text:line-break/></text:span><text:span text:style-name="T1">opA→• </text:span><text:span text:style-name="T2">pls (E31)</text:span><text:span text:style-name="T2"><text:line-break/></text:span><text:span text:style-name="T1">opA→• </text:span><text:span text:style-name="T2">mns (E30)</text:span><text:span text:style-name="T2"><text:line-break/></text:span><text:span text:style-name="T1">opM→• </text:span><text:span text:style-name="T2">mul (E29)</text:span><text:span text:style-name="T2"><text:line-break/></text:span><text:span text:style-name="T1">opM→• </text:span><text:span text:style-name="T2">div (E28)</text:span></text:p>
            </draw:text-box>
          </draw:frame>
        </draw:g>
        <draw:g>
          <draw:polyline draw:style-name="gr57" draw:text-style-name="P1" draw:layer="layout" svg:width="1.643cm" svg:height="0.063cm" svg:x="33.371cm" svg:y="23.393cm" svg:viewBox="0 0 1644 64" draw:points="1644,64 581,64 581,0 0,0">
            <text:p/>
          </draw:polyline>
          <draw:frame draw:style-name="gr2" draw:text-style-name="P3" draw:layer="layout" svg:width="1.996cm" svg:height="1.022cm" svg:x="33.167cm" svg:y="22.945cm">
            <draw:text-box>
              <text:p text:style-name="P2"><text:span text:style-name="T1">E</text:span></text:p>
            </draw:text-box>
          </draw:frame>
        </draw:g>
        <draw:g>
          <draw:line draw:style-name="gr58" draw:text-style-name="P1" draw:layer="layout" svg:x1="36.781cm" svg:y1="26.089cm" svg:x2="36.781cm" svg:y2="28.145cm">
            <text:p/>
          </draw:line>
          <draw:frame draw:style-name="gr59" draw:text-style-name="P3" draw:layer="layout" svg:width="1.994cm" svg:height="1.021cm" svg:x="35.784cm" svg:y="26.608cm">
            <draw:text-box>
              <text:p text:style-name="P2"><text:span text:style-name="T2">ptho</text:span></text:p>
            </draw:text-box>
          </draw:frame>
        </draw:g>
        <draw:g>
          <draw:polyline draw:style-name="gr60" draw:text-style-name="P1" draw:layer="layout" svg:width="5.855cm" svg:height="7.395cm" svg:x="23.448cm" svg:y="30.879cm" svg:viewBox="0 0 5856 7396" draw:points="5856,0 4811,0 4811,7396 0,7396">
            <text:p/>
          </draw:polyline>
          <draw:frame draw:style-name="gr2" draw:text-style-name="P3" draw:layer="layout" svg:width="1.997cm" svg:height="1.022cm" svg:x="25.698cm" svg:y="37.685cm">
            <draw:text-box>
              <text:p text:style-name="P2"><text:span text:style-name="T2">pls</text:span></text:p>
            </draw:text-box>
          </draw:frame>
        </draw:g>
        <draw:g>
          <draw:polyline draw:style-name="gr61" draw:text-style-name="P1" draw:layer="layout" svg:width="5.855cm" svg:height="2.495cm" svg:x="23.448cm" svg:y="31.924cm" svg:viewBox="0 0 5856 2496" draw:points="5856,0 4811,0 4811,2496 0,2496">
            <text:p/>
          </draw:polyline>
          <draw:frame draw:style-name="gr2" draw:text-style-name="P3" draw:layer="layout" svg:width="1.998cm" svg:height="1.022cm" svg:x="25.256cm" svg:y="33.897cm">
            <draw:text-box>
              <text:p text:style-name="P2"><text:span text:style-name="T2">mns</text:span></text:p>
            </draw:text-box>
          </draw:frame>
        </draw:g>
        <draw:g>
          <draw:polyline draw:style-name="gr62" draw:text-style-name="P1" draw:layer="layout" svg:width="5.855cm" svg:height="2.031cm" svg:x="23.376cm" svg:y="30.532cm" svg:viewBox="0 0 5856 2032" draw:points="5856,2032 4795,2032 4795,0 0,0">
            <text:p/>
          </draw:polyline>
          <draw:frame draw:style-name="gr11" draw:text-style-name="P3" draw:layer="layout" svg:width="1.996cm" svg:height="1.023cm" svg:x="25.126cm" svg:y="30.043cm">
            <draw:text-box>
              <text:p text:style-name="P2"><text:span text:style-name="T2">mul</text:span></text:p>
            </draw:text-box>
          </draw:frame>
        </draw:g>
        <draw:g>
          <draw:polyline draw:style-name="gr63" draw:text-style-name="P1" draw:layer="layout" svg:width="5.855cm" svg:height="6.458cm" svg:x="23.376cm" svg:y="26.797cm" svg:viewBox="0 0 5856 6459" draw:points="5856,6459 4835,6459 4835,0 0,0">
            <text:p/>
          </draw:polyline>
          <draw:frame draw:style-name="gr11" draw:text-style-name="P3" draw:layer="layout" svg:width="1.997cm" svg:height="1.023cm" svg:x="25.796cm" svg:y="26.278cm">
            <draw:text-box>
              <text:p text:style-name="P2"><text:span text:style-name="T2">div</text:span></text:p>
            </draw:text-box>
          </draw:frame>
        </draw:g>
        <draw:g>
          <draw:polyline draw:style-name="gr64" draw:text-style-name="P1" draw:layer="layout" svg:width="2.122cm" svg:height="0.906cm" svg:x="32.891cm" svg:y="30.576cm" svg:viewBox="0 0 2123 907" draw:points="2123,907 1062,907 1062,0 0,0">
            <text:p/>
          </draw:polyline>
          <draw:frame draw:style-name="gr2" draw:text-style-name="P3" draw:layer="layout" svg:width="1.997cm" svg:height="1.022cm" svg:x="32.953cm" svg:y="30.519cm">
            <draw:text-box>
              <text:p text:style-name="P2"><text:span text:style-name="T1">E</text:span></text:p>
            </draw:text-box>
          </draw:frame>
        </draw:g>
        <draw:g>
          <draw:g>
            <draw:polygon draw:style-name="gr65" draw:text-style-name="P20" draw:layer="layout" svg:width="3.537cm" svg:height="0.989cm" svg:x="29.355cm" svg:y="36.627cm" svg:viewBox="0 0 3538 990" draw:points="0,990 3538,990 3538,0 0,0">
              <text:p/>
            </draw:polygon>
            <draw:polygon draw:style-name="gr4" draw:text-style-name="P1" draw:layer="layout" svg:width="3.537cm" svg:height="0.989cm" svg:x="29.355cm" svg:y="36.627cm" svg:viewBox="0 0 3538 990" draw:points="0,990 3538,990 3538,0 0,0">
              <text:p/>
            </draw:polygon>
          </draw:g>
          <draw:frame draw:style-name="gr66" draw:text-style-name="P3" draw:layer="layout" svg:width="3.538cm" svg:height="0.987cm" svg:x="29.354cm" svg:y="36.627cm">
            <draw:text-box>
              <text:p text:style-name="P2"><text:span text:style-name="T1">E→</text:span><text:span text:style-name="T2">ptho </text:span><text:span text:style-name="T1">E </text:span><text:span text:style-name="T2">pthf </text:span><text:span text:style-name="T1">• </text:span></text:p>
            </draw:text-box>
          </draw:frame>
        </draw:g>
        <draw:g>
          <draw:line draw:style-name="gr67" draw:text-style-name="P1" draw:layer="layout" svg:x1="31.123cm" svg:y1="32.716cm" svg:x2="31.123cm" svg:y2="36.626cm">
            <text:p/>
          </draw:line>
          <draw:frame draw:style-name="gr2" draw:text-style-name="P3" draw:layer="layout" svg:width="1.997cm" svg:height="1.022cm" svg:x="30.124cm" svg:y="34.161cm">
            <draw:text-box>
              <text:p text:style-name="P2"><text:span text:style-name="T2">pthf</text:span></text:p>
            </draw:text-box>
          </draw:frame>
        </draw:g>
        <draw:g>
          <draw:g>
            <draw:polygon draw:style-name="gr68" draw:text-style-name="P21" draw:layer="layout" svg:width="3.537cm" svg:height="0.865cm" svg:x="42.086cm" svg:y="22.755cm" svg:viewBox="0 0 3538 866" draw:points="0,866 3538,866 3538,0 0,0">
              <text:p/>
            </draw:polygon>
            <draw:polygon draw:style-name="gr69" draw:text-style-name="P21" draw:layer="layout" svg:width="3.537cm" svg:height="0.865cm" svg:x="42.086cm" svg:y="22.755cm" svg:viewBox="0 0 3538 866" draw:points="0,866 3538,866 3538,0 0,0">
              <text:p/>
            </draw:polygon>
          </draw:g>
          <draw:frame draw:style-name="gr70" draw:text-style-name="P22" draw:layer="layout" svg:width="3.536cm" svg:height="0.864cm" svg:x="42.086cm" svg:y="22.755cm">
            <draw:text-box>
              <text:p text:style-name="P2"><text:span text:style-name="T1">E→</text:span><text:span text:style-name="T2">nb</text:span><text:span text:style-name="T1">• </text:span></text:p>
            </draw:text-box>
          </draw:frame>
        </draw:g>
        <draw:g>
          <draw:polyline draw:style-name="gr71" draw:text-style-name="P1" draw:layer="layout" svg:width="3.537cm" svg:height="0.802cm" svg:x="38.549cm" svg:y="23.187cm" svg:viewBox="0 0 3538 803" draw:points="0,803 1509,803 1509,0 3538,0">
            <text:p/>
          </draw:polyline>
          <draw:frame draw:style-name="gr11" draw:text-style-name="P3" draw:layer="layout" svg:width="1.996cm" svg:height="1.023cm" svg:x="39.061cm" svg:y="22.776cm">
            <draw:text-box>
              <text:p text:style-name="P2"><text:span text:style-name="T2">nb</text:span></text:p>
            </draw:text-box>
          </draw:frame>
        </draw:g>
        <draw:g>
          <draw:g>
            <draw:polygon draw:style-name="gr68" draw:text-style-name="P21" draw:layer="layout" svg:width="3.537cm" svg:height="0.865cm" svg:x="40.671cm" svg:y="24.443cm" svg:viewBox="0 0 3538 866" draw:points="0,866 3538,866 3538,0 0,0">
              <text:p/>
            </draw:polygon>
            <draw:polygon draw:style-name="gr69" draw:text-style-name="P21" draw:layer="layout" svg:width="3.537cm" svg:height="0.865cm" svg:x="40.671cm" svg:y="24.443cm" svg:viewBox="0 0 3538 866" draw:points="0,866 3538,866 3538,0 0,0">
              <text:p/>
            </draw:polygon>
          </draw:g>
          <draw:frame draw:style-name="gr70" draw:text-style-name="P22" draw:layer="layout" svg:width="3.535cm" svg:height="0.864cm" svg:x="40.672cm" svg:y="24.443cm">
            <draw:text-box>
              <text:p text:style-name="P2"><text:span text:style-name="T1">E→</text:span><text:span text:style-name="T2">id</text:span><text:span text:style-name="T1">•</text:span></text:p>
            </draw:text-box>
          </draw:frame>
        </draw:g>
        <draw:g>
          <draw:polyline draw:style-name="gr72" draw:text-style-name="P1" draw:layer="layout" svg:width="2.122cm" svg:height="0.885cm" svg:x="38.549cm" svg:y="23.99cm" svg:viewBox="0 0 2123 886" draw:points="0,0 1062,0 1062,886 2123,886">
            <text:p/>
          </draw:polyline>
          <draw:frame draw:style-name="gr2" draw:text-style-name="P3" draw:layer="layout" svg:width="1.994cm" svg:height="1.022cm" svg:x="38.612cm" svg:y="23.92cm">
            <draw:text-box>
              <text:p text:style-name="P2"><text:span text:style-name="T2">id</text:span></text:p>
            </draw:text-box>
          </draw:frame>
        </draw:g>
        <draw:g>
          <draw:g>
            <draw:polygon draw:style-name="gr73" draw:text-style-name="P23" draw:layer="layout" svg:width="3.537cm" svg:height="4.173cm" svg:x="22.225cm" svg:y="10.352cm" svg:viewBox="0 0 3538 4174" draw:points="0,4174 3538,4174 3538,0 0,0">
              <text:p/>
            </draw:polygon>
            <draw:polygon draw:style-name="gr4" draw:text-style-name="P1" draw:layer="layout" svg:width="3.537cm" svg:height="4.173cm" svg:x="22.225cm" svg:y="10.352cm" svg:viewBox="0 0 3538 4174" draw:points="0,4174 3538,4174 3538,0 0,0">
              <text:p/>
            </draw:polygon>
          </draw:g>
          <draw:frame draw:style-name="gr74" draw:text-style-name="P3" draw:layer="layout" svg:width="3.537cm" svg:height="8.069cm" svg:x="22.225cm" svg:y="8.403cm">
            <draw:text-box>
              <text:p text:style-name="P2"><text:span text:style-name="T1">I→</text:span><text:span text:style-name="T2">ecrire</text:span><text:span text:style-name="T1"> E•</text:span></text:p>
              <text:p text:style-name="P2"><text:span text:style-name="T1">opA→• </text:span><text:span text:style-name="T2">pls (E31)</text:span><text:span text:style-name="T2"><text:line-break/></text:span><text:span text:style-name="T1">opA→• </text:span><text:span text:style-name="T2">mns (E30)</text:span><text:span text:style-name="T2"><text:line-break/></text:span><text:span text:style-name="T1">opM→• </text:span><text:span text:style-name="T2">mul (E29)</text:span><text:span text:style-name="T2"><text:line-break/></text:span><text:span text:style-name="T1">opM→• </text:span><text:span text:style-name="T2">div (E28)</text:span><text:span text:style-name="T3"><text:line-break/></text:span><text:span text:style-name="T3"/></text:p>
            </draw:text-box>
          </draw:frame>
        </draw:g>
        <draw:g>
          <draw:polyline draw:style-name="gr75" draw:text-style-name="P1" draw:layer="layout" svg:width="1.769cm" svg:height="1.125cm" svg:x="25.761cm" svg:y="12.438cm" svg:viewBox="0 0 1770 1126" draw:points="1770,1126 707,1126 707,0 0,0">
            <text:p/>
          </draw:polyline>
          <draw:frame draw:style-name="gr54" draw:text-style-name="P3" draw:layer="layout" svg:width="1.996cm" svg:height="1.024cm" svg:x="25.47cm" svg:y="12.694cm">
            <draw:text-box>
              <text:p text:style-name="P2"><text:span text:style-name="T1">E</text:span></text:p>
            </draw:text-box>
          </draw:frame>
        </draw:g>
        <draw:g>
          <draw:g>
            <draw:polygon draw:style-name="gr76" draw:text-style-name="P24" draw:layer="layout" svg:width="4.045cm" svg:height="5.254cm" svg:x="29.355cm" svg:y="28.542cm" svg:viewBox="0 0 4046 5255" draw:points="0,5255 4046,5255 4046,0 0,0">
              <text:p/>
            </draw:polygon>
            <draw:polygon draw:style-name="gr4" draw:text-style-name="P1" draw:layer="layout" svg:width="4.045cm" svg:height="5.254cm" svg:x="29.355cm" svg:y="28.542cm" svg:viewBox="0 0 4046 5255" draw:points="0,5255 4046,5255 4046,0 0,0">
              <text:p/>
            </draw:polygon>
          </draw:g>
          <draw:frame draw:style-name="gr77" draw:text-style-name="P3" draw:layer="layout" svg:width="4.045cm" svg:height="8.273cm" svg:x="29.354cm" svg:y="27.033cm">
            <draw:text-box>
              <text:p text:style-name="P2"><text:span text:style-name="T3"/></text:p>
              <text:p text:style-name="P2"><text:span text:style-name="T1">E→</text:span><text:span text:style-name="T2">ptho </text:span><text:span text:style-name="T1">E</text:span><text:span text:style-name="T2"> </text:span><text:span text:style-name="T1">• </text:span><text:span text:style-name="T2">pthf</text:span><text:span text:style-name="T3"><text:line-break/></text:span><text:span text:style-name="T1">opA→• </text:span><text:span text:style-name="T2">pls (E31)</text:span><text:span text:style-name="T2"><text:line-break/></text:span><text:span text:style-name="T1">opA→• </text:span><text:span text:style-name="T2">mns (E30)</text:span><text:span text:style-name="T2"><text:line-break/></text:span><text:span text:style-name="T1">opM→• </text:span><text:span text:style-name="T2">mul (E29)</text:span><text:span text:style-name="T2"><text:line-break/></text:span><text:span text:style-name="T1">opM→• </text:span><text:span text:style-name="T2">div (E28)</text:span></text:p>
            </draw:text-box>
          </draw:frame>
        </draw:g>
        <draw:g>
          <draw:polyline draw:style-name="gr78" draw:text-style-name="P1" draw:layer="layout" svg:width="3.89cm" svg:height="6.175cm" svg:x="38.549cm" svg:y="25.307cm" svg:viewBox="0 0 3891 6176" draw:points="0,6176 3891,6176 3891,0">
            <text:p/>
          </draw:polyline>
          <draw:frame draw:style-name="gr2" draw:text-style-name="P3" draw:layer="layout" svg:width="1.995cm" svg:height="1.022cm" svg:x="41.441cm" svg:y="30.148cm">
            <draw:text-box>
              <text:p text:style-name="P2"><text:span text:style-name="T2">Id</text:span></text:p>
            </draw:text-box>
          </draw:frame>
        </draw:g>
        <draw:g>
          <draw:polyline draw:style-name="gr79" draw:text-style-name="P1" draw:layer="layout" svg:width="6.649cm" svg:height="8.645cm" svg:x="38.549cm" svg:y="23.62cm" svg:viewBox="0 0 6650 8646" draw:points="0,8646 6650,8646 6650,0">
            <text:p/>
          </draw:polyline>
          <draw:frame draw:style-name="gr11" draw:text-style-name="P3" draw:layer="layout" svg:width="1.997cm" svg:height="1.023cm" svg:x="44.198cm" svg:y="31.3cm">
            <draw:text-box>
              <text:p text:style-name="P2"><text:span text:style-name="T2">nb</text:span></text:p>
            </draw:text-box>
          </draw:frame>
        </draw:g>
        <draw:g>
          <draw:polyline draw:style-name="gr80" draw:text-style-name="P1" draw:layer="layout" svg:width="1.061cm" svg:height="2.182cm" svg:x="38.549cm" svg:y="28.765cm" svg:viewBox="0 0 1062 2183" draw:points="0,2183 1062,2183 1062,0 0,0">
            <text:p/>
          </draw:polyline>
          <draw:frame draw:style-name="gr54" draw:text-style-name="P3" draw:layer="layout" svg:width="1.994cm" svg:height="1.024cm" svg:x="38.612cm" svg:y="29.344cm">
            <draw:text-box>
              <text:p text:style-name="P2"><text:span text:style-name="T2">ptho</text:span></text:p>
            </draw:text-box>
          </draw:frame>
        </draw:g>
        <draw:g>
          <draw:g>
            <draw:polygon draw:style-name="gr81" draw:text-style-name="P25" draw:layer="layout" svg:width="3.537cm" svg:height="0.742cm" svg:x="27.529cm" svg:y="10.352cm" svg:viewBox="0 0 3538 743" draw:points="0,743 3538,743 3538,0 0,0">
              <text:p/>
            </draw:polygon>
            <draw:polygon draw:style-name="gr4" draw:text-style-name="P1" draw:layer="layout" svg:width="3.537cm" svg:height="0.742cm" svg:x="27.529cm" svg:y="10.352cm" svg:viewBox="0 0 3538 743" draw:points="0,743 3538,743 3538,0 0,0">
              <text:p/>
            </draw:polygon>
          </draw:g>
          <draw:frame draw:style-name="gr82" draw:text-style-name="P3" draw:layer="layout" svg:width="3.537cm" svg:height="0.789cm" svg:x="27.529cm" svg:y="10.328cm">
            <draw:text-box>
              <text:p text:style-name="P2"><text:span text:style-name="T1">I→</text:span><text:span text:style-name="T2">ecrire</text:span><text:span text:style-name="T1">• E</text:span></text:p>
            </draw:text-box>
          </draw:frame>
        </draw:g>
        <draw:g>
          <draw:g>
            <draw:polygon draw:style-name="gr83" draw:text-style-name="P26" draw:layer="layout" svg:width="3.428cm" svg:height="4.94cm" svg:x="27.513cm" svg:y="11.162cm" svg:viewBox="0 0 3429 4941" draw:points="0,4941 3429,4941 3429,0 0,0">
              <text:p/>
            </draw:polygon>
            <draw:polygon draw:style-name="gr4" draw:text-style-name="P1" draw:layer="layout" svg:width="3.428cm" svg:height="4.94cm" svg:x="27.513cm" svg:y="11.162cm" svg:viewBox="0 0 3429 4941" draw:points="0,4941 3429,4941 3429,0 0,0">
              <text:p/>
            </draw:polygon>
          </draw:g>
          <draw:frame draw:style-name="gr84" draw:text-style-name="P3" draw:layer="layout" svg:width="3.429cm" svg:height="4.939cm" svg:x="27.513cm" svg:y="11.162cm">
            <draw:text-box>
              <text:p text:style-name="P2"><text:span text:style-name="T1">E→•</text:span><text:span text:style-name="T4">ptho</text:span><text:span text:style-name="T5"> E </text:span><text:span text:style-name="T4">pthf E24)</text:span><text:span text:style-name="T5"><text:line-break/></text:span><text:span text:style-name="T1">E→•E </text:span><text:span text:style-name="T2">opA </text:span><text:span text:style-name="T1">E</text:span><text:span text:style-name="T1"><text:line-break/></text:span><text:span text:style-name="T1">E→•E </text:span><text:span text:style-name="T2">opM </text:span><text:span text:style-name="T1">E</text:span><text:span text:style-name="T1"><text:line-break/></text:span><text:span text:style-name="T6">E→•</text:span><text:span text:style-name="T7">nb (E22)</text:span><text:span text:style-name="T2"><text:line-break/></text:span><text:span text:style-name="T8">E→•</text:span><text:span text:style-name="T9">id (E23)</text:span></text:p>
            </draw:text-box>
          </draw:frame>
        </draw:g>
        <draw:g>
          <draw:g>
            <draw:polygon draw:style-name="gr68" draw:text-style-name="P21" draw:layer="layout" svg:width="3.537cm" svg:height="1.235cm" svg:x="35.013cm" svg:y="28.147cm" svg:viewBox="0 0 3538 1236" draw:points="0,1236 3538,1236 3538,0 0,0">
              <text:p/>
            </draw:polygon>
            <draw:polygon draw:style-name="gr69" draw:text-style-name="P21" draw:layer="layout" svg:width="3.537cm" svg:height="1.235cm" svg:x="35.013cm" svg:y="28.147cm" svg:viewBox="0 0 3538 1236" draw:points="0,1236 3538,1236 3538,0 0,0">
              <text:p/>
            </draw:polygon>
          </draw:g>
          <draw:frame draw:style-name="gr85" draw:text-style-name="P22" draw:layer="layout" svg:width="3.536cm" svg:height="1.449cm" svg:x="35.013cm" svg:y="28.04cm">
            <draw:text-box>
              <text:p text:style-name="P2"><text:span text:style-name="T1">E→</text:span><text:span text:style-name="T2">ptho </text:span><text:span text:style-name="T1">• E </text:span><text:span text:style-name="T2">pthf</text:span></text:p>
            </draw:text-box>
          </draw:frame>
        </draw:g>
        <draw:g>
          <draw:g>
            <draw:polygon draw:style-name="gr86" draw:text-style-name="P27" draw:layer="layout" svg:width="3.537cm" svg:height="4.199cm" svg:x="35.013cm" svg:y="29.382cm" svg:viewBox="0 0 3538 4200" draw:points="0,4200 3538,4200 3538,0 0,0">
              <text:p/>
            </draw:polygon>
            <draw:polygon draw:style-name="gr87" draw:text-style-name="P27" draw:layer="layout" svg:width="3.537cm" svg:height="4.199cm" svg:x="35.013cm" svg:y="29.382cm" svg:viewBox="0 0 3538 4200" draw:points="0,4200 3538,4200 3538,0 0,0">
              <text:p/>
            </draw:polygon>
          </draw:g>
          <draw:frame draw:style-name="gr88" draw:text-style-name="P28" draw:layer="layout" svg:width="3.536cm" svg:height="4.199cm" svg:x="35.013cm" svg:y="29.382cm">
            <draw:text-box>
              <text:p text:style-name="P2"><text:span text:style-name="T1">E→• </text:span><text:span text:style-name="T2">ptho </text:span><text:span text:style-name="T1">E </text:span><text:span text:style-name="T2">pthf</text:span><text:span text:style-name="T1"><text:line-break/></text:span><text:span text:style-name="T1">E→•E </text:span><text:span text:style-name="T2">opA </text:span><text:span text:style-name="T1">E</text:span><text:span text:style-name="T1"><text:line-break/></text:span><text:span text:style-name="T1">E→•E </text:span><text:span text:style-name="T2">opM </text:span><text:span text:style-name="T1">E</text:span><text:span text:style-name="T3"><text:line-break/></text:span><text:span text:style-name="T6">E→•</text:span><text:span text:style-name="T7">nb (E22)</text:span><text:span text:style-name="T7"><text:line-break/></text:span><text:span text:style-name="T6">E→•</text:span><text:span text:style-name="T7">id (E23)</text:span></text:p>
            </draw:text-box>
          </draw:frame>
        </draw:g>
        <draw:g>
          <draw:g>
            <draw:polygon draw:style-name="gr89" draw:text-style-name="P29" draw:layer="layout" svg:width="3.537cm" svg:height="0.824cm" svg:x="35.013cm" svg:y="21.15cm" svg:viewBox="0 0 3538 825" draw:points="0,825 3538,825 3538,0 0,0">
              <text:p/>
            </draw:polygon>
            <draw:polygon draw:style-name="gr4" draw:text-style-name="P1" draw:layer="layout" svg:width="3.537cm" svg:height="0.824cm" svg:x="35.013cm" svg:y="21.15cm" svg:viewBox="0 0 3538 825" draw:points="0,825 3538,825 3538,0 0,0">
              <text:p/>
            </draw:polygon>
          </draw:g>
          <draw:frame draw:style-name="gr90" draw:text-style-name="P3" draw:layer="layout" svg:width="3.536cm" svg:height="0.823cm" svg:x="35.013cm" svg:y="21.15cm">
            <draw:text-box>
              <text:p text:style-name="P2"><text:span text:style-name="T1">I→</text:span><text:span text:style-name="T2">id pegl </text:span><text:span text:style-name="T1">• E</text:span></text:p>
            </draw:text-box>
          </draw:frame>
        </draw:g>
        <draw:g>
          <draw:g>
            <draw:polygon draw:style-name="gr91" draw:text-style-name="P30" draw:layer="layout" svg:width="3.537cm" svg:height="4.199cm" svg:x="35.013cm" svg:y="21.891cm" svg:viewBox="0 0 3538 4200" draw:points="0,4200 3538,4200 3538,0 0,0">
              <text:p/>
            </draw:polygon>
            <draw:polygon draw:style-name="gr4" draw:text-style-name="P1" draw:layer="layout" svg:width="3.537cm" svg:height="4.199cm" svg:x="35.013cm" svg:y="21.891cm" svg:viewBox="0 0 3538 4200" draw:points="0,4200 3538,4200 3538,0 0,0">
              <text:p/>
            </draw:polygon>
          </draw:g>
          <draw:frame draw:style-name="gr92" draw:text-style-name="P3" draw:layer="layout" svg:width="3.536cm" svg:height="4.198cm" svg:x="35.013cm" svg:y="21.891cm">
            <draw:text-box>
              <text:p text:style-name="P2"><text:span text:style-name="T1">E→•</text:span><text:span text:style-name="T2">ptho</text:span><text:span text:style-name="T1"> E </text:span><text:span text:style-name="T2">pthf</text:span><text:span text:style-name="T1"><text:line-break/></text:span><text:span text:style-name="T1">E→•E </text:span><text:span text:style-name="T2">opA </text:span><text:span text:style-name="T1">E</text:span><text:span text:style-name="T1"><text:line-break/></text:span><text:span text:style-name="T1">E→•E </text:span><text:span text:style-name="T2">opM </text:span><text:span text:style-name="T1">E</text:span><text:span text:style-name="T1"><text:line-break/></text:span><text:span text:style-name="T1">E→•</text:span><text:span text:style-name="T2">nb</text:span><text:span text:style-name="T2"><text:line-break/></text:span><text:span text:style-name="T1">E→•</text:span><text:span text:style-name="T2">id</text:span></text:p>
            </draw:text-box>
          </draw:frame>
        </draw:g>
        <draw:g>
          <draw:g>
            <draw:polygon draw:style-name="gr93" draw:text-style-name="P31" draw:layer="layout" svg:width="3.537cm" svg:height="1.277cm" svg:x="35.013cm" svg:y="13.741cm" svg:viewBox="0 0 3538 1278" draw:points="0,1278 3538,1278 3538,0 0,0">
              <text:p/>
            </draw:polygon>
            <draw:polygon draw:style-name="gr4" draw:text-style-name="P1" draw:layer="layout" svg:width="3.537cm" svg:height="1.277cm" svg:x="35.013cm" svg:y="13.741cm" svg:viewBox="0 0 3538 1278" draw:points="0,1278 3538,1278 3538,0 0,0">
              <text:p/>
            </draw:polygon>
          </draw:g>
          <draw:frame draw:style-name="gr27" draw:text-style-name="P3" draw:layer="layout" svg:width="3.536cm" svg:height="1.449cm" svg:x="35.013cm" svg:y="13.654cm">
            <draw:text-box>
              <text:p text:style-name="P2"><text:span text:style-name="T1">Li→Li•I </text:span><text:span text:style-name="T2">pvrg</text:span><text:span text:style-name="T2"><text:line-break/></text:span><text:span text:style-name="T1">P→Ld Li •</text:span></text:p>
            </draw:text-box>
          </draw:frame>
        </draw:g>
        <draw:g>
          <draw:g>
            <draw:polygon draw:style-name="gr94" draw:text-style-name="P32" draw:layer="layout" svg:width="3.537cm" svg:height="1.894cm" svg:x="35.013cm" svg:y="14.976cm" svg:viewBox="0 0 3538 1895" draw:points="0,1895 3538,1895 3538,0 0,0">
              <text:p/>
            </draw:polygon>
            <draw:polygon draw:style-name="gr4" draw:text-style-name="P1" draw:layer="layout" svg:width="3.537cm" svg:height="1.894cm" svg:x="35.013cm" svg:y="14.976cm" svg:viewBox="0 0 3538 1895" draw:points="0,1895 3538,1895 3538,0 0,0">
              <text:p/>
            </draw:polygon>
          </draw:g>
          <draw:frame draw:style-name="gr95" draw:text-style-name="P3" draw:layer="layout" svg:width="3.536cm" svg:height="2.111cm" svg:x="35.013cm" svg:y="14.868cm">
            <draw:text-box>
              <text:p text:style-name="P2"><text:span text:style-name="T1">I→•</text:span><text:span text:style-name="T2">ecrire</text:span><text:span text:style-name="T1"> E</text:span><text:span text:style-name="T1"><text:line-break/></text:span><text:span text:style-name="T1">I→•</text:span><text:span text:style-name="T2">lire</text:span><text:span text:style-name="T1"> id</text:span><text:span text:style-name="T2"><text:line-break/></text:span><text:span text:style-name="T1">I→•</text:span><text:span text:style-name="T2">id pegl</text:span><text:span text:style-name="T1"> E</text:span></text:p>
            </draw:text-box>
          </draw:frame>
        </draw:g>
        <draw:g>
          <draw:g>
            <draw:polygon draw:style-name="gr96" draw:text-style-name="P33" draw:layer="layout" svg:width="3.537cm" svg:height="2.511cm" svg:x="41.308cm" svg:y="13.329cm" svg:viewBox="0 0 3538 2512" draw:points="0,2512 3538,2512 3538,0 0,0">
              <text:p/>
            </draw:polygon>
            <draw:polygon draw:style-name="gr4" draw:text-style-name="P1" draw:layer="layout" svg:width="3.537cm" svg:height="2.511cm" svg:x="41.308cm" svg:y="13.329cm" svg:viewBox="0 0 3538 2512" draw:points="0,2512 3538,2512 3538,0 0,0">
              <text:p/>
            </draw:polygon>
          </draw:g>
          <draw:frame draw:style-name="gr97" draw:text-style-name="P3" draw:layer="layout" svg:width="3.534cm" svg:height="2.773cm" svg:x="41.309cm" svg:y="13.2cm">
            <draw:text-box>
              <text:p text:style-name="P2"><text:span text:style-name="T1">Li→•Li I pvrg</text:span><text:span text:style-name="T1"><text:line-break/></text:span><text:span text:style-name="T1">Li→•ε</text:span><text:span text:style-name="T1"><text:line-break/></text:span><text:span text:style-name="T1">D→• </text:span><text:span text:style-name="T2">const</text:span><text:span text:style-name="T1"> Idc</text:span><text:span text:style-name="T1"><text:line-break/></text:span><text:span text:style-name="T1">D→•</text:span><text:span text:style-name="T2">var</text:span><text:span text:style-name="T1"> Idv</text:span></text:p>
            </draw:text-box>
          </draw:frame>
        </draw:g>
        <draw:g>
          <draw:g>
            <draw:polygon draw:style-name="gr98" draw:text-style-name="P34" draw:layer="layout" svg:width="3.537cm" svg:height="1.235cm" svg:x="41.308cm" svg:y="12.095cm" svg:viewBox="0 0 3538 1236" draw:points="0,1236 3538,1236 3538,0 0,0">
              <text:p/>
            </draw:polygon>
            <draw:polygon draw:style-name="gr4" draw:text-style-name="P1" draw:layer="layout" svg:width="3.537cm" svg:height="1.235cm" svg:x="41.308cm" svg:y="12.095cm" svg:viewBox="0 0 3538 1236" draw:points="0,1236 3538,1236 3538,0 0,0">
              <text:p/>
            </draw:polygon>
          </draw:g>
          <draw:frame draw:style-name="gr27" draw:text-style-name="P3" draw:layer="layout" svg:width="3.534cm" svg:height="1.449cm" svg:x="41.309cm" svg:y="11.987cm">
            <draw:text-box>
              <text:p text:style-name="P2"><text:span text:style-name="T1">P→Ld•Li</text:span><text:span text:style-name="T1"><text:line-break/></text:span><text:span text:style-name="T1">Ld→Ld • D </text:span><text:span text:style-name="T2">pvrg</text:span><text:span text:style-name="T1"> </text:span></text:p>
            </draw:text-box>
          </draw:frame>
        </draw:g>
        <draw:g>
          <draw:g>
            <draw:polygon draw:style-name="gr99" draw:text-style-name="P35" draw:layer="layout" svg:width="3.537cm" svg:height="0.989cm" svg:x="41.237cm" svg:y="6.908cm" svg:viewBox="0 0 3538 990" draw:points="0,990 3538,990 3538,0 0,0">
              <text:p/>
            </draw:polygon>
            <draw:polygon draw:style-name="gr4" draw:text-style-name="P1" draw:layer="layout" svg:width="3.537cm" svg:height="0.989cm" svg:x="41.237cm" svg:y="6.908cm" svg:viewBox="0 0 3538 990" draw:points="0,990 3538,990 3538,0 0,0">
              <text:p/>
            </draw:polygon>
          </draw:g>
          <draw:frame draw:style-name="gr66" draw:text-style-name="P3" draw:layer="layout" svg:width="3.536cm" svg:height="0.987cm" svg:x="41.237cm" svg:y="6.909cm">
            <draw:text-box>
              <text:p text:style-name="P2"><text:span text:style-name="T1">P’→•P </text:span></text:p>
            </draw:text-box>
          </draw:frame>
        </draw:g>
        <draw:g>
          <draw:g>
            <draw:polygon draw:style-name="gr100" draw:text-style-name="P36" draw:layer="layout" svg:width="3.537cm" svg:height="2.059cm" svg:x="41.237cm" svg:y="7.896cm" svg:viewBox="0 0 3538 2060" draw:points="0,2060 3538,2060 3538,0 0,0">
              <text:p/>
            </draw:polygon>
            <draw:polygon draw:style-name="gr4" draw:text-style-name="P1" draw:layer="layout" svg:width="3.537cm" svg:height="2.059cm" svg:x="41.237cm" svg:y="7.896cm" svg:viewBox="0 0 3538 2060" draw:points="0,2060 3538,2060 3538,0 0,0">
              <text:p/>
            </draw:polygon>
          </draw:g>
          <draw:frame draw:style-name="gr101" draw:text-style-name="P3" draw:layer="layout" svg:width="3.536cm" svg:height="2.11cm" svg:x="41.237cm" svg:y="7.869cm">
            <draw:text-box>
              <text:p text:style-name="P2"><text:span text:style-name="T1">P→•Ld Li</text:span><text:span text:style-name="T1"><text:line-break/></text:span><text:span text:style-name="T1">Ld→•Ld D</text:span><text:span text:style-name="T2"> pvrg</text:span><text:span text:style-name="T1"><text:line-break/></text:span><text:span text:style-name="T1">Ld→•ε </text:span></text:p>
            </draw:text-box>
          </draw:frame>
        </draw:g>
        <draw:g>
          <draw:g>
            <draw:polygon draw:style-name="gr102" draw:text-style-name="P37" draw:layer="layout" svg:width="3.537cm" svg:height="2.47cm" svg:x="47.107cm" svg:y="9.213cm" svg:viewBox="0 0 3538 2471" draw:points="0,2471 3538,2471 3538,0 0,0">
              <text:p/>
            </draw:polygon>
            <draw:polygon draw:style-name="gr4" draw:text-style-name="P1" draw:layer="layout" svg:width="3.537cm" svg:height="2.47cm" svg:x="47.107cm" svg:y="9.213cm" svg:viewBox="0 0 3538 2471" draw:points="0,2471 3538,2471 3538,0 0,0">
              <text:p/>
            </draw:polygon>
          </draw:g>
          <draw:frame draw:style-name="gr103" draw:text-style-name="P3" draw:layer="layout" svg:width="3.535cm" svg:height="2.469cm" svg:x="47.108cm" svg:y="9.214cm">
            <draw:text-box>
              <text:p text:style-name="P2"><text:span text:style-name="T1">Idv→•Idv </text:span><text:span text:style-name="T2">vrg id</text:span><text:span text:style-name="T2"><text:line-break/></text:span><text:span text:style-name="T1">Idv→•</text:span><text:span text:style-name="T2">id</text:span></text:p>
            </draw:text-box>
          </draw:frame>
        </draw:g>
        <draw:g>
          <draw:g>
            <draw:polygon draw:style-name="gr104" draw:text-style-name="P38" draw:layer="layout" svg:width="3.537cm" svg:height="1.359cm" svg:x="47.107cm" svg:y="7.824cm" svg:viewBox="0 0 3538 1360" draw:points="0,1360 3538,1360 3538,0 0,0">
              <text:p/>
            </draw:polygon>
            <draw:polygon draw:style-name="gr4" draw:text-style-name="P1" draw:layer="layout" svg:width="3.537cm" svg:height="1.359cm" svg:x="47.107cm" svg:y="7.824cm" svg:viewBox="0 0 3538 1360" draw:points="0,1360 3538,1360 3538,0 0,0">
              <text:p/>
            </draw:polygon>
          </draw:g>
          <draw:frame draw:style-name="gr105" draw:text-style-name="P3" draw:layer="layout" svg:width="3.535cm" svg:height="1.359cm" svg:x="47.108cm" svg:y="7.823cm">
            <draw:text-box>
              <text:p text:style-name="P2"><text:span text:style-name="T1">D→</text:span><text:span text:style-name="T2">var </text:span><text:span text:style-name="T1">• Idv</text:span></text:p>
            </draw:text-box>
          </draw:frame>
        </draw:g>
        <draw:g>
          <draw:g>
            <draw:polygon draw:style-name="gr106" draw:text-style-name="P39" draw:layer="layout" svg:width="3.89cm" svg:height="2.47cm" svg:x="46.966cm" svg:y="13.351cm" svg:viewBox="0 0 3891 2471" draw:points="0,2471 3891,2471 3891,0 0,0">
              <text:p/>
            </draw:polygon>
            <draw:polygon draw:style-name="gr4" draw:text-style-name="P1" draw:layer="layout" svg:width="3.89cm" svg:height="2.47cm" svg:x="46.966cm" svg:y="13.351cm" svg:viewBox="0 0 3891 2471" draw:points="0,2471 3891,2471 3891,0 0,0">
              <text:p/>
            </draw:polygon>
          </draw:g>
          <draw:frame draw:style-name="gr14" draw:text-style-name="P3" draw:layer="layout" svg:width="3.89cm" svg:height="2.47cm" svg:x="46.966cm" svg:y="13.351cm">
            <draw:text-box>
              <text:p text:style-name="P2"><text:span text:style-name="T1">Idc→•Idc </text:span><text:span text:style-name="T2">vrg id egl nb</text:span><text:span text:style-name="T2"><text:line-break/></text:span><text:span text:style-name="T1">Idc→•</text:span><text:span text:style-name="T2">id egl nb</text:span><text:span text:style-name="T1"> </text:span></text:p>
            </draw:text-box>
          </draw:frame>
        </draw:g>
        <draw:g>
          <draw:g>
            <draw:polygon draw:style-name="gr107" draw:text-style-name="P40" draw:layer="layout" svg:width="3.89cm" svg:height="1.235cm" svg:x="46.966cm" svg:y="12.095cm" svg:viewBox="0 0 3891 1236" draw:points="0,1236 3891,1236 3891,0 0,0">
              <text:p/>
            </draw:polygon>
            <draw:polygon draw:style-name="gr4" draw:text-style-name="P1" draw:layer="layout" svg:width="3.89cm" svg:height="1.235cm" svg:x="46.966cm" svg:y="12.095cm" svg:viewBox="0 0 3891 1236" draw:points="0,1236 3891,1236 3891,0 0,0">
              <text:p/>
            </draw:polygon>
          </draw:g>
          <draw:frame draw:style-name="gr108" draw:text-style-name="P3" draw:layer="layout" svg:width="3.89cm" svg:height="1.234cm" svg:x="46.966cm" svg:y="12.095cm">
            <draw:text-box>
              <text:p text:style-name="P2"><text:span text:style-name="T1">D→</text:span><text:span text:style-name="T2">const</text:span><text:span text:style-name="T1"> • Idc</text:span></text:p>
            </draw:text-box>
          </draw:frame>
        </draw:g>
        <draw:g>
          <draw:g>
            <draw:polygon draw:style-name="gr55" draw:text-style-name="P19" draw:layer="layout" svg:width="3.537cm" svg:height="1.173cm" svg:x="19.963cm" svg:y="33.8cm" svg:viewBox="0 0 3538 1174" draw:points="0,1174 3538,1174 3538,0 0,0">
              <text:p/>
            </draw:polygon>
            <draw:polygon draw:style-name="gr4" draw:text-style-name="P1" draw:layer="layout" svg:width="3.537cm" svg:height="1.173cm" svg:x="19.963cm" svg:y="33.8cm" svg:viewBox="0 0 3538 1174" draw:points="0,1174 3538,1174 3538,0 0,0">
              <text:p/>
            </draw:polygon>
          </draw:g>
          <draw:frame draw:style-name="gr109" draw:text-style-name="P3" draw:layer="layout" svg:width="3.535cm" svg:height="2cm" svg:x="19.963cm" svg:y="33.387cm">
            <draw:text-box>
              <text:p text:style-name="P2"><text:span text:style-name="T2"><text:line-break/></text:span><text:span text:style-name="T1">opA→</text:span><text:span text:style-name="T2">mns•</text:span><text:span text:style-name="T2"><text:line-break/></text:span><text:span text:style-name="T2"/></text:p>
            </draw:text-box>
          </draw:frame>
        </draw:g>
        <draw:g>
          <draw:g>
            <draw:polygon draw:style-name="gr55" draw:text-style-name="P19" draw:layer="layout" svg:width="3.537cm" svg:height="1.173cm" svg:x="19.838cm" svg:y="37.656cm" svg:viewBox="0 0 3538 1174" draw:points="0,1174 3538,1174 3538,0 0,0">
              <text:p/>
            </draw:polygon>
            <draw:polygon draw:style-name="gr4" draw:text-style-name="P1" draw:layer="layout" svg:width="3.537cm" svg:height="1.173cm" svg:x="19.838cm" svg:y="37.656cm" svg:viewBox="0 0 3538 1174" draw:points="0,1174 3538,1174 3538,0 0,0">
              <text:p/>
            </draw:polygon>
          </draw:g>
          <draw:frame draw:style-name="gr110" draw:text-style-name="P3" draw:layer="layout" svg:width="3.536cm" svg:height="1.999cm" svg:x="19.839cm" svg:y="37.244cm">
            <draw:text-box>
              <text:p text:style-name="P2"><text:span text:style-name="T2"><text:line-break/></text:span><text:span text:style-name="T1">opA→pls</text:span><text:span text:style-name="T2">•</text:span><text:span text:style-name="T2"><text:line-break/></text:span><text:span text:style-name="T2"/></text:p>
            </draw:text-box>
          </draw:frame>
        </draw:g>
        <draw:g>
          <draw:g>
            <draw:polygon draw:style-name="gr55" draw:text-style-name="P19" draw:layer="layout" svg:width="3.537cm" svg:height="1.173cm" svg:x="19.783cm" svg:y="29.919cm" svg:viewBox="0 0 3538 1174" draw:points="0,1174 3538,1174 3538,0 0,0">
              <text:p/>
            </draw:polygon>
            <draw:polygon draw:style-name="gr4" draw:text-style-name="P1" draw:layer="layout" svg:width="3.537cm" svg:height="1.173cm" svg:x="19.783cm" svg:y="29.919cm" svg:viewBox="0 0 3538 1174" draw:points="0,1174 3538,1174 3538,0 0,0">
              <text:p/>
            </draw:polygon>
          </draw:g>
          <draw:frame draw:style-name="gr109" draw:text-style-name="P3" draw:layer="layout" svg:width="3.534cm" svg:height="2cm" svg:x="19.784cm" svg:y="29.507cm">
            <draw:text-box>
              <text:p text:style-name="P2"><text:span text:style-name="T2"><text:line-break/></text:span><text:span text:style-name="T1">opA→</text:span><text:span text:style-name="T2">mul•</text:span><text:span text:style-name="T2"><text:line-break/></text:span><text:span text:style-name="T2"/></text:p>
            </draw:text-box>
          </draw:frame>
        </draw:g>
        <draw:g>
          <draw:g>
            <draw:polygon draw:style-name="gr55" draw:text-style-name="P19" draw:layer="layout" svg:width="3.537cm" svg:height="1.173cm" svg:x="19.783cm" svg:y="26.063cm" svg:viewBox="0 0 3538 1174" draw:points="0,1174 3538,1174 3538,0 0,0">
              <text:p/>
            </draw:polygon>
            <draw:polygon draw:style-name="gr4" draw:text-style-name="P1" draw:layer="layout" svg:width="3.537cm" svg:height="1.173cm" svg:x="19.783cm" svg:y="26.063cm" svg:viewBox="0 0 3538 1174" draw:points="0,1174 3538,1174 3538,0 0,0">
              <text:p/>
            </draw:polygon>
          </draw:g>
          <draw:frame draw:style-name="gr109" draw:text-style-name="P3" draw:layer="layout" svg:width="3.534cm" svg:height="2cm" svg:x="19.784cm" svg:y="25.651cm">
            <draw:text-box>
              <text:p text:style-name="P2"><text:span text:style-name="T2"><text:line-break/></text:span><text:span text:style-name="T1">opA→div</text:span><text:span text:style-name="T2">•</text:span><text:span text:style-name="T2"><text:line-break/></text:span><text:span text:style-name="T2"/></text:p>
            </draw:text-box>
          </draw:frame>
        </draw:g>
        <draw:line draw:style-name="gr111" draw:text-style-name="P41" draw:layer="layout" svg:x1="29.664cm" svg:y1="21.679cm" svg:x2="17.448cm" svg:y2="21.679cm">
          <text:p/>
        </draw:line>
        <draw:g>
          <draw:polyline draw:style-name="gr63" draw:text-style-name="P1" draw:layer="layout" svg:width="5.855cm" svg:height="6.458cm" svg:x="12.849cm" svg:y="15.506cm" svg:viewBox="0 0 5856 6459" draw:points="5856,6459 4835,6459 4835,0 0,0">
            <text:p/>
          </draw:polyline>
          <draw:frame draw:style-name="gr59" draw:text-style-name="P3" draw:layer="layout" svg:width="1.996cm" svg:height="1.021cm" svg:x="15.269cm" svg:y="14.988cm">
            <draw:text-box>
              <text:p text:style-name="P2"><text:span text:style-name="T2">opA</text:span></text:p>
            </draw:text-box>
          </draw:frame>
        </draw:g>
        <draw:g>
          <draw:polyline draw:style-name="gr60" draw:text-style-name="P1" draw:layer="layout" svg:width="6.394cm" svg:height="7.395cm" svg:x="12.418cm" svg:y="22.005cm" svg:viewBox="0 0 6395 7396" draw:points="6395,0 5253,0 5253,7396 0,7396">
            <text:p/>
          </draw:polyline>
          <draw:frame draw:style-name="gr59" draw:text-style-name="P3" draw:layer="layout" svg:width="2.18cm" svg:height="1.021cm" svg:x="14.875cm" svg:y="28.812cm">
            <draw:text-box>
              <text:p text:style-name="P2"><text:span text:style-name="T2">opM</text:span></text:p>
            </draw:text-box>
          </draw:frame>
        </draw:g>
        <draw:g>
          <draw:g>
            <draw:polygon draw:style-name="gr68" draw:text-style-name="P21" draw:layer="layout" svg:width="3.537cm" svg:height="4.199cm" svg:x="9.239cm" svg:y="13.506cm" svg:viewBox="0 0 3538 4200" draw:points="0,4200 3538,4200 3538,0 0,0">
              <text:p/>
            </draw:polygon>
            <draw:polygon draw:style-name="gr69" draw:text-style-name="P21" draw:layer="layout" svg:width="3.537cm" svg:height="4.199cm" svg:x="9.239cm" svg:y="13.506cm" svg:viewBox="0 0 3538 4200" draw:points="0,4200 3538,4200 3538,0 0,0">
              <text:p/>
            </draw:polygon>
          </draw:g>
          <draw:frame draw:style-name="gr112" draw:text-style-name="P22" draw:layer="layout" svg:width="3.538cm" svg:height="4.199cm" svg:x="9.239cm" svg:y="13.505cm">
            <draw:text-box>
              <text:p text:style-name="P2"><text:span text:style-name="T1">E→• </text:span><text:span text:style-name="T2">ptho </text:span><text:span text:style-name="T1">E </text:span><text:span text:style-name="T2">pthf (E24)</text:span><text:span text:style-name="T1"><text:line-break/></text:span><text:span text:style-name="T1">E→•E </text:span><text:span text:style-name="T2">opA </text:span><text:span text:style-name="T1">E</text:span><text:span text:style-name="T1"><text:line-break/></text:span><text:span text:style-name="T1">E→•E </text:span><text:span text:style-name="T2">opM </text:span><text:span text:style-name="T1">E</text:span><text:span text:style-name="T3"><text:line-break/></text:span><text:span text:style-name="T6">E→•</text:span><text:span text:style-name="T7">nb (E22)</text:span><text:span text:style-name="T7"><text:line-break/></text:span><text:span text:style-name="T6">E→•</text:span><text:span text:style-name="T7">id (E23)</text:span></text:p>
            </draw:text-box>
          </draw:frame>
        </draw:g>
        <draw:g>
          <draw:g>
            <draw:polygon draw:style-name="gr68" draw:text-style-name="P21" draw:layer="layout" svg:width="3.537cm" svg:height="4.199cm" svg:x="8.825cm" svg:y="27.115cm" svg:viewBox="0 0 3538 4200" draw:points="0,4200 3538,4200 3538,0 0,0">
              <text:p/>
            </draw:polygon>
            <draw:polygon draw:style-name="gr69" draw:text-style-name="P21" draw:layer="layout" svg:width="3.537cm" svg:height="4.199cm" svg:x="8.825cm" svg:y="27.115cm" svg:viewBox="0 0 3538 4200" draw:points="0,4200 3538,4200 3538,0 0,0">
              <text:p/>
            </draw:polygon>
          </draw:g>
          <draw:frame draw:style-name="gr113" draw:text-style-name="P22" draw:layer="layout" svg:width="3.537cm" svg:height="4.198cm" svg:x="8.825cm" svg:y="27.115cm">
            <draw:text-box>
              <text:p text:style-name="P2"><text:span text:style-name="T1">E→• </text:span><text:span text:style-name="T2">ptho </text:span><text:span text:style-name="T1">E </text:span><text:span text:style-name="T2">pthf (E24)</text:span><text:span text:style-name="T1"><text:line-break/></text:span><text:span text:style-name="T1">E→•E </text:span><text:span text:style-name="T2">opA </text:span><text:span text:style-name="T1">E</text:span><text:span text:style-name="T1"><text:line-break/></text:span><text:span text:style-name="T1">E→•E </text:span><text:span text:style-name="T2">opM </text:span><text:span text:style-name="T1">E</text:span><text:span text:style-name="T3"><text:line-break/></text:span><text:span text:style-name="T6">E→•</text:span><text:span text:style-name="T7">nb (E22)</text:span><text:span text:style-name="T7"><text:line-break/></text:span><text:span text:style-name="T6">E→•</text:span><text:span text:style-name="T7">id (E23)</text:span></text:p>
            </draw:text-box>
          </draw:frame>
        </draw:g>
        <draw:g>
          <draw:g>
            <draw:polygon draw:style-name="gr50" draw:text-style-name="P18" draw:layer="layout" svg:width="3.537cm" svg:height="1.189cm" svg:x="9.239cm" svg:y="12.302cm" svg:viewBox="0 0 3538 1190" draw:points="0,1190 3538,1190 3538,0 0,0">
              <text:p/>
            </draw:polygon>
            <draw:polygon draw:style-name="gr4" draw:text-style-name="P1" draw:layer="layout" svg:width="3.537cm" svg:height="1.189cm" svg:x="9.239cm" svg:y="12.302cm" svg:viewBox="0 0 3538 1190" draw:points="0,1190 3538,1190 3538,0 0,0">
              <text:p/>
            </draw:polygon>
          </draw:g>
          <draw:frame draw:style-name="gr114" draw:text-style-name="P3" draw:layer="layout" svg:width="3.538cm" svg:height="2.091cm" svg:x="9.239cm" svg:y="11.851cm">
            <draw:text-box>
              <text:p text:style-name="P2"><text:span text:style-name="T1">E→E opA•</text:span><text:span text:style-name="T2"> </text:span><text:span text:style-name="T1">E</text:span></text:p>
            </draw:text-box>
          </draw:frame>
        </draw:g>
        <draw:g>
          <draw:g>
            <draw:polygon draw:style-name="gr50" draw:text-style-name="P18" draw:layer="layout" svg:width="3.537cm" svg:height="1.189cm" svg:x="8.792cm" svg:y="26.052cm" svg:viewBox="0 0 3538 1190" draw:points="0,1190 3538,1190 3538,0 0,0">
              <text:p/>
            </draw:polygon>
            <draw:polygon draw:style-name="gr4" draw:text-style-name="P1" draw:layer="layout" svg:width="3.537cm" svg:height="1.189cm" svg:x="8.792cm" svg:y="26.052cm" svg:viewBox="0 0 3538 1190" draw:points="0,1190 3538,1190 3538,0 0,0">
              <text:p/>
            </draw:polygon>
          </draw:g>
          <draw:frame draw:style-name="gr114" draw:text-style-name="P3" draw:layer="layout" svg:width="3.537cm" svg:height="2.091cm" svg:x="8.792cm" svg:y="25.601cm">
            <draw:text-box>
              <text:p text:style-name="P2"><text:span text:style-name="T1">E→E opM• E</text:span></text:p>
            </draw:text-box>
          </draw:frame>
        </draw:g>
        <draw:g>
          <draw:g>
            <draw:polygon draw:style-name="gr68" draw:text-style-name="P21" draw:layer="layout" svg:width="4.615cm" svg:height="4.199cm" svg:x="2.593cm" svg:y="13.506cm" svg:viewBox="0 0 4616 4200" draw:points="0,4200 4616,4200 4616,0 0,0">
              <text:p/>
            </draw:polygon>
            <draw:polygon draw:style-name="gr69" draw:text-style-name="P21" draw:layer="layout" svg:width="4.615cm" svg:height="4.199cm" svg:x="2.593cm" svg:y="13.506cm" svg:viewBox="0 0 4616 4200" draw:points="0,4200 4616,4200 4616,0 0,0">
              <text:p/>
            </draw:polygon>
          </draw:g>
          <draw:frame draw:style-name="gr115" draw:text-style-name="P22" draw:layer="layout" svg:width="4.614cm" svg:height="6.08cm" svg:x="2.593cm" svg:y="12.565cm">
            <draw:text-box>
              <text:p text:style-name="P2"><text:span text:style-name="T1"/></text:p>
              <text:p text:style-name="P2"><text:span text:style-name="T1">E→E opA E•</text:span></text:p>
              <text:p text:style-name="P2"><text:span text:style-name="T1">E→</text:span><text:span text:style-name="T2">ptho• </text:span><text:span text:style-name="T1">E </text:span><text:span text:style-name="T2">pthf (E24)</text:span></text:p>
              <text:p text:style-name="P2"><text:span text:style-name="T2">opA→• pls (E31)</text:span><text:span text:style-name="T2"><text:line-break/></text:span><text:span text:style-name="T2">opA→• mns (E30)</text:span><text:span text:style-name="T2"><text:line-break/></text:span><text:span text:style-name="T2">opM→• mul (E29)</text:span><text:span text:style-name="T2"><text:line-break/></text:span><text:span text:style-name="T2">opM→• div (E28)</text:span><text:span text:style-name="T1"><text:line-break/></text:span><text:span text:style-name="T3"><text:line-break/></text:span><text:span text:style-name="T3"/></text:p>
            </draw:text-box>
          </draw:frame>
        </draw:g>
        <draw:g>
          <draw:g>
            <draw:polygon draw:style-name="gr50" draw:text-style-name="P18" draw:layer="layout" svg:width="4.615cm" svg:height="1.891cm" svg:x="2.593cm" svg:y="11.33cm" svg:viewBox="0 0 4616 1892" draw:points="0,1892 4616,1892 4616,0 0,0">
              <text:p/>
            </draw:polygon>
            <draw:polygon draw:style-name="gr4" draw:text-style-name="P1" draw:layer="layout" svg:width="4.615cm" svg:height="1.891cm" svg:x="2.593cm" svg:y="11.33cm" svg:viewBox="0 0 4616 1892" draw:points="0,1892 4616,1892 4616,0 0,0">
              <text:p/>
            </draw:polygon>
          </draw:g>
          <draw:frame draw:style-name="gr116" draw:text-style-name="P3" draw:layer="layout" svg:width="4.614cm" svg:height="3.356cm" svg:x="2.593cm" svg:y="10.595cm">
            <draw:text-box>
              <text:p text:style-name="P2"><text:span text:style-name="T1"/></text:p>
              <text:p text:style-name="P2"><text:span text:style-name="T1">E→E• </text:span><text:span text:style-name="T2">opA </text:span><text:span text:style-name="T1">E</text:span><text:span text:style-name="T1"><text:line-break/></text:span><text:span text:style-name="T1">E→E• </text:span><text:span text:style-name="T2">opM </text:span><text:span text:style-name="T1">E (E33)</text:span></text:p>
            </draw:text-box>
          </draw:frame>
        </draw:g>
        <draw:g>
          <draw:g>
            <draw:polygon draw:style-name="gr68" draw:text-style-name="P21" draw:layer="layout" svg:width="4.615cm" svg:height="4.199cm" svg:x="2.413cm" svg:y="27.933cm" svg:viewBox="0 0 4616 4200" draw:points="0,4200 4616,4200 4616,0 0,0">
              <text:p/>
            </draw:polygon>
            <draw:polygon draw:style-name="gr69" draw:text-style-name="P21" draw:layer="layout" svg:width="4.615cm" svg:height="4.199cm" svg:x="2.413cm" svg:y="27.933cm" svg:viewBox="0 0 4616 4200" draw:points="0,4200 4616,4200 4616,0 0,0">
              <text:p/>
            </draw:polygon>
          </draw:g>
          <draw:frame draw:style-name="gr117" draw:text-style-name="P22" draw:layer="layout" svg:width="4.614cm" svg:height="6.079cm" svg:x="2.413cm" svg:y="26.993cm">
            <draw:text-box>
              <text:p text:style-name="P2"><text:span text:style-name="T1"/></text:p>
              <text:p text:style-name="P2"><text:span text:style-name="T1">E→E opM E•</text:span></text:p>
              <text:p text:style-name="P2"><text:span text:style-name="T1">E→</text:span><text:span text:style-name="T2">ptho• </text:span><text:span text:style-name="T1">E </text:span><text:span text:style-name="T2">pthf (E24)</text:span></text:p>
              <text:p text:style-name="P2"><text:span text:style-name="T2">opA→• pls (E31)</text:span><text:span text:style-name="T2"><text:line-break/></text:span><text:span text:style-name="T2">opA→• mns (E30)</text:span><text:span text:style-name="T2"><text:line-break/></text:span><text:span text:style-name="T2">opM→• mul (E29)</text:span><text:span text:style-name="T2"><text:line-break/></text:span><text:span text:style-name="T2">opM→• div (E28)</text:span><text:span text:style-name="T1"><text:line-break/></text:span><text:span text:style-name="T3"><text:line-break/></text:span><text:span text:style-name="T3"/></text:p>
            </draw:text-box>
          </draw:frame>
        </draw:g>
        <draw:g>
          <draw:g>
            <draw:polygon draw:style-name="gr50" draw:text-style-name="P18" draw:layer="layout" svg:width="4.615cm" svg:height="1.891cm" svg:x="2.413cm" svg:y="25.758cm" svg:viewBox="0 0 4616 1892" draw:points="0,1892 4616,1892 4616,0 0,0">
              <text:p/>
            </draw:polygon>
            <draw:polygon draw:style-name="gr4" draw:text-style-name="P1" draw:layer="layout" svg:width="4.615cm" svg:height="1.891cm" svg:x="2.413cm" svg:y="25.758cm" svg:viewBox="0 0 4616 1892" draw:points="0,1892 4616,1892 4616,0 0,0">
              <text:p/>
            </draw:polygon>
          </draw:g>
          <draw:frame draw:style-name="gr118" draw:text-style-name="P3" draw:layer="layout" svg:width="4.614cm" svg:height="3.357cm" svg:x="2.413cm" svg:y="25.024cm">
            <draw:text-box>
              <text:p text:style-name="P2"><text:span text:style-name="T1"/></text:p>
              <text:p text:style-name="P2"><text:span text:style-name="T1">E→E• </text:span><text:span text:style-name="T2">opA </text:span><text:span text:style-name="T1">E (E32)</text:span><text:span text:style-name="T1"><text:line-break/></text:span><text:span text:style-name="T1">E→E• </text:span><text:span text:style-name="T2">opM </text:span><text:span text:style-name="T1">E</text:span></text:p>
            </draw:text-box>
          </draw:frame>
        </draw:g>
        <draw:g>
          <draw:polyline draw:style-name="gr57" draw:text-style-name="P1" draw:layer="layout" svg:width="1.643cm" svg:height="0.063cm" svg:x="7.392cm" svg:y="14.831cm" svg:viewBox="0 0 1644 64" draw:points="1644,64 581,64 581,0 0,0">
            <text:p/>
          </draw:polyline>
          <draw:frame draw:style-name="gr2" draw:text-style-name="P3" draw:layer="layout" svg:width="1.996cm" svg:height="1.022cm" svg:x="7.188cm" svg:y="14.384cm">
            <draw:text-box>
              <text:p text:style-name="P2"><text:span text:style-name="T1">E</text:span></text:p>
            </draw:text-box>
          </draw:frame>
        </draw:g>
        <draw:g>
          <draw:polyline draw:style-name="gr57" draw:text-style-name="P1" draw:layer="layout" svg:width="1.643cm" svg:height="0.063cm" svg:x="7.033cm" svg:y="29.05cm" svg:viewBox="0 0 1644 64" draw:points="1644,64 581,64 581,0 0,0">
            <text:p/>
          </draw:polyline>
          <draw:frame draw:style-name="gr2" draw:text-style-name="P3" draw:layer="layout" svg:width="1.995cm" svg:height="1.022cm" svg:x="6.83cm" svg:y="28.602cm">
            <draw:text-box>
              <text:p text:style-name="P2"><text:span text:style-name="T1">E</text:span></text:p>
            </draw:text-box>
          </draw:frame>
        </draw:g>
        <draw:g>
          <draw:line draw:style-name="gr10" draw:text-style-name="P1" draw:layer="layout" svg:x1="7.149cm" svg:y1="15.998cm" svg:x2="9.271cm" svg:y2="15.998cm">
            <text:p/>
          </draw:line>
          <draw:frame draw:style-name="gr11" draw:text-style-name="P3" draw:layer="layout" svg:width="1.996cm" svg:height="1.023cm" svg:x="7.211cm" svg:y="15.487cm">
            <draw:text-box>
              <text:p text:style-name="P2"><text:span text:style-name="T2">opA</text:span></text:p>
            </draw:text-box>
          </draw:frame>
        </draw:g>
        <draw:g>
          <draw:line draw:style-name="gr10" draw:text-style-name="P1" draw:layer="layout" svg:x1="6.858cm" svg:y1="30.603cm" svg:x2="8.98cm" svg:y2="30.603cm">
            <text:p/>
          </draw:line>
          <draw:frame draw:style-name="gr11" draw:text-style-name="P3" draw:layer="layout" svg:width="1.996cm" svg:height="1.023cm" svg:x="6.92cm" svg:y="30.092cm">
            <draw:text-box>
              <text:p text:style-name="P2"><text:span text:style-name="T2">opM</text:span></text:p>
            </draw:text-box>
          </draw:frame>
        </draw:g>
        <draw:g>
          <draw:g>
            <draw:polygon draw:style-name="gr50" draw:text-style-name="P18" draw:layer="layout" svg:width="4.045cm" svg:height="1.189cm" svg:x="29.356cm" svg:y="27.502cm" svg:viewBox="0 0 4046 1190" draw:points="0,1190 4046,1190 4046,0 0,0">
              <text:p/>
            </draw:polygon>
            <draw:polygon draw:style-name="gr4" draw:text-style-name="P1" draw:layer="layout" svg:width="4.045cm" svg:height="1.189cm" svg:x="29.356cm" svg:y="27.502cm" svg:viewBox="0 0 4046 1190" draw:points="0,1190 4046,1190 4046,0 0,0">
              <text:p/>
            </draw:polygon>
          </draw:g>
          <draw:frame draw:style-name="gr119" draw:text-style-name="P3" draw:layer="layout" svg:width="4.044cm" svg:height="2.09cm" svg:x="29.356cm" svg:y="27.051cm">
            <draw:text-box>
              <text:p text:style-name="P2"><text:span text:style-name="T1">E→E• opA</text:span><text:span text:style-name="T2"> </text:span><text:span text:style-name="T1">E (E32)</text:span><text:span text:style-name="T1"><text:line-break/></text:span><text:span text:style-name="T1">E→E• opM</text:span><text:span text:style-name="T2"> </text:span><text:span text:style-name="T1">E (E33)</text:span></text:p>
            </draw:text-box>
          </draw:frame>
        </draw:g>
        <draw:g>
          <draw:g>
            <draw:polygon draw:style-name="gr50" draw:text-style-name="P18" draw:layer="layout" svg:width="3.556cm" svg:height="1.189cm" svg:x="29.687cm" svg:y="19.882cm" svg:viewBox="0 0 3557 1190" draw:points="0,1190 3557,1190 3557,0 0,0">
              <text:p/>
            </draw:polygon>
            <draw:polygon draw:style-name="gr4" draw:text-style-name="P1" draw:layer="layout" svg:width="3.556cm" svg:height="1.189cm" svg:x="29.687cm" svg:y="19.882cm" svg:viewBox="0 0 3557 1190" draw:points="0,1190 3557,1190 3557,0 0,0">
              <text:p/>
            </draw:polygon>
          </draw:g>
          <draw:frame draw:style-name="gr119" draw:text-style-name="P3" draw:layer="layout" svg:width="3.555cm" svg:height="2.09cm" svg:x="29.687cm" svg:y="19.431cm">
            <draw:text-box>
              <text:p text:style-name="P2"><text:span text:style-name="T1">E→E• opA</text:span><text:span text:style-name="T2"> </text:span><text:span text:style-name="T1">E (E32)</text:span><text:span text:style-name="T1"><text:line-break/></text:span><text:span text:style-name="T1">E→E• opM</text:span><text:span text:style-name="T2"> </text:span><text:span text:style-name="T1">E (E33)</text:span></text:p>
            </draw:text-box>
          </draw:frame>
        </draw:g>
        <draw:g>
          <draw:g>
            <draw:polygon draw:style-name="gr50" draw:text-style-name="P18" draw:layer="layout" svg:width="3.556cm" svg:height="1.189cm" svg:x="22.248cm" svg:y="9.139cm" svg:viewBox="0 0 3557 1190" draw:points="0,1190 3557,1190 3557,0 0,0">
              <text:p/>
            </draw:polygon>
            <draw:polygon draw:style-name="gr4" draw:text-style-name="P1" draw:layer="layout" svg:width="3.556cm" svg:height="1.189cm" svg:x="22.248cm" svg:y="9.139cm" svg:viewBox="0 0 3557 1190" draw:points="0,1190 3557,1190 3557,0 0,0">
              <text:p/>
            </draw:polygon>
          </draw:g>
          <draw:frame draw:style-name="gr119" draw:text-style-name="P3" draw:layer="layout" svg:width="3.555cm" svg:height="2.09cm" svg:x="22.248cm" svg:y="8.688cm">
            <draw:text-box>
              <text:p text:style-name="P2"><text:span text:style-name="T1">E→E• opA</text:span><text:span text:style-name="T2"> </text:span><text:span text:style-name="T1">E (E32)</text:span><text:span text:style-name="T1"><text:line-break/></text:span><text:span text:style-name="T1">E→E• opM</text:span><text:span text:style-name="T2"> </text:span><text:span text:style-name="T1">E (E33)</text:span></text:p>
            </draw:text-box>
          </draw:frame>
        </draw:g>
        <draw:g>
          <draw:g>
            <draw:polygon draw:style-name="gr120" draw:text-style-name="P42" draw:layer="layout" svg:width="1.125cm" svg:height="0.683cm" svg:x="41.292cm" svg:y="6.237cm" svg:viewBox="0 0 1126 684" draw:points="0,684 1126,684 1126,0 0,0">
              <text:p/>
            </draw:polygon>
            <draw:polygon draw:style-name="gr121" draw:text-style-name="P42" draw:layer="layout" svg:width="1.125cm" svg:height="0.683cm" svg:x="41.292cm" svg:y="6.237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41.292cm" svg:y="6.171cm">
            <draw:text-box>
              <text:p text:style-name="P2"><text:span text:style-name="T1">E0</text:span></text:p>
            </draw:text-box>
          </draw:frame>
        </draw:g>
        <draw:g>
          <draw:g>
            <draw:polygon draw:style-name="gr120" draw:text-style-name="P42" draw:layer="layout" svg:width="1.125cm" svg:height="0.683cm" svg:x="41.402cm" svg:y="11.369cm" svg:viewBox="0 0 1126 684" draw:points="0,684 1126,684 1126,0 0,0">
              <text:p/>
            </draw:polygon>
            <draw:polygon draw:style-name="gr121" draw:text-style-name="P42" draw:layer="layout" svg:width="1.125cm" svg:height="0.683cm" svg:x="41.402cm" svg:y="11.369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41.402cm" svg:y="11.303cm">
            <draw:text-box>
              <text:p text:style-name="P2"><text:span text:style-name="T1">E2</text:span></text:p>
            </draw:text-box>
          </draw:frame>
        </draw:g>
        <draw:g>
          <draw:g>
            <draw:polygon draw:style-name="gr120" draw:text-style-name="P42" draw:layer="layout" svg:width="1.125cm" svg:height="0.683cm" svg:x="41.275cm" svg:y="3.495cm" svg:viewBox="0 0 1126 684" draw:points="0,684 1126,684 1126,0 0,0">
              <text:p/>
            </draw:polygon>
            <draw:polygon draw:style-name="gr121" draw:text-style-name="P42" draw:layer="layout" svg:width="1.125cm" svg:height="0.683cm" svg:x="41.275cm" svg:y="3.495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41.275cm" svg:y="3.429cm">
            <draw:text-box>
              <text:p text:style-name="P2"><text:span text:style-name="T1">E1</text:span></text:p>
            </draw:text-box>
          </draw:frame>
        </draw:g>
        <draw:g>
          <draw:g>
            <draw:polygon draw:style-name="gr120" draw:text-style-name="P42" draw:layer="layout" svg:width="1.125cm" svg:height="0.683cm" svg:x="47.117cm" svg:y="3.57cm" svg:viewBox="0 0 1126 684" draw:points="0,684 1126,684 1126,0 0,0">
              <text:p/>
            </draw:polygon>
            <draw:polygon draw:style-name="gr121" draw:text-style-name="P42" draw:layer="layout" svg:width="1.125cm" svg:height="0.683cm" svg:x="47.117cm" svg:y="3.57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47.117cm" svg:y="3.504cm">
            <draw:text-box>
              <text:p text:style-name="P2"><text:span text:style-name="T1">E5</text:span></text:p>
            </draw:text-box>
          </draw:frame>
        </draw:g>
        <draw:g>
          <draw:g>
            <draw:polygon draw:style-name="gr120" draw:text-style-name="P42" draw:layer="layout" svg:width="1.125cm" svg:height="0.683cm" svg:x="47.134cm" svg:y="7.126cm" svg:viewBox="0 0 1126 684" draw:points="0,684 1126,684 1126,0 0,0">
              <text:p/>
            </draw:polygon>
            <draw:polygon draw:style-name="gr121" draw:text-style-name="P42" draw:layer="layout" svg:width="1.125cm" svg:height="0.683cm" svg:x="47.134cm" svg:y="7.126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47.134cm" svg:y="7.06cm">
            <draw:text-box>
              <text:p text:style-name="P2"><text:span text:style-name="T1">E4</text:span></text:p>
            </draw:text-box>
          </draw:frame>
        </draw:g>
        <draw:g>
          <draw:g>
            <draw:polygon draw:style-name="gr120" draw:text-style-name="P42" draw:layer="layout" svg:width="1.125cm" svg:height="0.683cm" svg:x="46.99cm" svg:y="11.698cm" svg:viewBox="0 0 1126 684" draw:points="0,684 1126,684 1126,0 0,0">
              <text:p/>
            </draw:polygon>
            <draw:polygon draw:style-name="gr121" draw:text-style-name="P42" draw:layer="layout" svg:width="1.125cm" svg:height="0.683cm" svg:x="46.99cm" svg:y="11.698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46.99cm" svg:y="11.632cm">
            <draw:text-box>
              <text:p text:style-name="P2"><text:span text:style-name="T1">E3</text:span></text:p>
            </draw:text-box>
          </draw:frame>
        </draw:g>
        <draw:g>
          <draw:g>
            <draw:polygon draw:style-name="gr120" draw:text-style-name="P42" draw:layer="layout" svg:width="1.125cm" svg:height="0.683cm" svg:x="35.052cm" svg:y="13.02cm" svg:viewBox="0 0 1126 684" draw:points="0,684 1126,684 1126,0 0,0">
              <text:p/>
            </draw:polygon>
            <draw:polygon draw:style-name="gr121" draw:text-style-name="P42" draw:layer="layout" svg:width="1.125cm" svg:height="0.683cm" svg:x="35.052cm" svg:y="13.02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35.052cm" svg:y="12.954cm">
            <draw:text-box>
              <text:p text:style-name="P2"><text:span text:style-name="T1">E17</text:span></text:p>
            </draw:text-box>
          </draw:frame>
        </draw:g>
        <draw:g>
          <draw:g>
            <draw:polygon draw:style-name="gr120" draw:text-style-name="P42" draw:layer="layout" svg:width="1.125cm" svg:height="0.683cm" svg:x="27.582cm" svg:y="9.643cm" svg:viewBox="0 0 1126 684" draw:points="0,684 1126,684 1126,0 0,0">
              <text:p/>
            </draw:polygon>
            <draw:polygon draw:style-name="gr121" draw:text-style-name="P42" draw:layer="layout" svg:width="1.125cm" svg:height="0.683cm" svg:x="27.582cm" svg:y="9.643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27.582cm" svg:y="9.577cm">
            <draw:text-box>
              <text:p text:style-name="P2"><text:span text:style-name="T1">E35</text:span></text:p>
            </draw:text-box>
          </draw:frame>
        </draw:g>
        <draw:g>
          <draw:g>
            <draw:polygon draw:style-name="gr120" draw:text-style-name="P42" draw:layer="layout" svg:width="1.125cm" svg:height="0.683cm" svg:x="22.265cm" svg:y="8.448cm" svg:viewBox="0 0 1126 684" draw:points="0,684 1126,684 1126,0 0,0">
              <text:p/>
            </draw:polygon>
            <draw:polygon draw:style-name="gr121" draw:text-style-name="P42" draw:layer="layout" svg:width="1.125cm" svg:height="0.683cm" svg:x="22.265cm" svg:y="8.448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22.265cm" svg:y="8.382cm">
            <draw:text-box>
              <text:p text:style-name="P2"><text:span text:style-name="T1">E36</text:span></text:p>
            </draw:text-box>
          </draw:frame>
        </draw:g>
        <draw:g>
          <draw:g>
            <draw:polygon draw:style-name="gr120" draw:text-style-name="P42" draw:layer="layout" svg:width="1.125cm" svg:height="0.683cm" svg:x="52.976cm" svg:y="3.495cm" svg:viewBox="0 0 1126 684" draw:points="0,684 1126,684 1126,0 0,0">
              <text:p/>
            </draw:polygon>
            <draw:polygon draw:style-name="gr121" draw:text-style-name="P42" draw:layer="layout" svg:width="1.125cm" svg:height="0.683cm" svg:x="52.976cm" svg:y="3.495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52.976cm" svg:y="3.429cm">
            <draw:text-box>
              <text:p text:style-name="P2"><text:span text:style-name="T1">E8</text:span></text:p>
            </draw:text-box>
          </draw:frame>
        </draw:g>
        <draw:g>
          <draw:g>
            <draw:polygon draw:style-name="gr120" draw:text-style-name="P42" draw:layer="layout" svg:width="1.125cm" svg:height="0.683cm" svg:x="52.976cm" svg:y="7.051cm" svg:viewBox="0 0 1126 684" draw:points="0,684 1126,684 1126,0 0,0">
              <text:p/>
            </draw:polygon>
            <draw:polygon draw:style-name="gr121" draw:text-style-name="P42" draw:layer="layout" svg:width="1.125cm" svg:height="0.683cm" svg:x="52.976cm" svg:y="7.051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52.976cm" svg:y="6.985cm">
            <draw:text-box>
              <text:p text:style-name="P2"><text:span text:style-name="T1">E7</text:span></text:p>
            </draw:text-box>
          </draw:frame>
        </draw:g>
        <draw:g>
          <draw:g>
            <draw:polygon draw:style-name="gr120" draw:text-style-name="P42" draw:layer="layout" svg:width="1.125cm" svg:height="0.683cm" svg:x="52.976cm" svg:y="8.829cm" svg:viewBox="0 0 1126 684" draw:points="0,684 1126,684 1126,0 0,0">
              <text:p/>
            </draw:polygon>
            <draw:polygon draw:style-name="gr121" draw:text-style-name="P42" draw:layer="layout" svg:width="1.125cm" svg:height="0.683cm" svg:x="52.976cm" svg:y="8.829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52.976cm" svg:y="8.763cm">
            <draw:text-box>
              <text:p text:style-name="P2"><text:span text:style-name="T1">E6</text:span></text:p>
            </draw:text-box>
          </draw:frame>
        </draw:g>
        <draw:g>
          <draw:g>
            <draw:polygon draw:style-name="gr120" draw:text-style-name="P42" draw:layer="layout" svg:width="1.125cm" svg:height="0.683cm" svg:x="47.117cm" svg:y="19.568cm" svg:viewBox="0 0 1126 684" draw:points="0,684 1126,684 1126,0 0,0">
              <text:p/>
            </draw:polygon>
            <draw:polygon draw:style-name="gr121" draw:text-style-name="P42" draw:layer="layout" svg:width="1.125cm" svg:height="0.683cm" svg:x="47.117cm" svg:y="19.568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47.117cm" svg:y="19.502cm">
            <draw:text-box>
              <text:p text:style-name="P2"><text:span text:style-name="T1">E15</text:span></text:p>
            </draw:text-box>
          </draw:frame>
        </draw:g>
        <draw:g>
          <draw:g>
            <draw:polygon draw:style-name="gr120" draw:text-style-name="P42" draw:layer="layout" svg:width="1.125cm" svg:height="0.683cm" svg:x="52.976cm" svg:y="16.703cm" svg:viewBox="0 0 1126 684" draw:points="0,684 1126,684 1126,0 0,0">
              <text:p/>
            </draw:polygon>
            <draw:polygon draw:style-name="gr121" draw:text-style-name="P42" draw:layer="layout" svg:width="1.125cm" svg:height="0.683cm" svg:x="52.976cm" svg:y="16.703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52.976cm" svg:y="16.637cm">
            <draw:text-box>
              <text:p text:style-name="P2"><text:span text:style-name="T1">E10</text:span></text:p>
            </draw:text-box>
          </draw:frame>
        </draw:g>
        <draw:g>
          <draw:g>
            <draw:polygon draw:style-name="gr120" draw:text-style-name="P42" draw:layer="layout" svg:width="1.125cm" svg:height="0.683cm" svg:x="52.976cm" svg:y="19.624cm" svg:viewBox="0 0 1126 684" draw:points="0,684 1126,684 1126,0 0,0">
              <text:p/>
            </draw:polygon>
            <draw:polygon draw:style-name="gr121" draw:text-style-name="P42" draw:layer="layout" svg:width="1.125cm" svg:height="0.683cm" svg:x="52.976cm" svg:y="19.624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52.976cm" svg:y="19.558cm">
            <draw:text-box>
              <text:p text:style-name="P2"><text:span text:style-name="T1">E11</text:span></text:p>
            </draw:text-box>
          </draw:frame>
        </draw:g>
        <draw:g>
          <draw:g>
            <draw:polygon draw:style-name="gr120" draw:text-style-name="P42" draw:layer="layout" svg:width="1.125cm" svg:height="0.683cm" svg:x="52.976cm" svg:y="22.493cm" svg:viewBox="0 0 1126 684" draw:points="0,684 1126,684 1126,0 0,0">
              <text:p/>
            </draw:polygon>
            <draw:polygon draw:style-name="gr121" draw:text-style-name="P42" draw:layer="layout" svg:width="1.125cm" svg:height="0.683cm" svg:x="52.976cm" svg:y="22.493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52.976cm" svg:y="22.427cm">
            <draw:text-box>
              <text:p text:style-name="P2"><text:span text:style-name="T1">E12</text:span></text:p>
            </draw:text-box>
          </draw:frame>
        </draw:g>
        <draw:g>
          <draw:g>
            <draw:polygon draw:style-name="gr120" draw:text-style-name="P42" draw:layer="layout" svg:width="1.125cm" svg:height="0.683cm" svg:x="52.959cm" svg:y="25.339cm" svg:viewBox="0 0 1126 684" draw:points="0,684 1126,684 1126,0 0,0">
              <text:p/>
            </draw:polygon>
            <draw:polygon draw:style-name="gr121" draw:text-style-name="P42" draw:layer="layout" svg:width="1.125cm" svg:height="0.683cm" svg:x="52.959cm" svg:y="25.339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52.959cm" svg:y="25.273cm">
            <draw:text-box>
              <text:p text:style-name="P2"><text:span text:style-name="T1">E13</text:span></text:p>
            </draw:text-box>
          </draw:frame>
        </draw:g>
        <draw:g>
          <draw:g>
            <draw:polygon draw:style-name="gr120" draw:text-style-name="P42" draw:layer="layout" svg:width="1.125cm" svg:height="0.683cm" svg:x="47.134cm" svg:y="16.83cm" svg:viewBox="0 0 1126 684" draw:points="0,684 1126,684 1126,0 0,0">
              <text:p/>
            </draw:polygon>
            <draw:polygon draw:style-name="gr121" draw:text-style-name="P42" draw:layer="layout" svg:width="1.125cm" svg:height="0.683cm" svg:x="47.134cm" svg:y="16.83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47.134cm" svg:y="16.764cm">
            <draw:text-box>
              <text:p text:style-name="P2"><text:span text:style-name="T1">E14</text:span></text:p>
            </draw:text-box>
          </draw:frame>
        </draw:g>
        <draw:g>
          <draw:g>
            <draw:polygon draw:style-name="gr120" draw:text-style-name="P42" draw:layer="layout" svg:width="1.125cm" svg:height="0.683cm" svg:x="47.134cm" svg:y="22.418cm" svg:viewBox="0 0 1126 684" draw:points="0,684 1126,684 1126,0 0,0">
              <text:p/>
            </draw:polygon>
            <draw:polygon draw:style-name="gr121" draw:text-style-name="P42" draw:layer="layout" svg:width="1.125cm" svg:height="0.683cm" svg:x="47.134cm" svg:y="22.418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47.134cm" svg:y="22.352cm">
            <draw:text-box>
              <text:p text:style-name="P2"><text:span text:style-name="T1">E16</text:span></text:p>
            </draw:text-box>
          </draw:frame>
        </draw:g>
        <draw:g>
          <draw:g>
            <draw:polygon draw:style-name="gr120" draw:text-style-name="P42" draw:layer="layout" svg:width="1.125cm" svg:height="0.683cm" svg:x="42.054cm" svg:y="22.112cm" svg:viewBox="0 0 1126 684" draw:points="0,684 1126,684 1126,0 0,0">
              <text:p/>
            </draw:polygon>
            <draw:polygon draw:style-name="gr121" draw:text-style-name="P42" draw:layer="layout" svg:width="1.125cm" svg:height="0.683cm" svg:x="42.054cm" svg:y="22.112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42.054cm" svg:y="22.046cm">
            <draw:text-box>
              <text:p text:style-name="P2"><text:span text:style-name="T1">E22</text:span></text:p>
            </draw:text-box>
          </draw:frame>
        </draw:g>
        <draw:g>
          <draw:g>
            <draw:polygon draw:style-name="gr120" draw:text-style-name="P42" draw:layer="layout" svg:width="1.125cm" svg:height="0.683cm" svg:x="40.767cm" svg:y="23.688cm" svg:viewBox="0 0 1126 684" draw:points="0,684 1126,684 1126,0 0,0">
              <text:p/>
            </draw:polygon>
            <draw:polygon draw:style-name="gr121" draw:text-style-name="P42" draw:layer="layout" svg:width="1.125cm" svg:height="0.683cm" svg:x="40.767cm" svg:y="23.688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40.767cm" svg:y="23.622cm">
            <draw:text-box>
              <text:p text:style-name="P2"><text:span text:style-name="T1">E23</text:span></text:p>
            </draw:text-box>
          </draw:frame>
        </draw:g>
        <draw:g>
          <draw:g>
            <draw:polygon draw:style-name="gr120" draw:text-style-name="P42" draw:layer="layout" svg:width="1.125cm" svg:height="0.683cm" svg:x="53.086cm" svg:y="12.587cm" svg:viewBox="0 0 1126 684" draw:points="0,684 1126,684 1126,0 0,0">
              <text:p/>
            </draw:polygon>
            <draw:polygon draw:style-name="gr121" draw:text-style-name="P42" draw:layer="layout" svg:width="1.125cm" svg:height="0.683cm" svg:x="53.086cm" svg:y="12.587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53.086cm" svg:y="12.521cm">
            <draw:text-box>
              <text:p text:style-name="P2"><text:span text:style-name="T1">E9</text:span></text:p>
            </draw:text-box>
          </draw:frame>
        </draw:g>
        <draw:g>
          <draw:g>
            <draw:polygon draw:style-name="gr120" draw:text-style-name="P42" draw:layer="layout" svg:width="1.125cm" svg:height="0.683cm" svg:x="35.069cm" svg:y="18.079cm" svg:viewBox="0 0 1126 684" draw:points="0,684 1126,684 1126,0 0,0">
              <text:p/>
            </draw:polygon>
            <draw:polygon draw:style-name="gr121" draw:text-style-name="P42" draw:layer="layout" svg:width="1.125cm" svg:height="0.683cm" svg:x="35.069cm" svg:y="18.079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35.069cm" svg:y="18.013cm">
            <draw:text-box>
              <text:p text:style-name="P2"><text:span text:style-name="T1">E20</text:span></text:p>
            </draw:text-box>
          </draw:frame>
        </draw:g>
        <draw:g>
          <draw:g>
            <draw:polygon draw:style-name="gr120" draw:text-style-name="P42" draw:layer="layout" svg:width="1.125cm" svg:height="0.683cm" svg:x="35.069cm" svg:y="20.513cm" svg:viewBox="0 0 1126 684" draw:points="0,684 1126,684 1126,0 0,0">
              <text:p/>
            </draw:polygon>
            <draw:polygon draw:style-name="gr121" draw:text-style-name="P42" draw:layer="layout" svg:width="1.125cm" svg:height="0.683cm" svg:x="35.069cm" svg:y="20.513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35.069cm" svg:y="20.447cm">
            <draw:text-box>
              <text:p text:style-name="P2"><text:span text:style-name="T1">E21</text:span></text:p>
            </draw:text-box>
          </draw:frame>
        </draw:g>
        <draw:g>
          <draw:g>
            <draw:polygon draw:style-name="gr120" draw:text-style-name="P42" draw:layer="layout" svg:width="1.125cm" svg:height="0.683cm" svg:x="35.052cm" svg:y="27.371cm" svg:viewBox="0 0 1126 684" draw:points="0,684 1126,684 1126,0 0,0">
              <text:p/>
            </draw:polygon>
            <draw:polygon draw:style-name="gr121" draw:text-style-name="P42" draw:layer="layout" svg:width="1.125cm" svg:height="0.683cm" svg:x="35.052cm" svg:y="27.371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35.052cm" svg:y="27.305cm">
            <draw:text-box>
              <text:p text:style-name="P2"><text:span text:style-name="T1">E24</text:span></text:p>
            </draw:text-box>
          </draw:frame>
        </draw:g>
        <draw:g>
          <draw:g>
            <draw:polygon draw:style-name="gr120" draw:text-style-name="P42" draw:layer="layout" svg:width="1.125cm" svg:height="0.683cm" svg:x="29.354cm" svg:y="26.736cm" svg:viewBox="0 0 1126 684" draw:points="0,684 1126,684 1126,0 0,0">
              <text:p/>
            </draw:polygon>
            <draw:polygon draw:style-name="gr121" draw:text-style-name="P42" draw:layer="layout" svg:width="1.125cm" svg:height="0.683cm" svg:x="29.354cm" svg:y="26.736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29.354cm" svg:y="26.67cm">
            <draw:text-box>
              <text:p text:style-name="P2"><text:span text:style-name="T1">E25</text:span></text:p>
            </draw:text-box>
          </draw:frame>
        </draw:g>
        <draw:g>
          <draw:g>
            <draw:polygon draw:style-name="gr120" draw:text-style-name="P42" draw:layer="layout" svg:width="1.125cm" svg:height="0.683cm" svg:x="29.735cm" svg:y="19.095cm" svg:viewBox="0 0 1126 684" draw:points="0,684 1126,684 1126,0 0,0">
              <text:p/>
            </draw:polygon>
            <draw:polygon draw:style-name="gr121" draw:text-style-name="P42" draw:layer="layout" svg:width="1.125cm" svg:height="0.683cm" svg:x="29.735cm" svg:y="19.095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29.735cm" svg:y="19.029cm">
            <draw:text-box>
              <text:p text:style-name="P2"><text:span text:style-name="T1">E27</text:span></text:p>
            </draw:text-box>
          </draw:frame>
        </draw:g>
        <draw:g>
          <draw:g>
            <draw:polygon draw:style-name="gr120" draw:text-style-name="P42" draw:layer="layout" svg:width="1.125cm" svg:height="0.683cm" svg:x="29.354cm" svg:y="35.88cm" svg:viewBox="0 0 1126 684" draw:points="0,684 1126,684 1126,0 0,0">
              <text:p/>
            </draw:polygon>
            <draw:polygon draw:style-name="gr121" draw:text-style-name="P42" draw:layer="layout" svg:width="1.125cm" svg:height="0.683cm" svg:x="29.354cm" svg:y="35.88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29.354cm" svg:y="35.814cm">
            <draw:text-box>
              <text:p text:style-name="P2"><text:span text:style-name="T1">E26</text:span></text:p>
            </draw:text-box>
          </draw:frame>
        </draw:g>
        <draw:g>
          <draw:g>
            <draw:polygon draw:style-name="gr120" draw:text-style-name="P42" draw:layer="layout" svg:width="1.125cm" svg:height="0.683cm" svg:x="19.829cm" svg:y="25.339cm" svg:viewBox="0 0 1126 684" draw:points="0,684 1126,684 1126,0 0,0">
              <text:p/>
            </draw:polygon>
            <draw:polygon draw:style-name="gr121" draw:text-style-name="P42" draw:layer="layout" svg:width="1.125cm" svg:height="0.683cm" svg:x="19.829cm" svg:y="25.339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19.829cm" svg:y="25.273cm">
            <draw:text-box>
              <text:p text:style-name="P2"><text:span text:style-name="T1">E28</text:span></text:p>
            </draw:text-box>
          </draw:frame>
        </draw:g>
        <draw:g>
          <draw:g>
            <draw:polygon draw:style-name="gr120" draw:text-style-name="P42" draw:layer="layout" svg:width="1.125cm" svg:height="0.683cm" svg:x="19.812cm" svg:y="29.351cm" svg:viewBox="0 0 1126 684" draw:points="0,684 1126,684 1126,0 0,0">
              <text:p/>
            </draw:polygon>
            <draw:polygon draw:style-name="gr121" draw:text-style-name="P42" draw:layer="layout" svg:width="1.125cm" svg:height="0.683cm" svg:x="19.812cm" svg:y="29.351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19.812cm" svg:y="29.285cm">
            <draw:text-box>
              <text:p text:style-name="P2"><text:span text:style-name="T1">E29</text:span></text:p>
            </draw:text-box>
          </draw:frame>
        </draw:g>
        <draw:g>
          <draw:g>
            <draw:polygon draw:style-name="gr120" draw:text-style-name="P42" draw:layer="layout" svg:width="1.125cm" svg:height="0.683cm" svg:x="20.066cm" svg:y="33.086cm" svg:viewBox="0 0 1126 684" draw:points="0,684 1126,684 1126,0 0,0">
              <text:p/>
            </draw:polygon>
            <draw:polygon draw:style-name="gr121" draw:text-style-name="P42" draw:layer="layout" svg:width="1.125cm" svg:height="0.683cm" svg:x="20.066cm" svg:y="33.086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20.066cm" svg:y="33.02cm">
            <draw:text-box>
              <text:p text:style-name="P2"><text:span text:style-name="T1">E30</text:span></text:p>
            </draw:text-box>
          </draw:frame>
        </draw:g>
        <draw:g>
          <draw:g>
            <draw:polygon draw:style-name="gr120" draw:text-style-name="P42" draw:layer="layout" svg:width="1.125cm" svg:height="0.683cm" svg:x="19.829cm" svg:y="36.896cm" svg:viewBox="0 0 1126 684" draw:points="0,684 1126,684 1126,0 0,0">
              <text:p/>
            </draw:polygon>
            <draw:polygon draw:style-name="gr121" draw:text-style-name="P42" draw:layer="layout" svg:width="1.125cm" svg:height="0.683cm" svg:x="19.829cm" svg:y="36.896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19.829cm" svg:y="36.83cm">
            <draw:text-box>
              <text:p text:style-name="P2"><text:span text:style-name="T1">E31</text:span></text:p>
            </draw:text-box>
          </draw:frame>
        </draw:g>
        <draw:g>
          <draw:g>
            <draw:polygon draw:style-name="gr120" draw:text-style-name="P42" draw:layer="layout" svg:width="1.125cm" svg:height="0.683cm" svg:x="2.667cm" svg:y="10.555cm" svg:viewBox="0 0 1126 684" draw:points="0,684 1126,684 1126,0 0,0">
              <text:p/>
            </draw:polygon>
            <draw:polygon draw:style-name="gr121" draw:text-style-name="P42" draw:layer="layout" svg:width="1.125cm" svg:height="0.683cm" svg:x="2.667cm" svg:y="10.555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2.667cm" svg:y="10.489cm">
            <draw:text-box>
              <text:p text:style-name="P2"><text:span text:style-name="T1">E34</text:span></text:p>
            </draw:text-box>
          </draw:frame>
        </draw:g>
        <draw:g>
          <draw:g>
            <draw:polygon draw:style-name="gr120" draw:text-style-name="P42" draw:layer="layout" svg:width="1.125cm" svg:height="0.683cm" svg:x="9.271cm" svg:y="11.496cm" svg:viewBox="0 0 1126 684" draw:points="0,684 1126,684 1126,0 0,0">
              <text:p/>
            </draw:polygon>
            <draw:polygon draw:style-name="gr121" draw:text-style-name="P42" draw:layer="layout" svg:width="1.125cm" svg:height="0.683cm" svg:x="9.271cm" svg:y="11.496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9.271cm" svg:y="11.43cm">
            <draw:text-box>
              <text:p text:style-name="P2"><text:span text:style-name="T1">E32</text:span></text:p>
            </draw:text-box>
          </draw:frame>
        </draw:g>
        <draw:g>
          <draw:g>
            <draw:polygon draw:style-name="gr120" draw:text-style-name="P42" draw:layer="layout" svg:width="1.125cm" svg:height="0.683cm" svg:x="2.54cm" svg:y="25.033cm" svg:viewBox="0 0 1126 684" draw:points="0,684 1126,684 1126,0 0,0">
              <text:p/>
            </draw:polygon>
            <draw:polygon draw:style-name="gr121" draw:text-style-name="P42" draw:layer="layout" svg:width="1.125cm" svg:height="0.683cm" svg:x="2.54cm" svg:y="25.033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2.54cm" svg:y="24.967cm">
            <draw:text-box>
              <text:p text:style-name="P2"><text:span text:style-name="T1">E37</text:span></text:p>
            </draw:text-box>
          </draw:frame>
        </draw:g>
        <draw:g>
          <draw:g>
            <draw:polygon draw:style-name="gr120" draw:text-style-name="P42" draw:layer="layout" svg:width="1.125cm" svg:height="0.683cm" svg:x="8.89cm" svg:y="25.287cm" svg:viewBox="0 0 1126 684" draw:points="0,684 1126,684 1126,0 0,0">
              <text:p/>
            </draw:polygon>
            <draw:polygon draw:style-name="gr121" draw:text-style-name="P42" draw:layer="layout" svg:width="1.125cm" svg:height="0.683cm" svg:x="8.89cm" svg:y="25.287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8.89cm" svg:y="25.221cm">
            <draw:text-box>
              <text:p text:style-name="P2"><text:span text:style-name="T1">E33</text:span></text:p>
            </draw:text-box>
          </draw:frame>
        </draw:g>
        <draw:g>
          <draw:polyline draw:style-name="gr1" draw:text-style-name="P1" draw:layer="layout" svg:width="0.071cm" svg:height="2.141cm" svg:x="43.005cm" svg:y="9.945cm" svg:viewBox="0 0 72 2142" draw:points="0,0 0,1235 72,1235 72,2142">
            <text:p/>
          </draw:polyline>
          <draw:frame draw:style-name="gr2" draw:text-style-name="P3" draw:layer="layout" svg:width="1.996cm" svg:height="1.022cm" svg:x="42.006cm" svg:y="10.546cm">
            <draw:text-box>
              <text:p text:style-name="P2"><text:span text:style-name="T1">Ld</text:span></text:p>
            </draw:text-box>
          </draw:frame>
        </draw:g>
        <draw:g>
          <draw:frame draw:style-name="gr123" draw:text-style-name="P3" draw:layer="layout" svg:width="0.502cm" svg:height="0.903cm" svg:x="28.852cm" svg:y="5.629cm">
            <draw:text-box>
              <text:p text:style-name="P2"><text:span text:style-name="T3"><text:line-break/></text:span><text:span text:style-name="T3"/></text:p>
            </draw:text-box>
          </draw:frame>
        </draw:g>
        <draw:g>
          <draw:g>
            <draw:polygon draw:style-name="gr83" draw:text-style-name="P26" draw:layer="layout" svg:width="3.428cm" svg:height="1.142cm" svg:x="34.925cm" svg:y="11.176cm" svg:viewBox="0 0 3429 1143" draw:points="0,1143 3429,1143 3429,0 0,0">
              <text:p/>
            </draw:polygon>
            <draw:polygon draw:style-name="gr4" draw:text-style-name="P1" draw:layer="layout" svg:width="3.428cm" svg:height="1.142cm" svg:x="34.925cm" svg:y="11.176cm" svg:viewBox="0 0 3429 1143" draw:points="0,1143 3429,1143 3429,0 0,0">
              <text:p/>
            </draw:polygon>
          </draw:g>
          <draw:frame draw:style-name="gr124" draw:text-style-name="P3" draw:layer="layout" svg:width="3.429cm" svg:height="1.142cm" svg:x="34.925cm" svg:y="11.176cm">
            <draw:text-box>
              <text:p text:style-name="P2"><text:span text:style-name="T1">I→lire•id</text:span><text:span text:style-name="T5"><text:line-break/></text:span><text:span text:style-name="T5"/></text:p>
            </draw:text-box>
          </draw:frame>
        </draw:g>
        <draw:g>
          <draw:g>
            <draw:polygon draw:style-name="gr50" draw:text-style-name="P18" draw:layer="layout" svg:width="3.556cm" svg:height="1.189cm" svg:x="34.925cm" svg:y="8.521cm" svg:viewBox="0 0 3557 1190" draw:points="0,1190 3557,1190 3557,0 0,0">
              <text:p/>
            </draw:polygon>
            <draw:polygon draw:style-name="gr4" draw:text-style-name="P1" draw:layer="layout" svg:width="3.556cm" svg:height="1.189cm" svg:x="34.925cm" svg:y="8.521cm" svg:viewBox="0 0 3557 1190" draw:points="0,1190 3557,1190 3557,0 0,0">
              <text:p/>
            </draw:polygon>
          </draw:g>
          <draw:frame draw:style-name="gr119" draw:text-style-name="P3" draw:layer="layout" svg:width="3.555cm" svg:height="2.09cm" svg:x="34.925cm" svg:y="8.07cm">
            <draw:text-box>
              <text:p text:style-name="P2"><text:span text:style-name="T1">I→lire id•</text:span><text:span text:style-name="T1"><text:line-break/></text:span><text:span text:style-name="T1"/></text:p>
            </draw:text-box>
          </draw:frame>
        </draw:g>
        <draw:g>
          <draw:g>
            <draw:polygon draw:style-name="gr120" draw:text-style-name="P42" draw:layer="layout" svg:width="1.125cm" svg:height="0.683cm" svg:x="34.925cm" svg:y="10.428cm" svg:viewBox="0 0 1126 684" draw:points="0,684 1126,684 1126,0 0,0">
              <text:p/>
            </draw:polygon>
            <draw:polygon draw:style-name="gr121" draw:text-style-name="P42" draw:layer="layout" svg:width="1.125cm" svg:height="0.683cm" svg:x="34.925cm" svg:y="10.428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34.925cm" svg:y="10.362cm">
            <draw:text-box>
              <text:p text:style-name="P2"><text:span text:style-name="T1">E18</text:span></text:p>
            </draw:text-box>
          </draw:frame>
        </draw:g>
        <draw:g>
          <draw:g>
            <draw:polygon draw:style-name="gr120" draw:text-style-name="P42" draw:layer="layout" svg:width="1.125cm" svg:height="0.683cm" svg:x="34.942cm" svg:y="7.813cm" svg:viewBox="0 0 1126 684" draw:points="0,684 1126,684 1126,0 0,0">
              <text:p/>
            </draw:polygon>
            <draw:polygon draw:style-name="gr121" draw:text-style-name="P42" draw:layer="layout" svg:width="1.125cm" svg:height="0.683cm" svg:x="34.942cm" svg:y="7.813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34.942cm" svg:y="7.747cm">
            <draw:text-box>
              <text:p text:style-name="P2"><text:span text:style-name="T1">E19</text:span></text:p>
            </draw:text-box>
          </draw:frame>
        </draw:g>
        <draw:g>
          <draw:line draw:style-name="gr6" draw:text-style-name="P1" draw:layer="layout" svg:x1="36.813cm" svg:y1="11.176cm" svg:x2="36.813cm" svg:y2="9.707cm">
            <text:p/>
          </draw:line>
          <draw:frame draw:style-name="gr2" draw:text-style-name="P3" draw:layer="layout" svg:width="1.996cm" svg:height="1.022cm" svg:x="35.814cm" svg:y="9.931cm">
            <draw:text-box>
              <text:p text:style-name="P2"><text:span text:style-name="T1">id</text:span></text:p>
            </draw:text-box>
          </draw:frame>
        </draw:g>
        <draw:g>
          <draw:polyline draw:style-name="gr47" draw:text-style-name="P1" draw:layer="layout" svg:width="2.955cm" svg:height="6.73cm" svg:x="38.354cm" svg:y="6.223cm" svg:viewBox="0 0 2956 6731" draw:points="2956,6731 1525,6731 1525,0 0,0">
            <text:p/>
          </draw:polyline>
          <draw:frame draw:style-name="gr125" draw:text-style-name="P3" draw:layer="layout" svg:width="2.69cm" svg:height="4.506cm" svg:x="38.532cm" svg:y="7.15cm">
            <draw:text-box>
              <text:p text:style-name="P2"><text:span text:style-name="T2">D</text:span></text:p>
            </draw:text-box>
          </draw:frame>
        </draw:g>
        <draw:g>
          <draw:g>
            <draw:polygon draw:style-name="gr83" draw:text-style-name="P26" draw:layer="layout" svg:width="3.428cm" svg:height="1.142cm" svg:x="34.925cm" svg:y="5.588cm" svg:viewBox="0 0 3429 1143" draw:points="0,1143 3429,1143 3429,0 0,0">
              <text:p/>
            </draw:polygon>
            <draw:polygon draw:style-name="gr4" draw:text-style-name="P1" draw:layer="layout" svg:width="3.428cm" svg:height="1.142cm" svg:x="34.925cm" svg:y="5.588cm" svg:viewBox="0 0 3429 1143" draw:points="0,1143 3429,1143 3429,0 0,0">
              <text:p/>
            </draw:polygon>
          </draw:g>
          <draw:frame draw:style-name="gr126" draw:text-style-name="P3" draw:layer="layout" svg:width="3.429cm" svg:height="0.795cm" svg:x="34.925cm" svg:y="5.761cm">
            <draw:text-box>
              <text:p text:style-name="P2"><text:span text:style-name="T1">Ld→Ld D • pvrg</text:span><text:span text:style-name="T5"><text:line-break/></text:span><text:span text:style-name="T5"/></text:p>
            </draw:text-box>
          </draw:frame>
        </draw:g>
        <draw:g>
          <draw:g>
            <draw:polygon draw:style-name="gr120" draw:text-style-name="P42" draw:layer="layout" svg:width="1.125cm" svg:height="0.683cm" svg:x="34.925cm" svg:y="4.84cm" svg:viewBox="0 0 1126 684" draw:points="0,684 1126,684 1126,0 0,0">
              <text:p/>
            </draw:polygon>
            <draw:polygon draw:style-name="gr121" draw:text-style-name="P42" draw:layer="layout" svg:width="1.125cm" svg:height="0.683cm" svg:x="34.925cm" svg:y="4.84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35.025cm" svg:y="4.774cm">
            <draw:text-box>
              <text:p text:style-name="P2"><text:span text:style-name="T1">E38</text:span></text:p>
            </draw:text-box>
          </draw:frame>
        </draw:g>
        <draw:g>
          <draw:line draw:style-name="gr10" draw:text-style-name="P1" draw:layer="layout" svg:x1="34.962cm" svg:y1="6.096cm" svg:x2="32.004cm" svg:y2="6.096cm">
            <text:p/>
          </draw:line>
          <draw:frame draw:style-name="gr127" draw:text-style-name="P3" draw:layer="layout" svg:width="2.783cm" svg:height="1.016cm" svg:x="32.093cm" svg:y="5.588cm">
            <draw:text-box>
              <text:p text:style-name="P2"><text:span text:style-name="T2">pvrg</text:span></text:p>
            </draw:text-box>
          </draw:frame>
        </draw:g>
        <draw:g>
          <draw:g>
            <draw:polygon draw:style-name="gr83" draw:text-style-name="P26" draw:layer="layout" svg:width="3.428cm" svg:height="1.142cm" svg:x="28.575cm" svg:y="5.461cm" svg:viewBox="0 0 3429 1143" draw:points="0,1143 3429,1143 3429,0 0,0">
              <text:p/>
            </draw:polygon>
            <draw:polygon draw:style-name="gr4" draw:text-style-name="P1" draw:layer="layout" svg:width="3.428cm" svg:height="1.142cm" svg:x="28.575cm" svg:y="5.461cm" svg:viewBox="0 0 3429 1143" draw:points="0,1143 3429,1143 3429,0 0,0">
              <text:p/>
            </draw:polygon>
          </draw:g>
          <draw:frame draw:style-name="gr126" draw:text-style-name="P3" draw:layer="layout" svg:width="3.429cm" svg:height="0.795cm" svg:x="28.575cm" svg:y="5.634cm">
            <draw:text-box>
              <text:p text:style-name="P2"><text:span text:style-name="T1">Ld→Ld D pvrg• </text:span><text:span text:style-name="T5"><text:line-break/></text:span><text:span text:style-name="T5"/></text:p>
            </draw:text-box>
          </draw:frame>
        </draw:g>
        <draw:g>
          <draw:g>
            <draw:polygon draw:style-name="gr120" draw:text-style-name="P42" draw:layer="layout" svg:width="1.125cm" svg:height="0.683cm" svg:x="28.448cm" svg:y="4.765cm" svg:viewBox="0 0 1126 684" draw:points="0,684 1126,684 1126,0 0,0">
              <text:p/>
            </draw:polygon>
            <draw:polygon draw:style-name="gr121" draw:text-style-name="P42" draw:layer="layout" svg:width="1.125cm" svg:height="0.683cm" svg:x="28.448cm" svg:y="4.765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28.548cm" svg:y="4.699cm">
            <draw:text-box>
              <text:p text:style-name="P2"><text:span text:style-name="T1">E39</text:span></text:p>
            </draw:text-box>
          </draw:frame>
        </draw:g>
        <draw:g>
          <draw:frame draw:style-name="gr123" draw:text-style-name="P3" draw:layer="layout" svg:width="0.502cm" svg:height="0.903cm" svg:x="20.47cm" svg:y="17.694cm">
            <draw:text-box>
              <text:p text:style-name="P2"><text:span text:style-name="T3"><text:line-break/></text:span><text:span text:style-name="T3"/></text:p>
            </draw:text-box>
          </draw:frame>
        </draw:g>
        <draw:g>
          <draw:g>
            <draw:polygon draw:style-name="gr120" draw:text-style-name="P42" draw:layer="layout" svg:width="1.125cm" svg:height="0.683cm" svg:x="26.543cm" svg:y="16.957cm" svg:viewBox="0 0 1126 684" draw:points="0,684 1126,684 1126,0 0,0">
              <text:p/>
            </draw:polygon>
            <draw:polygon draw:style-name="gr121" draw:text-style-name="P42" draw:layer="layout" svg:width="1.125cm" svg:height="0.683cm" svg:x="26.543cm" svg:y="16.957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26.643cm" svg:y="16.891cm">
            <draw:text-box>
              <text:p text:style-name="P2"><text:span text:style-name="T1">E40</text:span></text:p>
            </draw:text-box>
          </draw:frame>
        </draw:g>
        <draw:g>
          <draw:line draw:style-name="gr10" draw:text-style-name="P1" draw:layer="layout" svg:x1="26.58cm" svg:y1="18.161cm" svg:x2="23.622cm" svg:y2="18.161cm">
            <text:p/>
          </draw:line>
          <draw:frame draw:style-name="gr127" draw:text-style-name="P3" draw:layer="layout" svg:width="2.783cm" svg:height="1.016cm" svg:x="23.711cm" svg:y="17.653cm">
            <draw:text-box>
              <text:p text:style-name="P2"><text:span text:style-name="T2">pvrg</text:span></text:p>
            </draw:text-box>
          </draw:frame>
        </draw:g>
        <draw:g>
          <draw:g>
            <draw:polygon draw:style-name="gr83" draw:text-style-name="P26" draw:layer="layout" svg:width="3.428cm" svg:height="1.142cm" svg:x="20.193cm" svg:y="17.526cm" svg:viewBox="0 0 3429 1143" draw:points="0,1143 3429,1143 3429,0 0,0">
              <text:p/>
            </draw:polygon>
            <draw:polygon draw:style-name="gr4" draw:text-style-name="P1" draw:layer="layout" svg:width="3.428cm" svg:height="1.142cm" svg:x="20.193cm" svg:y="17.526cm" svg:viewBox="0 0 3429 1143" draw:points="0,1143 3429,1143 3429,0 0,0">
              <text:p/>
            </draw:polygon>
          </draw:g>
          <draw:frame draw:style-name="gr126" draw:text-style-name="P3" draw:layer="layout" svg:width="3.429cm" svg:height="0.795cm" svg:x="20.193cm" svg:y="17.699cm">
            <draw:text-box>
              <text:p text:style-name="P2"><text:span text:style-name="T1">Li→Li I pvrg• </text:span><text:span text:style-name="T5"><text:line-break/></text:span><text:span text:style-name="T5"/></text:p>
            </draw:text-box>
          </draw:frame>
        </draw:g>
        <draw:g>
          <draw:g>
            <draw:polygon draw:style-name="gr120" draw:text-style-name="P42" draw:layer="layout" svg:width="1.125cm" svg:height="0.683cm" svg:x="20.066cm" svg:y="16.83cm" svg:viewBox="0 0 1126 684" draw:points="0,684 1126,684 1126,0 0,0">
              <text:p/>
            </draw:polygon>
            <draw:polygon draw:style-name="gr121" draw:text-style-name="P42" draw:layer="layout" svg:width="1.125cm" svg:height="0.683cm" svg:x="20.066cm" svg:y="16.83cm" svg:viewBox="0 0 1126 684" draw:points="0,684 1126,684 1126,0 0,0">
              <text:p/>
            </draw:polygon>
          </draw:g>
          <draw:frame draw:style-name="gr122" draw:text-style-name="P43" draw:layer="layout" svg:width="1.126cm" svg:height="0.814cm" svg:x="20.166cm" svg:y="16.764cm">
            <draw:text-box>
              <text:p text:style-name="P2"><text:span text:style-name="T1">E41</text:span></text:p>
            </draw:text-box>
          </draw:frame>
        </draw:g>
        <draw:g>
          <draw:g>
            <draw:polygon draw:style-name="gr83" draw:text-style-name="P26" draw:layer="layout" svg:width="3.428cm" svg:height="1.142cm" svg:x="26.543cm" svg:y="17.653cm" svg:viewBox="0 0 3429 1143" draw:points="0,1143 3429,1143 3429,0 0,0">
              <text:p/>
            </draw:polygon>
            <draw:polygon draw:style-name="gr4" draw:text-style-name="P1" draw:layer="layout" svg:width="3.428cm" svg:height="1.142cm" svg:x="26.543cm" svg:y="17.653cm" svg:viewBox="0 0 3429 1143" draw:points="0,1143 3429,1143 3429,0 0,0">
              <text:p/>
            </draw:polygon>
          </draw:g>
          <draw:frame draw:style-name="gr126" draw:text-style-name="P3" draw:layer="layout" svg:width="3.429cm" svg:height="0.795cm" svg:x="26.543cm" svg:y="17.826cm">
            <draw:text-box>
              <text:p text:style-name="P2"><text:span text:style-name="T1">Li → Li I • pvrg</text:span><text:span text:style-name="T5"><text:line-break/></text:span><text:span text:style-name="T5"/></text:p>
            </draw:text-box>
          </draw:frame>
        </draw:g>
        <draw:g>
          <draw:polyline draw:style-name="gr47" draw:text-style-name="P1" draw:layer="layout" svg:width="5.079cm" svg:height="2.158cm" draw:transform="rotate (-3.14159265358979) translate (35.0520000000026cm 18.414999999997cm)" svg:viewBox="0 0 5080 2159" draw:points="0,2159 2459,2159 2459,0 5080,0">
            <text:p/>
          </draw:polyline>
          <draw:frame draw:style-name="gr128" draw:text-style-name="P3" draw:layer="layout" svg:width="4.623cm" svg:height="1.445cm" draw:transform="rotate (-3.14159265358979) translate (34.901cm 18.117cm)">
            <draw:text-box>
              <text:p text:style-name="P2"><text:span text:style-name="T2">I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 Math1" svg:font-family="'Cambria Math'"/>
    <style:font-face style:name="Cambria Math" svg:font-family="'Cambria Math'" style:font-pitch="variable"/>
    <style:font-face style:name="Droid Sans1" svg:font-family="'Droid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5f_1" draw:display-name="Gradient_1" draw:style="linear" draw:start-color="#ffffff" draw:end-color="#f0f0f0" draw:start-intensity="100%" draw:end-intensity="100%" draw:angle="0" draw:border="0%"/>
    <draw:gradient draw:name="Gradient_5f_10" draw:display-name="Gradient_10" draw:style="linear" draw:start-color="#ffffff" draw:end-color="#f0f0f0" draw:start-intensity="100%" draw:end-intensity="100%" draw:angle="0" draw:border="0%"/>
    <draw:gradient draw:name="Gradient_5f_11" draw:display-name="Gradient_11" draw:style="linear" draw:start-color="#ffffff" draw:end-color="#f0f0f0" draw:start-intensity="100%" draw:end-intensity="100%" draw:angle="0" draw:border="0%"/>
    <draw:gradient draw:name="Gradient_5f_12" draw:display-name="Gradient_12" draw:style="linear" draw:start-color="#ffffff" draw:end-color="#f0f0f0" draw:start-intensity="100%" draw:end-intensity="100%" draw:angle="0" draw:border="0%"/>
    <draw:gradient draw:name="Gradient_5f_13" draw:display-name="Gradient_13" draw:style="linear" draw:start-color="#ffffff" draw:end-color="#f0f0f0" draw:start-intensity="100%" draw:end-intensity="100%" draw:angle="0" draw:border="0%"/>
    <draw:gradient draw:name="Gradient_5f_14" draw:display-name="Gradient_14" draw:style="linear" draw:start-color="#ffffff" draw:end-color="#f0f0f0" draw:start-intensity="100%" draw:end-intensity="100%" draw:angle="0" draw:border="0%"/>
    <draw:gradient draw:name="Gradient_5f_17" draw:display-name="Gradient_17" draw:style="linear" draw:start-color="#ffffff" draw:end-color="#f0f0f0" draw:start-intensity="100%" draw:end-intensity="100%" draw:angle="0" draw:border="0%"/>
    <draw:gradient draw:name="Gradient_5f_18" draw:display-name="Gradient_18" draw:style="linear" draw:start-color="#ffffff" draw:end-color="#f0f0f0" draw:start-intensity="100%" draw:end-intensity="100%" draw:angle="0" draw:border="0%"/>
    <draw:gradient draw:name="Gradient_5f_19" draw:display-name="Gradient_19" draw:style="linear" draw:start-color="#ffffff" draw:end-color="#f0f0f0" draw:start-intensity="100%" draw:end-intensity="100%" draw:angle="0" draw:border="0%"/>
    <draw:gradient draw:name="Gradient_5f_2" draw:display-name="Gradient_2" draw:style="linear" draw:start-color="#ffffff" draw:end-color="#f0f0f0" draw:start-intensity="100%" draw:end-intensity="100%" draw:angle="0" draw:border="0%"/>
    <draw:gradient draw:name="Gradient_5f_22" draw:display-name="Gradient_22" draw:style="linear" draw:start-color="#ffffff" draw:end-color="#f0f0f0" draw:start-intensity="100%" draw:end-intensity="100%" draw:angle="0" draw:border="0%"/>
    <draw:gradient draw:name="Gradient_5f_23" draw:display-name="Gradient_23" draw:style="linear" draw:start-color="#ffffff" draw:end-color="#f0f0f0" draw:start-intensity="100%" draw:end-intensity="100%" draw:angle="0" draw:border="0%"/>
    <draw:gradient draw:name="Gradient_5f_26" draw:display-name="Gradient_26" draw:style="linear" draw:start-color="#ffffff" draw:end-color="#f0f0f0" draw:start-intensity="100%" draw:end-intensity="100%" draw:angle="0" draw:border="0%"/>
    <draw:gradient draw:name="Gradient_5f_27" draw:display-name="Gradient_27" draw:style="linear" draw:start-color="#ffffff" draw:end-color="#f0f0f0" draw:start-intensity="100%" draw:end-intensity="100%" draw:angle="0" draw:border="0%"/>
    <draw:gradient draw:name="Gradient_5f_3" draw:display-name="Gradient_3" draw:style="linear" draw:start-color="#ffffff" draw:end-color="#f0f0f0" draw:start-intensity="100%" draw:end-intensity="100%" draw:angle="0" draw:border="0%"/>
    <draw:gradient draw:name="Gradient_5f_38" draw:display-name="Gradient_38" draw:style="linear" draw:start-color="#ffffff" draw:end-color="#f0f0f0" draw:start-intensity="100%" draw:end-intensity="100%" draw:angle="0" draw:border="0%"/>
    <draw:gradient draw:name="Gradient_5f_39" draw:display-name="Gradient_39" draw:style="linear" draw:start-color="#ffffff" draw:end-color="#f0f0f0" draw:start-intensity="100%" draw:end-intensity="100%" draw:angle="0" draw:border="0%"/>
    <draw:gradient draw:name="Gradient_5f_4" draw:display-name="Gradient_4" draw:style="linear" draw:start-color="#ffffff" draw:end-color="#f0f0f0" draw:start-intensity="100%" draw:end-intensity="100%" draw:angle="0" draw:border="0%"/>
    <draw:gradient draw:name="Gradient_5f_40" draw:display-name="Gradient_40" draw:style="linear" draw:start-color="#ffffff" draw:end-color="#f0f0f0" draw:start-intensity="100%" draw:end-intensity="100%" draw:angle="0" draw:border="0%"/>
    <draw:gradient draw:name="Gradient_5f_41" draw:display-name="Gradient_41" draw:style="linear" draw:start-color="#ffffff" draw:end-color="#f0f0f0" draw:start-intensity="100%" draw:end-intensity="100%" draw:angle="0" draw:border="0%"/>
    <draw:gradient draw:name="Gradient_5f_42" draw:display-name="Gradient_42" draw:style="linear" draw:start-color="#ffffff" draw:end-color="#f0f0f0" draw:start-intensity="100%" draw:end-intensity="100%" draw:angle="0" draw:border="0%"/>
    <draw:gradient draw:name="Gradient_5f_43" draw:display-name="Gradient_43" draw:style="linear" draw:start-color="#ffffff" draw:end-color="#f0f0f0" draw:start-intensity="100%" draw:end-intensity="100%" draw:angle="0" draw:border="0%"/>
    <draw:gradient draw:name="Gradient_5f_44" draw:display-name="Gradient_44" draw:style="linear" draw:start-color="#e0e6cd" draw:end-color="#d3dcba" draw:start-intensity="100%" draw:end-intensity="100%" draw:angle="0" draw:border="0%"/>
    <draw:gradient draw:name="Gradient_5f_45" draw:display-name="Gradient_45" draw:style="linear" draw:start-color="#e0e6cd" draw:end-color="#d3dcba" draw:start-intensity="100%" draw:end-intensity="100%" draw:angle="0" draw:border="0%"/>
    <draw:gradient draw:name="Gradient_5f_46" draw:display-name="Gradient_46" draw:style="linear" draw:start-color="#ffffff" draw:end-color="#f0f0f0" draw:start-intensity="100%" draw:end-intensity="100%" draw:angle="0" draw:border="0%"/>
    <draw:gradient draw:name="Gradient_5f_47" draw:display-name="Gradient_47" draw:style="linear" draw:start-color="#ffffff" draw:end-color="#f0f0f0" draw:start-intensity="100%" draw:end-intensity="100%" draw:angle="0" draw:border="0%"/>
    <draw:gradient draw:name="Gradient_5f_48" draw:display-name="Gradient_48" draw:style="linear" draw:start-color="#ffffff" draw:end-color="#f0f0f0" draw:start-intensity="100%" draw:end-intensity="100%" draw:angle="0" draw:border="0%"/>
    <draw:gradient draw:name="Gradient_5f_49" draw:display-name="Gradient_49" draw:style="linear" draw:start-color="#ffffff" draw:end-color="#f0f0f0" draw:start-intensity="100%" draw:end-intensity="100%" draw:angle="0" draw:border="0%"/>
    <draw:gradient draw:name="Gradient_5f_5" draw:display-name="Gradient_5" draw:style="linear" draw:start-color="#ffffff" draw:end-color="#f0f0f0" draw:start-intensity="100%" draw:end-intensity="100%" draw:angle="0" draw:border="0%"/>
    <draw:gradient draw:name="Gradient_5f_6" draw:display-name="Gradient_6" draw:style="linear" draw:start-color="#ffffff" draw:end-color="#f0f0f0" draw:start-intensity="100%" draw:end-intensity="100%" draw:angle="0" draw:border="0%"/>
    <draw:gradient draw:name="Gradient_5f_7" draw:display-name="Gradient_7" draw:style="linear" draw:start-color="#ffffff" draw:end-color="#f0f0f0" draw:start-intensity="100%" draw:end-intensity="100%" draw:angle="0" draw:border="0%"/>
    <draw:gradient draw:name="Gradient_5f_8" draw:display-name="Gradient_8" draw:style="linear" draw:start-color="#ffffff" draw:end-color="#f0f0f0" draw:start-intensity="100%" draw:end-intensity="100%" draw:angle="0" draw:border="0%"/>
    <draw:gradient draw:name="Gradient_5f_9" draw:display-name="Gradient_9" draw:style="linear" draw:start-color="#ffffff" draw:end-color="#f0f0f0" draw:start-intensity="100%" draw:end-intensity="100%" draw:angle="0" draw:border="0%"/>
    <draw:marker draw:name="Arrow" svg:viewBox="0 0 20 30" svg:d="M10 0l-10 30h20z"/>
    <draw:marker draw:name="EndMarker_5f_1" draw:display-name="EndMarker_1" svg:viewBox="0 0 20 20" svg:d="M10 0l-10 20c7-3 13-3 20 0z"/>
    <draw:marker draw:name="EndMarker_5f_10" draw:display-name="EndMarker_10" svg:viewBox="0 0 20 20" svg:d="M10 0l-10 20c7-3 13-3 20 0z"/>
    <draw:marker draw:name="EndMarker_5f_11" draw:display-name="EndMarker_11" svg:viewBox="0 0 20 20" svg:d="M10 0l-10 20c7-3 13-3 20 0z"/>
    <draw:marker draw:name="EndMarker_5f_12" draw:display-name="EndMarker_12" svg:viewBox="0 0 20 20" svg:d="M10 0l-10 20c7-3 13-3 20 0z"/>
    <draw:marker draw:name="EndMarker_5f_13" draw:display-name="EndMarker_13" svg:viewBox="0 0 20 20" svg:d="M10 0l-10 20c7-3 13-3 20 0z"/>
    <draw:marker draw:name="EndMarker_5f_14" draw:display-name="EndMarker_14" svg:viewBox="0 0 20 20" svg:d="M10 0l-10 20c7-3 13-3 20 0z"/>
    <draw:marker draw:name="EndMarker_5f_15" draw:display-name="EndMarker_15" svg:viewBox="0 0 20 20" svg:d="M10 0l-10 20c7-3 13-3 20 0z"/>
    <draw:marker draw:name="EndMarker_5f_16" draw:display-name="EndMarker_16" svg:viewBox="0 0 20 20" svg:d="M10 0l-10 20c7-3 13-3 20 0z"/>
    <draw:marker draw:name="EndMarker_5f_17" draw:display-name="EndMarker_17" svg:viewBox="0 0 20 20" svg:d="M10 0l-10 20c7-3 13-3 20 0z"/>
    <draw:marker draw:name="EndMarker_5f_18" draw:display-name="EndMarker_18" svg:viewBox="0 0 20 20" svg:d="M10 0l-10 20c7-3 13-3 20 0z"/>
    <draw:marker draw:name="EndMarker_5f_19" draw:display-name="EndMarker_19" svg:viewBox="0 0 20 20" svg:d="M10 0l-10 20c7-3 13-3 20 0z"/>
    <draw:marker draw:name="EndMarker_5f_2" draw:display-name="EndMarker_2" svg:viewBox="0 0 20 20" svg:d="M10 0l-10 20c7-3 13-3 20 0z"/>
    <draw:marker draw:name="EndMarker_5f_20" draw:display-name="EndMarker_20" svg:viewBox="0 0 20 20" svg:d="M10 0l-10 20c7-3 13-3 20 0z"/>
    <draw:marker draw:name="EndMarker_5f_22" draw:display-name="EndMarker_22" svg:viewBox="0 0 20 20" svg:d="M10 0l-10 20c7-3 13-3 20 0z"/>
    <draw:marker draw:name="EndMarker_5f_23" draw:display-name="EndMarker_23" svg:viewBox="0 0 20 20" svg:d="M10 0l-10 20c7-3 13-3 20 0z"/>
    <draw:marker draw:name="EndMarker_5f_24" draw:display-name="EndMarker_24" svg:viewBox="0 0 20 20" svg:d="M10 0l-10 20c7-3 13-3 20 0z"/>
    <draw:marker draw:name="EndMarker_5f_25" draw:display-name="EndMarker_25" svg:viewBox="0 0 20 20" svg:d="M10 0l-10 20c7-3 13-3 20 0z"/>
    <draw:marker draw:name="EndMarker_5f_26" draw:display-name="EndMarker_26" svg:viewBox="0 0 20 20" svg:d="M10 0l-10 20c7-3 13-3 20 0z"/>
    <draw:marker draw:name="EndMarker_5f_27" draw:display-name="EndMarker_27" svg:viewBox="0 0 20 20" svg:d="M10 0l-10 20c7-3 13-3 20 0z"/>
    <draw:marker draw:name="EndMarker_5f_28" draw:display-name="EndMarker_28" svg:viewBox="0 0 20 20" svg:d="M10 0l-10 20c7-3 13-3 20 0z"/>
    <draw:marker draw:name="EndMarker_5f_29" draw:display-name="EndMarker_29" svg:viewBox="0 0 20 20" svg:d="M10 0l-10 20c7-3 13-3 20 0z"/>
    <draw:marker draw:name="EndMarker_5f_3" draw:display-name="EndMarker_3" svg:viewBox="0 0 20 20" svg:d="M10 0l-10 20c7-3 13-3 20 0z"/>
    <draw:marker draw:name="EndMarker_5f_30" draw:display-name="EndMarker_30" svg:viewBox="0 0 20 20" svg:d="M10 0l-10 20c7-3 13-3 20 0z"/>
    <draw:marker draw:name="EndMarker_5f_31" draw:display-name="EndMarker_31" svg:viewBox="0 0 20 20" svg:d="M10 0l-10 20c7-3 13-3 20 0z"/>
    <draw:marker draw:name="EndMarker_5f_32" draw:display-name="EndMarker_32" svg:viewBox="0 0 20 20" svg:d="M10 0l-10 20c7-3 13-3 20 0z"/>
    <draw:marker draw:name="EndMarker_5f_33" draw:display-name="EndMarker_33" svg:viewBox="0 0 20 20" svg:d="M10 0l-10 20c7-3 13-3 20 0z"/>
    <draw:marker draw:name="EndMarker_5f_34" draw:display-name="EndMarker_34" svg:viewBox="0 0 20 20" svg:d="M10 0l-10 20c7-3 13-3 20 0z"/>
    <draw:marker draw:name="EndMarker_5f_35" draw:display-name="EndMarker_35" svg:viewBox="0 0 20 20" svg:d="M10 0l-10 20c7-3 13-3 20 0z"/>
    <draw:marker draw:name="EndMarker_5f_36" draw:display-name="EndMarker_36" svg:viewBox="0 0 20 20" svg:d="M10 0l-10 20c7-3 13-3 20 0z"/>
    <draw:marker draw:name="EndMarker_5f_4" draw:display-name="EndMarker_4" svg:viewBox="0 0 20 20" svg:d="M10 0l-10 20c7-3 13-3 20 0z"/>
    <draw:marker draw:name="EndMarker_5f_41" draw:display-name="EndMarker_41" svg:viewBox="0 0 20 20" svg:d="M10 0l-10 20c7-3 13-3 20 0z"/>
    <draw:marker draw:name="EndMarker_5f_5" draw:display-name="EndMarker_5" svg:viewBox="0 0 20 20" svg:d="M10 0l-10 20c7-3 13-3 20 0z"/>
    <draw:marker draw:name="EndMarker_5f_6" draw:display-name="EndMarker_6" svg:viewBox="0 0 20 20" svg:d="M10 0l-10 20c7-3 13-3 20 0z"/>
    <draw:marker draw:name="EndMarker_5f_7" draw:display-name="EndMarker_7" svg:viewBox="0 0 20 20" svg:d="M10 0l-10 20c7-3 13-3 20 0z"/>
    <draw:marker draw:name="EndMarker_5f_8" draw:display-name="EndMarker_8" svg:viewBox="0 0 20 20" svg:d="M10 0l-10 20c7-3 13-3 20 0z"/>
    <draw:marker draw:name="EndMarker_5f_9" draw:display-name="EndMarker_9" svg:viewBox="0 0 20 20" svg:d="M10 0l-10 20c7-3 13-3 20 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57.4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24T11:39:01.357890000</dc:date>
    <meta:generator>LibreOffice/4.4.1.2$MacOSX_X86_64 LibreOffice_project/45e2de17089c24a1fa810c8f975a7171ba4cd432</meta:generator>
    <meta:editing-duration>PT3H58S</meta:editing-duration>
    <meta:editing-cycles>9</meta:editing-cycles>
    <meta:document-statistic meta:object-count="649"/>
  </office:meta>
</office:document-meta>
</file>